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4.937cm"/>
    </style:style>
    <style:style style:name="co5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hale from above: Unsorted V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idation Loss</text:p>
          </table:table-cell>
          <table:table-cell table:number-columns-repeated="2"/>
          <table:table-cell office:value-type="string" calcext:value-type="string">
            <text:p>Average percision per clas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52" calcext:value-type="float">
            <text:p>14.52</text:p>
          </table:table-cell>
          <table:table-cell table:number-columns-repeated="2"/>
          <table:table-cell office:value-type="float" office:value="0.0525" calcext:value-type="float">
            <text:p>0.05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office:value-type="float" office:value="0.024" calcext:value-type="float">
            <text:p>0.02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18" calcext:value-type="float">
            <text:p>6.18</text:p>
          </table:table-cell>
          <table:table-cell table:number-columns-repeated="2"/>
          <table:table-cell office:value-type="float" office:value="0.186" calcext:value-type="float">
            <text:p>0.18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29" calcext:value-type="float">
            <text:p>5.29</text:p>
          </table:table-cell>
          <table:table-cell table:number-columns-repeated="2"/>
          <table:table-cell office:value-type="float" office:value="0.352" calcext:value-type="float">
            <text:p>0.35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29" calcext:value-type="float">
            <text:p>5.29</text:p>
          </table:table-cell>
          <table:table-cell table:number-columns-repeated="2"/>
          <table:table-cell office:value-type="float" office:value="0.277" calcext:value-type="float">
            <text:p>0.27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83" calcext:value-type="float">
            <text:p>4.83</text:p>
          </table:table-cell>
          <table:table-cell table:number-columns-repeated="2"/>
          <table:table-cell office:value-type="float" office:value="0.383" calcext:value-type="float">
            <text:p>0.38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27" calcext:value-type="float">
            <text:p>4.27</text:p>
          </table:table-cell>
          <table:table-cell table:number-columns-repeated="2"/>
          <table:table-cell office:value-type="float" office:value="0.404" calcext:value-type="float">
            <text:p>0.40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43" calcext:value-type="float">
            <text:p>4.43</text:p>
          </table:table-cell>
          <table:table-cell table:number-columns-repeated="2"/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Whale_from_above_bilateral_sor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Validation Regression Loss</text:p>
          </table:table-cell>
          <table:table-cell office:value-type="string" calcext:value-type="string">
            <text:p>Validation Classification Loss</text:p>
          </table:table-cell>
          <table:table-cell office:value-type="string" calcext:value-type="string">
            <text:p>Average Precision Per Clas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table:number-columns-repeated="2"/>
          <table:table-cell office:value-type="float" office:value="0.0024" calcext:value-type="float">
            <text:p>0.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3" calcext:value-type="float">
            <text:p>8.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73" calcext:value-type="float">
            <text:p>5.7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59" calcext:value-type="float">
            <text:p>5.5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17" calcext:value-type="float">
            <text:p>7.1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94" calcext:value-type="float">
            <text:p>5.9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9" calcext:value-type="float">
            <text:p>5.5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2" calcext:value-type="float">
            <text:p>5.6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.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37" calcext:value-type="float">
            <text:p>5.3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58" calcext:value-type="float">
            <text:p>5.5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33" calcext:value-type="float">
            <text:p>5.3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38" calcext:value-type="float">
            <text:p>5.3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42" calcext:value-type="float">
            <text:p>5.4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46" calcext:value-type="float">
            <text:p>5.4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54" calcext:value-type="float">
            <text:p>5.5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26" calcext:value-type="float">
            <text:p>5.2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59" calcext:value-type="float">
            <text:p>5.5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24" calcext:value-type="float">
            <text:p>5.2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76" calcext:value-type="float">
            <text:p>5.7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34" calcext:value-type="float">
            <text:p>5.3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44" calcext:value-type="float">
            <text:p>5.4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52" calcext:value-type="float">
            <text:p>5.5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3.6" calcext:value-type="float">
            <text:p>93.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62" calcext:value-type="float">
            <text:p>5.6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56" calcext:value-type="float">
            <text:p>5.5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31" calcext:value-type="float">
            <text:p>5.3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34" calcext:value-type="float">
            <text:p>5.3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46" calcext:value-type="float">
            <text:p>10.4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68" calcext:value-type="float">
            <text:p>8.68</text:p>
          </table:table-cell>
          <table:table-cell table:number-columns-repeated="2"/>
          <table:table-cell office:value-type="float" office:value="0.00807" calcext:value-type="float">
            <text:p>0.0080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.62" calcext:value-type="float">
            <text:p>16.6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16" calcext:value-type="float">
            <text:p>6.1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14" calcext:value-type="float">
            <text:p>8.1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18" calcext:value-type="float">
            <text:p>5.1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27" calcext:value-type="float">
            <text:p>5.2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49" calcext:value-type="float">
            <text:p>5.4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27" calcext:value-type="float">
            <text:p>5.2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39" calcext:value-type="float">
            <text:p>5.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35" calcext:value-type="float">
            <text:p>5.35</text:p>
          </table:table-cell>
          <table:table-cell office:value-type="float" office:value="3.03" calcext:value-type="float">
            <text:p>3.03</text:p>
          </table:table-cell>
          <table:table-cell office:value-type="float" office:value="2.32" calcext:value-type="float">
            <text:p>2.3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48" calcext:value-type="float">
            <text:p>5.4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23" calcext:value-type="float">
            <text:p>5.2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13" calcext:value-type="float">
            <text:p>5.1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45" calcext:value-type="float">
            <text:p>5.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21" calcext:value-type="float">
            <text:p>5.2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36" calcext:value-type="float">
            <text:p>5.3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38" calcext:value-type="float">
            <text:p>5.3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24" calcext:value-type="float">
            <text:p>5.2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16" calcext:value-type="float">
            <text:p>5.16</text:p>
          </table:table-cell>
          <table:table-cell office:value-type="float" office:value="2.84" calcext:value-type="float">
            <text:p>2.84</text:p>
          </table:table-cell>
          <table:table-cell office:value-type="float" office:value="2.32" calcext:value-type="float">
            <text:p>2.32</text:p>
          </table:table-cell>
          <table:table-cell office:value-type="float" office:value="0.0568" calcext:value-type="float">
            <text:p>0.056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36" calcext:value-type="float">
            <text:p>5.36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4" calcext:value-type="float">
            <text:p>5.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53" calcext:value-type="float">
            <text:p>5.5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44" calcext:value-type="float">
            <text:p>5.4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26" calcext:value-type="float">
            <text:p>5.2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38" calcext:value-type="float">
            <text:p>5.3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22" calcext:value-type="float">
            <text:p>5.2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62" calcext:value-type="float">
            <text:p>5.62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48" calcext:value-type="float">
            <text:p>5.48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38" calcext:value-type="float">
            <text:p>5.38</text:p>
          </table:table-cell>
          <table:table-cell office:value-type="float" office:value="3.05" calcext:value-type="float">
            <text:p>3.05</text:p>
          </table:table-cell>
          <table:table-cell office:value-type="float" office:value="2.32" calcext:value-type="float">
            <text:p>2.3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13" calcext:value-type="float">
            <text:p>5.1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13" calcext:value-type="float">
            <text:p>5.1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45" calcext:value-type="float">
            <text:p>5.4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71" calcext:value-type="float">
            <text:p>5.7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.32" calcext:value-type="float">
            <text:p>5.32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.22" calcext:value-type="float">
            <text:p>5.22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49" calcext:value-type="float">
            <text:p>5.4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43" calcext:value-type="float">
            <text:p>5.43</text:p>
          </table:table-cell>
          <table:table-cell office:value-type="float" office:value="3.08" calcext:value-type="float">
            <text:p>3.08</text:p>
          </table:table-cell>
          <table:table-cell office:value-type="float" office:value="2.34" calcext:value-type="float">
            <text:p>2.34</text:p>
          </table:table-cell>
          <table:table-cell office:value-type="float" office:value="0.00509" calcext:value-type="float">
            <text:p>0.0050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1" calcext:value-type="float">
            <text:p>5.1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.3" calcext:value-type="float">
            <text:p>5.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41" calcext:value-type="float">
            <text:p>5.41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28" calcext:value-type="float">
            <text:p>5.28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2" calcext:value-type="float">
            <text:p>5.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.14" calcext:value-type="float">
            <text:p>5.1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34" calcext:value-type="float">
            <text:p>5.3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12" calcext:value-type="float">
            <text:p>5.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1" calcext:value-type="float">
            <text:p>5.1</text:p>
          </table:table-cell>
          <table:table-cell office:value-type="float" office:value="2.79" calcext:value-type="float">
            <text:p>2.79</text:p>
          </table:table-cell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43" calcext:value-type="float">
            <text:p>5.43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22" calcext:value-type="float">
            <text:p>5.2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17" calcext:value-type="float">
            <text:p>5.1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07" calcext:value-type="float">
            <text:p>5.07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.0626" calcext:value-type="float">
            <text:p>0.062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43" calcext:value-type="float">
            <text:p>5.43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56" calcext:value-type="float">
            <text:p>5.5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46" calcext:value-type="float">
            <text:p>5.46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24" calcext:value-type="float">
            <text:p>5.2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17" calcext:value-type="float">
            <text:p>5.1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27" calcext:value-type="float">
            <text:p>5.2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15" calcext:value-type="float">
            <text:p>5.1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34" calcext:value-type="float">
            <text:p>5.34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39" calcext:value-type="float">
            <text:p>5.39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1.37" calcext:value-type="float">
            <text:p>31.37</text:p>
          </table:table-cell>
          <table:table-cell office:value-type="float" office:value="13.94" calcext:value-type="float">
            <text:p>13.94</text:p>
          </table:table-cell>
          <table:table-cell office:value-type="float" office:value="18.18" calcext:value-type="float">
            <text:p>18.1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2" calcext:value-type="float">
            <text:p>5.2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17" calcext:value-type="float">
            <text:p>5.1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17" calcext:value-type="float">
            <text:p>5.17</text:p>
          </table:table-cell>
          <table:table-cell office:value-type="float" office:value="2.77" calcext:value-type="float">
            <text:p>2.77</text:p>
          </table:table-cell>
          <table:table-cell office:value-type="float" office:value="2.4" calcext:value-type="float">
            <text:p>2.4</text:p>
          </table:table-cell>
          <table:table-cell office:value-type="float" office:value="0.0084" calcext:value-type="float">
            <text:p>0.008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ale_from_above_bilateral_unsor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oss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8" calcext:value-type="float">
            <text:p>9.68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04" calcext:value-type="float">
            <text:p>7.04</text:p>
          </table:table-cell>
          <table:table-cell table:number-columns-repeated="2"/>
          <table:table-cell office:value-type="float" office:value="0.00434" calcext:value-type="float">
            <text:p>0.004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9" calcext:value-type="float">
            <text:p>9.3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63" calcext:value-type="float">
            <text:p>6.6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9" calcext:value-type="float">
            <text:p>6.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24" calcext:value-type="float">
            <text:p>6.2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68" calcext:value-type="float">
            <text:p>7.6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24" calcext:value-type="float">
            <text:p>6.2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99" calcext:value-type="float">
            <text:p>7.9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19" calcext:value-type="float">
            <text:p>6.1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2" calcext:value-type="float">
            <text:p>6.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79" calcext:value-type="float">
            <text:p>6.7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1" calcext:value-type="float">
            <text:p>6.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42" calcext:value-type="float">
            <text:p>6.4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1.02" calcext:value-type="float">
            <text:p>331.0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7.49" calcext:value-type="float">
            <text:p>217.4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23.8" calcext:value-type="float">
            <text:p>3523.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1.07" calcext:value-type="float">
            <text:p>241.0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.69" calcext:value-type="float">
            <text:p>201.6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27" calcext:value-type="float">
            <text:p>6.2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8.25" calcext:value-type="float">
            <text:p>208.2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.66" calcext:value-type="float">
            <text:p>63.6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8.6" calcext:value-type="float">
            <text:p>238.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38" calcext:value-type="float">
            <text:p>15.3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15" calcext:value-type="float">
            <text:p>6.1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06" calcext:value-type="float">
            <text:p>6.0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43" calcext:value-type="float">
            <text:p>6.4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61" calcext:value-type="float">
            <text:p>6.6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52" calcext:value-type="float">
            <text:p>6.5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3" calcext:value-type="float">
            <text:p>6.8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67" calcext:value-type="float">
            <text:p>6.6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21" calcext:value-type="float">
            <text:p>6.2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15" calcext:value-type="float">
            <text:p>7.1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62" calcext:value-type="float">
            <text:p>6.6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65" calcext:value-type="float">
            <text:p>6.6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15" calcext:value-type="float">
            <text:p>7.1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63" calcext:value-type="float">
            <text:p>6.6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45" calcext:value-type="float">
            <text:p>6.4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43" calcext:value-type="float">
            <text:p>6.4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05" calcext:value-type="float">
            <text:p>7.0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48" calcext:value-type="float">
            <text:p>6.4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52" calcext:value-type="float">
            <text:p>6.5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62" calcext:value-type="float">
            <text:p>6.6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74" calcext:value-type="float">
            <text:p>6.7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51" calcext:value-type="float">
            <text:p>6.5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29" calcext:value-type="float">
            <text:p>6.2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32" calcext:value-type="float">
            <text:p>6.3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38" calcext:value-type="float">
            <text:p>6.3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57" calcext:value-type="float">
            <text:p>6.57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52" calcext:value-type="float">
            <text:p>6.5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45" calcext:value-type="float">
            <text:p>6.4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39" calcext:value-type="float">
            <text:p>6.3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05" calcext:value-type="float">
            <text:p>7.0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09" calcext:value-type="float">
            <text:p>6.0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38" calcext:value-type="float">
            <text:p>6.3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35" calcext:value-type="float">
            <text:p>6.3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34" calcext:value-type="float">
            <text:p>6.3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82" calcext:value-type="float">
            <text:p>6.8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62" calcext:value-type="float">
            <text:p>6.6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42" calcext:value-type="float">
            <text:p>6.42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.54" calcext:value-type="float">
            <text:p>18.54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18" calcext:value-type="float">
            <text:p>6.1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49" calcext:value-type="float">
            <text:p>6.49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33" calcext:value-type="float">
            <text:p>6.33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.15" calcext:value-type="float">
            <text:p>53.1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48" calcext:value-type="float">
            <text:p>6.48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59" calcext:value-type="float">
            <text:p>6.59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64" calcext:value-type="float">
            <text:p>6.6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51" calcext:value-type="float">
            <text:p>11.5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.7" calcext:value-type="float">
            <text:p>46.7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37" calcext:value-type="float">
            <text:p>6.3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51" calcext:value-type="float">
            <text:p>6.51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48" calcext:value-type="float">
            <text:p>6.4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.01" calcext:value-type="float">
            <text:p>18.01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69" calcext:value-type="float">
            <text:p>7.6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4.14" calcext:value-type="float">
            <text:p>34.1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72" calcext:value-type="float">
            <text:p>6.72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38" calcext:value-type="float">
            <text:p>7.38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57" calcext:value-type="float">
            <text:p>6.57</text:p>
          </table:table-cell>
          <table:table-cell table:number-columns-repeated="2"/>
          <table:table-cell office:value-type="float" office:value="0.00252" calcext:value-type="float">
            <text:p>0.0025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64" calcext:value-type="float">
            <text:p>6.64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59" calcext:value-type="float">
            <text:p>6.59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39" calcext:value-type="float">
            <text:p>6.39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56" calcext:value-type="float">
            <text:p>6.5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72" calcext:value-type="float">
            <text:p>6.7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29" calcext:value-type="float">
            <text:p>6.29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54" calcext:value-type="float">
            <text:p>7.54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43" calcext:value-type="float">
            <text:p>6.4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53" calcext:value-type="float">
            <text:p>6.53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61" calcext:value-type="float">
            <text:p>6.6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39" calcext:value-type="float">
            <text:p>11.3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55" calcext:value-type="float">
            <text:p>6.5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35" calcext:value-type="float">
            <text:p>6.35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.96" calcext:value-type="float">
            <text:p>64.9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76" calcext:value-type="float">
            <text:p>6.7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.4" calcext:value-type="float">
            <text:p>60.4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48" calcext:value-type="float">
            <text:p>6.48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29" calcext:value-type="float">
            <text:p>6.29</text:p>
          </table:table-cell>
          <table:table-cell table:number-columns-repeated="2"/>
          <table:table-cell office:value-type="float" office:value="0.00657" calcext:value-type="float">
            <text:p>0.0065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.91" calcext:value-type="float">
            <text:p>41.91</text:p>
          </table:table-cell>
          <table:table-cell table:number-columns-repeated="2"/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Whale_from_above_sorted_v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Validation Regression Loss</text:p>
          </table:table-cell>
          <table:table-cell office:value-type="string" calcext:value-type="string">
            <text:p>Validation Classification Loss</text:p>
          </table:table-cell>
          <table:table-cell office:value-type="string" calcext:value-type="string">
            <text:p>Average percision per clas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6" calcext:value-type="float">
            <text:p>5.86</text:p>
          </table:table-cell>
          <table:table-cell table:number-columns-repeated="2"/>
          <table:table-cell office:value-type="float" office:value="0.00654" calcext:value-type="float">
            <text:p>0.006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34" calcext:value-type="float">
            <text:p>5.4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95" calcext:value-type="float">
            <text:p>5.59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13" calcext:value-type="float">
            <text:p>5.11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556" calcext:value-type="float">
            <text:p>5.55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0291" calcext:value-type="float">
            <text:p>5.029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32" calcext:value-type="float">
            <text:p>5.13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41" calcext:value-type="float">
            <text:p>5.64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799" calcext:value-type="float">
            <text:p>6.79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495" calcext:value-type="float">
            <text:p>6.49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637" calcext:value-type="float">
            <text:p>5.63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099" calcext:value-type="float">
            <text:p>7.09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987" calcext:value-type="float">
            <text:p>4.98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109" calcext:value-type="float">
            <text:p>5.10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26" calcext:value-type="float">
            <text:p>5.2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12" calcext:value-type="float">
            <text:p>5.1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7907" calcext:value-type="float">
            <text:p>4.790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884" calcext:value-type="float">
            <text:p>4.88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871" calcext:value-type="float">
            <text:p>4.87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161" calcext:value-type="float">
            <text:p>5.16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828" calcext:value-type="float">
            <text:p>4.828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883" calcext:value-type="float">
            <text:p>4.88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998" calcext:value-type="float">
            <text:p>4.99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696" calcext:value-type="float">
            <text:p>4.69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621" calcext:value-type="float">
            <text:p>4.62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48" calcext:value-type="float">
            <text:p>5.4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917" calcext:value-type="float">
            <text:p>4.91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765" calcext:value-type="float">
            <text:p>4.76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919" calcext:value-type="float">
            <text:p>4.91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92" calcext:value-type="float">
            <text:p>5.9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3694" calcext:value-type="float">
            <text:p>5.369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6971" calcext:value-type="float">
            <text:p>5.697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9269" calcext:value-type="float">
            <text:p>4.926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53" calcext:value-type="float">
            <text:p>4.5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637" calcext:value-type="float">
            <text:p>4.63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067" calcext:value-type="float">
            <text:p>5.06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907" calcext:value-type="float">
            <text:p>4.90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693" calcext:value-type="float">
            <text:p>4.69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72" calcext:value-type="float">
            <text:p>4.7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408" calcext:value-type="float">
            <text:p>4.40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675" calcext:value-type="float">
            <text:p>4.675</text:p>
          </table:table-cell>
          <table:table-cell table:number-columns-repeated="2"/>
          <table:table-cell office:value-type="float" office:value="0.211" calcext:value-type="float">
            <text:p>0.21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057" calcext:value-type="float">
            <text:p>5.05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842" calcext:value-type="float">
            <text:p>4.84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529" calcext:value-type="float">
            <text:p>4.52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527" calcext:value-type="float">
            <text:p>4.52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6837" calcext:value-type="float">
            <text:p>4.683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749" calcext:value-type="float">
            <text:p>4.74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418" calcext:value-type="float">
            <text:p>4.41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557" calcext:value-type="float">
            <text:p>4.55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509" calcext:value-type="float">
            <text:p>4.50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4153" calcext:value-type="float">
            <text:p>4.415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442" calcext:value-type="float">
            <text:p>4.44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589" calcext:value-type="float">
            <text:p>4.589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4" calcext:value-type="float">
            <text:p>4.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312" calcext:value-type="float">
            <text:p>4.31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046" calcext:value-type="float">
            <text:p>5.04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282" calcext:value-type="float">
            <text:p>4.28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398" calcext:value-type="float">
            <text:p>4.39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281" calcext:value-type="float">
            <text:p>4.28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746" calcext:value-type="float">
            <text:p>4.74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643" calcext:value-type="float">
            <text:p>4.643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208" calcext:value-type="float">
            <text:p>4.208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.65" calcext:value-type="float">
            <text:p>4.6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682" calcext:value-type="float">
            <text:p>4.68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202" calcext:value-type="float">
            <text:p>4.20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479" calcext:value-type="float">
            <text:p>4.479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2001" calcext:value-type="float">
            <text:p>4.200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426" calcext:value-type="float">
            <text:p>4.42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7279" calcext:value-type="float">
            <text:p>4.7279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119" calcext:value-type="float">
            <text:p>4.11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166" calcext:value-type="float">
            <text:p>4.166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6508" calcext:value-type="float">
            <text:p>4.650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55" calcext:value-type="float">
            <text:p>4.5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499" calcext:value-type="float">
            <text:p>4.49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26" calcext:value-type="float">
            <text:p>4.2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312" calcext:value-type="float">
            <text:p>5.312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411" calcext:value-type="float">
            <text:p>4.41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355" calcext:value-type="float">
            <text:p>4.355</text:p>
          </table:table-cell>
          <table:table-cell office:value-type="float" office:value="1.869" calcext:value-type="float">
            <text:p>1.869</text:p>
          </table:table-cell>
          <table:table-cell office:value-type="float" office:value="2.48" calcext:value-type="float">
            <text:p>2.4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263" calcext:value-type="float">
            <text:p>4.263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394" calcext:value-type="float">
            <text:p>4.39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446" calcext:value-type="float">
            <text:p>4.446</text:p>
          </table:table-cell>
          <table:table-cell table:number-columns-repeated="2"/>
          <table:table-cell office:value-type="float" office:value="0.238" calcext:value-type="float">
            <text:p>0.23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676" calcext:value-type="float">
            <text:p>4.676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665" calcext:value-type="float">
            <text:p>4.665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544" calcext:value-type="float">
            <text:p>4.54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527" calcext:value-type="float">
            <text:p>4.527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43" calcext:value-type="float">
            <text:p>4.43</text:p>
          </table:table-cell>
          <table:table-cell office:value-type="float" office:value="1.915" calcext:value-type="float">
            <text:p>1.915</text:p>
          </table:table-cell>
          <table:table-cell office:value-type="float" office:value="2.519" calcext:value-type="float">
            <text:p>2.519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254" calcext:value-type="float">
            <text:p>5.25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893" calcext:value-type="float">
            <text:p>4.89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503" calcext:value-type="float">
            <text:p>4.50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428" calcext:value-type="float">
            <text:p>4.428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484" calcext:value-type="float">
            <text:p>4.484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757" calcext:value-type="float">
            <text:p>4.75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491" calcext:value-type="float">
            <text:p>4.491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377" calcext:value-type="float">
            <text:p>5.377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3296" calcext:value-type="float">
            <text:p>4.329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547" calcext:value-type="float">
            <text:p>4.547</text:p>
          </table:table-cell>
          <table:table-cell office:value-type="float" office:value="1.9" calcext:value-type="float">
            <text:p>1.9</text:p>
          </table:table-cell>
          <table:table-cell office:value-type="float" office:value="2.64" calcext:value-type="float">
            <text:p>2.6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97" calcext:value-type="float">
            <text:p>4.9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515" calcext:value-type="float">
            <text:p>4.515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992" calcext:value-type="float">
            <text:p>4.992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304" calcext:value-type="float">
            <text:p>4.304</text:p>
          </table:table-cell>
          <table:table-cell table:number-columns-repeated="2"/>
          <table:table-cell office:value-type="float" office:value="0.254" calcext:value-type="float">
            <text:p>0.25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597" calcext:value-type="float">
            <text:p>4.597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0305" calcext:value-type="float">
            <text:p>6.0305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688" calcext:value-type="float">
            <text:p>4.688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4945" calcext:value-type="float">
            <text:p>4.4945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782" calcext:value-type="float">
            <text:p>4.78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129" calcext:value-type="float">
            <text:p>5.129</text:p>
          </table:table-cell>
          <table:table-cell office:value-type="float" office:value="2.42" calcext:value-type="float">
            <text:p>2.42</text:p>
          </table:table-cell>
          <table:table-cell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838" calcext:value-type="float">
            <text:p>4.83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195" calcext:value-type="float">
            <text:p>5.195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879" calcext:value-type="float">
            <text:p>4.879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879" calcext:value-type="float">
            <text:p>4.879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702" calcext:value-type="float">
            <text:p>4.702</text:p>
          </table:table-cell>
          <table:table-cell office:value-type="float" office:value="2.13" calcext:value-type="float">
            <text:p>2.13</text:p>
          </table:table-cell>
          <table:table-cell office:value-type="float" office:value="2.57" calcext:value-type="float">
            <text:p>2.5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755" calcext:value-type="float">
            <text:p>4.755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486" calcext:value-type="float">
            <text:p>4.486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952" calcext:value-type="float">
            <text:p>4.952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.332" calcext:value-type="float">
            <text:p>4.332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268" calcext:value-type="float">
            <text:p>5.268</text:p>
          </table:table-cell>
          <table:table-cell office:value-type="float" office:value="2.47" calcext:value-type="float">
            <text:p>2.47</text:p>
          </table:table-cell>
          <table:table-cell office:value-type="float" office:value="2.79" calcext:value-type="float">
            <text:p>2.79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679" calcext:value-type="float">
            <text:p>4.679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534" calcext:value-type="float">
            <text:p>4.534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744" calcext:value-type="float">
            <text:p>4.744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536" calcext:value-type="float">
            <text:p>4.536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96" calcext:value-type="float">
            <text:p>4.96</text:p>
          </table:table-cell>
          <table:table-cell office:value-type="float" office:value="2.26" calcext:value-type="float">
            <text:p>2.26</text:p>
          </table:table-cell>
          <table:table-cell office:value-type="float" office:value="2.7" calcext:value-type="float">
            <text:p>2.7</text:p>
          </table:table-cell>
          <table:table-cell office:value-type="float" office:value="0.177" calcext:value-type="float">
            <text:p>0.17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505" calcext:value-type="float">
            <text:p>4.505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72" calcext:value-type="float">
            <text:p>4.72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.268" calcext:value-type="float">
            <text:p>5.268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62" calcext:value-type="float">
            <text:p>4.6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646" calcext:value-type="float">
            <text:p>4.646</text:p>
          </table:table-cell>
          <table:table-cell office:value-type="float" office:value="2.06" calcext:value-type="float">
            <text:p>2.06</text:p>
          </table:table-cell>
          <table:table-cell office:value-type="float" office:value="2.58" calcext:value-type="float">
            <text:p>2.58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911" calcext:value-type="float">
            <text:p>4.911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733" calcext:value-type="float">
            <text:p>4.73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8062" calcext:value-type="float">
            <text:p>4.8062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261" calcext:value-type="float">
            <text:p>6.261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508" calcext:value-type="float">
            <text:p>4.508</text:p>
          </table:table-cell>
          <table:table-cell office:value-type="float" office:value="1.95" calcext:value-type="float">
            <text:p>1.95</text:p>
          </table:table-cell>
          <table:table-cell office:value-type="float" office:value="2.55" calcext:value-type="float">
            <text:p>2.5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479" calcext:value-type="float">
            <text:p>4.479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329" calcext:value-type="float">
            <text:p>4.329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92" calcext:value-type="float">
            <text:p>4.92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964" calcext:value-type="float">
            <text:p>4.964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829" calcext:value-type="float">
            <text:p>5.829</text:p>
          </table:table-cell>
          <table:table-cell office:value-type="float" office:value="2.29" calcext:value-type="float">
            <text:p>2.29</text:p>
          </table:table-cell>
          <table:table-cell office:value-type="float" office:value="3.52" calcext:value-type="float">
            <text:p>3.5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6626" calcext:value-type="float">
            <text:p>4.6626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.0898" calcext:value-type="float">
            <text:p>5.0898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867" calcext:value-type="float">
            <text:p>4.867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.045" calcext:value-type="float">
            <text:p>5.045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6" calcext:value-type="float">
            <text:p>4.6</text:p>
          </table:table-cell>
          <table:table-cell office:value-type="float" office:value="1.98" calcext:value-type="float">
            <text:p>1.98</text:p>
          </table:table-cell>
          <table:table-cell office:value-type="float" office:value="2.61" calcext:value-type="float">
            <text:p>2.61</text:p>
          </table:table-cell>
          <table:table-cell office:value-type="float" office:value="0.236" calcext:value-type="float">
            <text:p>0.23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.472" calcext:value-type="float">
            <text:p>5.472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418" calcext:value-type="float">
            <text:p>4.418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9133" calcext:value-type="float">
            <text:p>4.9133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.987" calcext:value-type="float">
            <text:p>5.987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.3327" calcext:value-type="float">
            <text:p>5.3327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898" calcext:value-type="float">
            <text:p>4.898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6997" calcext:value-type="float">
            <text:p>4.6997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1588" calcext:value-type="float">
            <text:p>4.1588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109" calcext:value-type="float">
            <text:p>6.109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479" calcext:value-type="float">
            <text:p>5.479</text:p>
          </table:table-cell>
          <table:table-cell office:value-type="float" office:value="2.14" calcext:value-type="float">
            <text:p>2.14</text:p>
          </table:table-cell>
          <table:table-cell office:value-type="float" office:value="3.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5358" calcext:value-type="float">
            <text:p>4.5358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686" calcext:value-type="float">
            <text:p>4.686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482" calcext:value-type="float">
            <text:p>5.482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.436" calcext:value-type="float">
            <text:p>4.436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.624" calcext:value-type="float">
            <text:p>5.624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169" calcext:value-type="float">
            <text:p>6.169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.162" calcext:value-type="float">
            <text:p>4.162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2095" calcext:value-type="float">
            <text:p>5.2095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768" calcext:value-type="float">
            <text:p>5.768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09" calcext:value-type="float">
            <text:p>5.09</text:p>
          </table:table-cell>
          <table:table-cell office:value-type="float" office:value="1.97" calcext:value-type="float">
            <text:p>1.97</text:p>
          </table:table-cell>
          <table:table-cell office:value-type="float" office:value="3.11" calcext:value-type="float">
            <text:p>3.11</text:p>
          </table:table-cell>
          <table:table-cell office:value-type="float" office:value="0.229" calcext:value-type="float">
            <text:p>0.22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.955" calcext:value-type="float">
            <text:p>5.955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496" calcext:value-type="float">
            <text:p>6.496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946" calcext:value-type="float">
            <text:p>4.946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957" calcext:value-type="float">
            <text:p>5.957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.781" calcext:value-type="float">
            <text:p>5.781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.584" calcext:value-type="float">
            <text:p>5.584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41" calcext:value-type="float">
            <text:p>6.41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.946" calcext:value-type="float">
            <text:p>4.946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305" calcext:value-type="float">
            <text:p>8.305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809" calcext:value-type="float">
            <text:p>6.809</text:p>
          </table:table-cell>
          <table:table-cell office:value-type="float" office:value="2.35" calcext:value-type="float">
            <text:p>2.35</text:p>
          </table:table-cell>
          <table:table-cell office:value-type="float" office:value="4.45" calcext:value-type="float">
            <text:p>4.45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.819" calcext:value-type="float">
            <text:p>4.819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.768" calcext:value-type="float">
            <text:p>7.768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364" calcext:value-type="float">
            <text:p>6.364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.951" calcext:value-type="float">
            <text:p>5.951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341" calcext:value-type="float">
            <text:p>6.341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626" calcext:value-type="float">
            <text:p>6.626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546" calcext:value-type="float">
            <text:p>8.546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343" calcext:value-type="float">
            <text:p>6.343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.524" calcext:value-type="float">
            <text:p>7.524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.1251" calcext:value-type="float">
            <text:p>7.1251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.37" calcext:value-type="float">
            <text:p>7.37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3857" calcext:value-type="float">
            <text:p>6.3857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824" calcext:value-type="float">
            <text:p>6.824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707" calcext:value-type="float">
            <text:p>6.707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5829" calcext:value-type="float">
            <text:p>6.5829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818" calcext:value-type="float">
            <text:p>6.818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767" calcext:value-type="float">
            <text:p>5.767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506" calcext:value-type="float">
            <text:p>6.506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.7286" calcext:value-type="float">
            <text:p>4.7286</text:p>
          </table:table-cell>
          <table:table-cell office:value-type="float" office:value="1.8" calcext:value-type="float">
            <text:p>1.8</text:p>
          </table:table-cell>
          <table:table-cell office:value-type="float" office:value="2.92" calcext:value-type="float">
            <text:p>2.92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e reason this is worse is it is actually relying on finding features for the whakles and not for similar ima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 and Test are independent but only 10 images big and in batches of similar imag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xt step is to add images to test and validati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ale from above: Sorted V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d more valuidation images called new image (21)</text:p>
          </table:table-cell>
          <table:table-cell table:number-columns-repeated="3"/>
          <table:table-cell office:value-type="string" calcext:value-type="string">
            <text:p>Average percision per c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Training Los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74" calcext:value-type="float">
            <text:p>6.574</text:p>
          </table:table-cell>
          <table:table-cell table:number-columns-repeated="2"/>
          <table:table-cell office:value-type="float" office:value="0.0627" calcext:value-type="float">
            <text:p>0.06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44" calcext:value-type="float">
            <text:p>5.44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1807" calcext:value-type="float">
            <text:p>6.180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44" calcext:value-type="float">
            <text:p>5.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45" calcext:value-type="float">
            <text:p>5.74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224" calcext:value-type="float">
            <text:p>5.22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482" calcext:value-type="float">
            <text:p>5.48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" calcext:value-type="float">
            <text:p>5.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467" calcext:value-type="float">
            <text:p>5.46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046" calcext:value-type="float">
            <text:p>6.046</text:p>
          </table:table-cell>
          <table:table-cell table:number-columns-repeated="2"/>
          <table:table-cell office:value-type="float" office:value="0.0195" calcext:value-type="float">
            <text:p>0.019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202" calcext:value-type="float">
            <text:p>5.20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347" calcext:value-type="float">
            <text:p>5.34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1981" calcext:value-type="float">
            <text:p>5.198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87" calcext:value-type="float">
            <text:p>4.8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4482" calcext:value-type="float">
            <text:p>5.448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099" calcext:value-type="float">
            <text:p>5.09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63" calcext:value-type="float">
            <text:p>4.6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712" calcext:value-type="float">
            <text:p>4.71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171" calcext:value-type="float">
            <text:p>5.17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51" calcext:value-type="float">
            <text:p>4.5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19" calcext:value-type="float">
            <text:p>5.19</text:p>
          </table:table-cell>
          <table:table-cell table:number-columns-repeated="2"/>
          <table:table-cell office:value-type="float" office:value="0.1882" calcext:value-type="float">
            <text:p>0.188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846" calcext:value-type="float">
            <text:p>4.84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04" calcext:value-type="float">
            <text:p>5.0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683" calcext:value-type="float">
            <text:p>4.68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452" calcext:value-type="float">
            <text:p>4.45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6301" calcext:value-type="float">
            <text:p>4.630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575" calcext:value-type="float">
            <text:p>4.57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78" calcext:value-type="float">
            <text:p>4.7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57" calcext:value-type="float">
            <text:p>4.55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777" calcext:value-type="float">
            <text:p>4.777</text:p>
          </table:table-cell>
          <table:table-cell office:value-type="float" office:value="4.33" calcext:value-type="float">
            <text:p>4.3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36" calcext:value-type="float">
            <text:p>4.36</text:p>
          </table:table-cell>
          <table:table-cell office:value-type="float" office:value="4.37" calcext:value-type="float">
            <text:p>4.37</text:p>
          </table:table-cell>
          <table:table-cell/>
          <table:table-cell office:value-type="float" office:value="0.2848" calcext:value-type="float">
            <text:p>0.284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45" calcext:value-type="float">
            <text:p>4.45</text:p>
          </table:table-cell>
          <table:table-cell office:value-type="float" office:value="4.02" calcext:value-type="float">
            <text:p>4.0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33" calcext:value-type="float">
            <text:p>4.33</text:p>
          </table:table-cell>
          <table:table-cell office:value-type="float" office:value="4.31" calcext:value-type="float">
            <text:p>4.3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226" calcext:value-type="float">
            <text:p>4.226</text:p>
          </table:table-cell>
          <table:table-cell office:value-type="float" office:value="4.1" calcext:value-type="float">
            <text:p>4.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412" calcext:value-type="float">
            <text:p>4.412</text:p>
          </table:table-cell>
          <table:table-cell office:value-type="float" office:value="3.97" calcext:value-type="float">
            <text:p>3.9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347" calcext:value-type="float">
            <text:p>5.347</text:p>
          </table:table-cell>
          <table:table-cell office:value-type="float" office:value="3.88" calcext:value-type="float">
            <text:p>3.8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039" calcext:value-type="float">
            <text:p>5.03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813" calcext:value-type="float">
            <text:p>4.813</text:p>
          </table:table-cell>
          <table:table-cell office:value-type="float" office:value="3.84" calcext:value-type="float">
            <text:p>3.8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482" calcext:value-type="float">
            <text:p>4.482</text:p>
          </table:table-cell>
          <table:table-cell office:value-type="float" office:value="3.96" calcext:value-type="float">
            <text:p>3.9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893" calcext:value-type="float">
            <text:p>4.893</text:p>
          </table:table-cell>
          <table:table-cell office:value-type="float" office:value="4.13" calcext:value-type="float">
            <text:p>4.1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542" calcext:value-type="float">
            <text:p>4.542</text:p>
          </table:table-cell>
          <table:table-cell office:value-type="float" office:value="4.08" calcext:value-type="float">
            <text:p>4.08</text:p>
          </table:table-cell>
          <table:table-cell/>
          <table:table-cell office:value-type="float" office:value="0.312" calcext:value-type="float">
            <text:p>0.31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4233" calcext:value-type="float">
            <text:p>4.4233</text:p>
          </table:table-cell>
          <table:table-cell office:value-type="float" office:value="4.13" calcext:value-type="float">
            <text:p>4.1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515" calcext:value-type="float">
            <text:p>4.515</text:p>
          </table:table-cell>
          <table:table-cell office:value-type="float" office:value="3.67" calcext:value-type="float">
            <text:p>3.6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367" calcext:value-type="float">
            <text:p>4.367</text:p>
          </table:table-cell>
          <table:table-cell office:value-type="float" office:value="3.79" calcext:value-type="float">
            <text:p>3.79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299" calcext:value-type="float">
            <text:p>4.299</text:p>
          </table:table-cell>
          <table:table-cell office:value-type="float" office:value="3.86" calcext:value-type="float">
            <text:p>3.8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809" calcext:value-type="float">
            <text:p>4.809</text:p>
          </table:table-cell>
          <table:table-cell office:value-type="float" office:value="3.74" calcext:value-type="float">
            <text:p>3.7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182" calcext:value-type="float">
            <text:p>4.182</text:p>
          </table:table-cell>
          <table:table-cell office:value-type="float" office:value="3.63" calcext:value-type="float">
            <text:p>3.6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47" calcext:value-type="float">
            <text:p>4.47</text:p>
          </table:table-cell>
          <table:table-cell office:value-type="float" office:value="3.91" calcext:value-type="float">
            <text:p>3.9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419" calcext:value-type="float">
            <text:p>4.419</text:p>
          </table:table-cell>
          <table:table-cell office:value-type="float" office:value="3.81" calcext:value-type="float">
            <text:p>3.8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47" calcext:value-type="float">
            <text:p>4.47</text:p>
          </table:table-cell>
          <table:table-cell office:value-type="float" office:value="3.52" calcext:value-type="float">
            <text:p>3.5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497" calcext:value-type="float">
            <text:p>4.497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0.325" calcext:value-type="float">
            <text:p>0.32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641" calcext:value-type="float">
            <text:p>4.641</text:p>
          </table:table-cell>
          <table:table-cell office:value-type="float" office:value="3.37" calcext:value-type="float">
            <text:p>3.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221" calcext:value-type="float">
            <text:p>5.221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039" calcext:value-type="float">
            <text:p>5.039</text:p>
          </table:table-cell>
          <table:table-cell office:value-type="float" office:value="3.19" calcext:value-type="float">
            <text:p>3.19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479" calcext:value-type="float">
            <text:p>5.479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12" calcext:value-type="float">
            <text:p>4.1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244" calcext:value-type="float">
            <text:p>4.244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957" calcext:value-type="float">
            <text:p>4.95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171" calcext:value-type="float">
            <text:p>4.17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743" calcext:value-type="float">
            <text:p>4.743</text:p>
          </table:table-cell>
          <table:table-cell office:value-type="float" office:value="3.25" calcext:value-type="float">
            <text:p>3.2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181" calcext:value-type="float">
            <text:p>4.181</text:p>
          </table:table-cell>
          <table:table-cell office:value-type="float" office:value="3.19" calcext:value-type="float">
            <text:p>3.19</text:p>
          </table:table-cell>
          <table:table-cell/>
          <table:table-cell office:value-type="float" office:value="0.436" calcext:value-type="float">
            <text:p>0.43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422" calcext:value-type="float">
            <text:p>4.422</text:p>
          </table:table-cell>
          <table:table-cell office:value-type="float" office:value="3.04" calcext:value-type="float">
            <text:p>3.04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.165" calcext:value-type="float">
            <text:p>4.165</text:p>
          </table:table-cell>
          <table:table-cell office:value-type="float" office:value="3.21" calcext:value-type="float">
            <text:p>3.2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529" calcext:value-type="float">
            <text:p>4.529</text:p>
          </table:table-cell>
          <table:table-cell office:value-type="float" office:value="3.17" calcext:value-type="float">
            <text:p>3.1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492" calcext:value-type="float">
            <text:p>4.492</text:p>
          </table:table-cell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796" calcext:value-type="float">
            <text:p>5.796</text:p>
          </table:table-cell>
          <table:table-cell office:value-type="float" office:value="3.19" calcext:value-type="float">
            <text:p>3.1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314" calcext:value-type="float">
            <text:p>4.314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599" calcext:value-type="float">
            <text:p>4.599</text:p>
          </table:table-cell>
          <table:table-cell office:value-type="float" office:value="3.21" calcext:value-type="float">
            <text:p>3.2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289" calcext:value-type="float">
            <text:p>4.289</text:p>
          </table:table-cell>
          <table:table-cell office:value-type="float" office:value="2.98" calcext:value-type="float">
            <text:p>2.9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0798" calcext:value-type="float">
            <text:p>5.0798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773" calcext:value-type="float">
            <text:p>4.773</text:p>
          </table:table-cell>
          <table:table-cell office:value-type="float" office:value="3.02" calcext:value-type="float">
            <text:p>3.02</text:p>
          </table:table-cell>
          <table:table-cell/>
          <table:table-cell office:value-type="float" office:value="0.2512" calcext:value-type="float">
            <text:p>0.251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922" calcext:value-type="float">
            <text:p>3.922</text:p>
          </table:table-cell>
          <table:table-cell office:value-type="float" office:value="3.07" calcext:value-type="float">
            <text:p>3.07</text:p>
          </table:table-cell>
          <table:table-cell/>
          <table:table-cell office:value-type="float" office:value="0.4466" calcext:value-type="float">
            <text:p>0.446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372" calcext:value-type="float">
            <text:p>4.372</text:p>
          </table:table-cell>
          <table:table-cell office:value-type="float" office:value="3.09" calcext:value-type="float">
            <text:p>3.0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906" calcext:value-type="float">
            <text:p>4.906</text:p>
          </table:table-cell>
          <table:table-cell office:value-type="float" office:value="2.9" calcext:value-type="float">
            <text:p>2.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484" calcext:value-type="float">
            <text:p>4.484</text:p>
          </table:table-cell>
          <table:table-cell office:value-type="float" office:value="2.89" calcext:value-type="float">
            <text:p>2.8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751" calcext:value-type="float">
            <text:p>4.751</text:p>
          </table:table-cell>
          <table:table-cell office:value-type="float" office:value="2.85" calcext:value-type="float">
            <text:p>2.8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044" calcext:value-type="float">
            <text:p>5.044</text:p>
          </table:table-cell>
          <table:table-cell office:value-type="float" office:value="2.87" calcext:value-type="float">
            <text:p>2.8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788" calcext:value-type="float">
            <text:p>4.788</text:p>
          </table:table-cell>
          <table:table-cell office:value-type="float" office:value="2.97" calcext:value-type="float">
            <text:p>2.9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143" calcext:value-type="float">
            <text:p>6.143</text:p>
          </table:table-cell>
          <table:table-cell office:value-type="float" office:value="2.88" calcext:value-type="float">
            <text:p>2.8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162" calcext:value-type="float">
            <text:p>4.162</text:p>
          </table:table-cell>
          <table:table-cell office:value-type="float" office:value="2.73" calcext:value-type="float">
            <text:p>2.7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87" calcext:value-type="float">
            <text:p>4.87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float" office:value="0.312" calcext:value-type="float">
            <text:p>0.31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766" calcext:value-type="float">
            <text:p>4.766</text:p>
          </table:table-cell>
          <table:table-cell office:value-type="float" office:value="2.73" calcext:value-type="float">
            <text:p>2.73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067" calcext:value-type="float">
            <text:p>5.067</text:p>
          </table:table-cell>
          <table:table-cell office:value-type="float" office:value="2.86" calcext:value-type="float">
            <text:p>2.8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626" calcext:value-type="float">
            <text:p>4.626</text:p>
          </table:table-cell>
          <table:table-cell office:value-type="float" office:value="2.73" calcext:value-type="float">
            <text:p>2.7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066" calcext:value-type="float">
            <text:p>4.066</text:p>
          </table:table-cell>
          <table:table-cell office:value-type="float" office:value="2.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392" calcext:value-type="float">
            <text:p>4.392</text:p>
          </table:table-cell>
          <table:table-cell office:value-type="float" office:value="2.9" calcext:value-type="float">
            <text:p>2.9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45" calcext:value-type="float">
            <text:p>4.45</text:p>
          </table:table-cell>
          <table:table-cell office:value-type="float" office:value="2.85" calcext:value-type="float">
            <text:p>2.8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062" calcext:value-type="float">
            <text:p>5.062</text:p>
          </table:table-cell>
          <table:table-cell office:value-type="float" office:value="2.91" calcext:value-type="float">
            <text:p>2.9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423" calcext:value-type="float">
            <text:p>4.423</text:p>
          </table:table-cell>
          <table:table-cell office:value-type="float" office:value="2.85" calcext:value-type="float">
            <text:p>2.8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259" calcext:value-type="float">
            <text:p>5.259</text:p>
          </table:table-cell>
          <table:table-cell office:value-type="float" office:value="2.87" calcext:value-type="float">
            <text:p>2.8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552" calcext:value-type="float">
            <text:p>4.552</text:p>
          </table:table-cell>
          <table:table-cell office:value-type="float" office:value="2.71" calcext:value-type="float">
            <text:p>2.71</text:p>
          </table:table-cell>
          <table:table-cell/>
          <table:table-cell office:value-type="float" office:value="0.321" calcext:value-type="float">
            <text:p>0.32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793" calcext:value-type="float">
            <text:p>4.793</text:p>
          </table:table-cell>
          <table:table-cell office:value-type="float" office:value="2.6" calcext:value-type="float">
            <text:p>2.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296" calcext:value-type="float">
            <text:p>5.296</text:p>
          </table:table-cell>
          <table:table-cell office:value-type="float" office:value="2.76" calcext:value-type="float">
            <text:p>2.76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493" calcext:value-type="float">
            <text:p>5.493</text:p>
          </table:table-cell>
          <table:table-cell office:value-type="float" office:value="2.72" calcext:value-type="float">
            <text:p>2.7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26" calcext:value-type="float">
            <text:p>4.26</text:p>
          </table:table-cell>
          <table:table-cell office:value-type="float" office:value="2.65" calcext:value-type="float">
            <text:p>2.6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125" calcext:value-type="float">
            <text:p>5.125</text:p>
          </table:table-cell>
          <table:table-cell office:value-type="float" office:value="2.88" calcext:value-type="float">
            <text:p>2.8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767" calcext:value-type="float">
            <text:p>4.767</text:p>
          </table:table-cell>
          <table:table-cell office:value-type="float" office:value="3.25" calcext:value-type="float">
            <text:p>3.2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7097" calcext:value-type="float">
            <text:p>5.7097</text:p>
          </table:table-cell>
          <table:table-cell office:value-type="float" office:value="3.19" calcext:value-type="float">
            <text:p>3.1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23" calcext:value-type="float">
            <text:p>4.23</text:p>
          </table:table-cell>
          <table:table-cell office:value-type="float" office:value="3.04" calcext:value-type="float">
            <text:p>3.0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078" calcext:value-type="float">
            <text:p>5.078</text:p>
          </table:table-cell>
          <table:table-cell office:value-type="float" office:value="3.21" calcext:value-type="float">
            <text:p>3.21</text:p>
          </table:table-cell>
          <table:table-cell/>
          <table:table-cell office:value-type="float" office:value="0.293" calcext:value-type="float">
            <text:p>0.29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FA Sorted V2 with Mark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 Loss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Precision per clas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22" calcext:value-type="float">
            <text:p>6.922</text:p>
          </table:table-cell>
          <table:table-cell/>
          <table:table-cell office:value-type="float" office:value="0.0063" calcext:value-type="float">
            <text:p>0.006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25" calcext:value-type="float">
            <text:p>5.9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332" calcext:value-type="float">
            <text:p>7.3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97" calcext:value-type="float">
            <text:p>5.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297" calcext:value-type="float">
            <text:p>6.29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12" calcext:value-type="float">
            <text:p>5.31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419" calcext:value-type="float">
            <text:p>5.41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948" calcext:value-type="float">
            <text:p>6.94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99" calcext:value-type="float">
            <text:p>6.9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657" calcext:value-type="float">
            <text:p>5.65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9212" calcext:value-type="float">
            <text:p>5.9212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732" calcext:value-type="float">
            <text:p>6.732</text:p>
          </table:table-cell>
          <table:table-cell office:value-type="float" office:value="7.15" calcext:value-type="float">
            <text:p>7.1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271" calcext:value-type="float">
            <text:p>6.271</text:p>
          </table:table-cell>
          <table:table-cell office:value-type="float" office:value="6.51" calcext:value-type="float">
            <text:p>6.5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375" calcext:value-type="float">
            <text:p>6.375</text:p>
          </table:table-cell>
          <table:table-cell office:value-type="float" office:value="6.79" calcext:value-type="float">
            <text:p>6.7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339" calcext:value-type="float">
            <text:p>6.339</text:p>
          </table:table-cell>
          <table:table-cell office:value-type="float" office:value="6.25" calcext:value-type="float">
            <text:p>6.2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1524" calcext:value-type="float">
            <text:p>6.1524</text:p>
          </table:table-cell>
          <table:table-cell office:value-type="float" office:value="6.11" calcext:value-type="float">
            <text:p>6.1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759" calcext:value-type="float">
            <text:p>6.759</text:p>
          </table:table-cell>
          <table:table-cell office:value-type="float" office:value="5.98" calcext:value-type="float">
            <text:p>5.9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05" calcext:value-type="float">
            <text:p>7.05</text:p>
          </table:table-cell>
          <table:table-cell office:value-type="float" office:value="5.87" calcext:value-type="float">
            <text:p>5.8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544" calcext:value-type="float">
            <text:p>6.544</text:p>
          </table:table-cell>
          <table:table-cell office:value-type="float" office:value="5.85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203" calcext:value-type="float">
            <text:p>7.203</text:p>
          </table:table-cell>
          <table:table-cell office:value-type="float" office:value="5.83" calcext:value-type="float">
            <text:p>5.8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5.47" calcext:value-type="float">
            <text:p>5.47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843" calcext:value-type="float">
            <text:p>5.843</text:p>
          </table:table-cell>
          <table:table-cell office:value-type="float" office:value="5.63" calcext:value-type="float">
            <text:p>5.6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477" calcext:value-type="float">
            <text:p>5.477</text:p>
          </table:table-cell>
          <table:table-cell office:value-type="float" office:value="5.72" calcext:value-type="float">
            <text:p>5.7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501" calcext:value-type="float">
            <text:p>5.501</text:p>
          </table:table-cell>
          <table:table-cell office:value-type="float" office:value="5.77" calcext:value-type="float">
            <text:p>5.7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477" calcext:value-type="float">
            <text:p>7.477</text:p>
          </table:table-cell>
          <table:table-cell office:value-type="float" office:value="5.55" calcext:value-type="float">
            <text:p>5.5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499" calcext:value-type="float">
            <text:p>5.499</text:p>
          </table:table-cell>
          <table:table-cell office:value-type="float" office:value="5.49" calcext:value-type="float">
            <text:p>5.4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783" calcext:value-type="float">
            <text:p>6.783</text:p>
          </table:table-cell>
          <table:table-cell office:value-type="float" office:value="6.26" calcext:value-type="float">
            <text:p>6.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.995" calcext:value-type="float">
            <text:p>24.995</text:p>
          </table:table-cell>
          <table:table-cell office:value-type="float" office:value="6.07" calcext:value-type="float">
            <text:p>6.0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428" calcext:value-type="float">
            <text:p>5.428</text:p>
          </table:table-cell>
          <table:table-cell office:value-type="float" office:value="6.21" calcext:value-type="float">
            <text:p>6.2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7.4" calcext:value-type="float">
            <text:p>137.4</text:p>
          </table:table-cell>
          <table:table-cell office:value-type="float" office:value="5.91" calcext:value-type="float">
            <text:p>5.9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6128" calcext:value-type="float">
            <text:p>5.6128</text:p>
          </table:table-cell>
          <table:table-cell office:value-type="float" office:value="5.73" calcext:value-type="float">
            <text:p>5.7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665" calcext:value-type="float">
            <text:p>5.665</text:p>
          </table:table-cell>
          <table:table-cell office:value-type="float" office:value="5.6" calcext:value-type="float">
            <text:p>5.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571" calcext:value-type="float">
            <text:p>5.571</text:p>
          </table:table-cell>
          <table:table-cell office:value-type="float" office:value="5.72" calcext:value-type="float">
            <text:p>5.7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623" calcext:value-type="float">
            <text:p>5.623</text:p>
          </table:table-cell>
          <table:table-cell office:value-type="float" office:value="5.65" calcext:value-type="float">
            <text:p>5.6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36" calcext:value-type="float">
            <text:p>5.36</text:p>
          </table:table-cell>
          <table:table-cell office:value-type="float" office:value="5.45" calcext:value-type="float">
            <text:p>5.4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519" calcext:value-type="float">
            <text:p>5.519</text:p>
          </table:table-cell>
          <table:table-cell office:value-type="float" office:value="5.56" calcext:value-type="float">
            <text:p>5.5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645" calcext:value-type="float">
            <text:p>5.645</text:p>
          </table:table-cell>
          <table:table-cell office:value-type="float" office:value="5.51" calcext:value-type="float">
            <text:p>5.5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937" calcext:value-type="float">
            <text:p>5.937</text:p>
          </table:table-cell>
          <table:table-cell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991" calcext:value-type="float">
            <text:p>5.991</text:p>
          </table:table-cell>
          <table:table-cell office:value-type="float" office:value="5.21" calcext:value-type="float">
            <text:p>5.2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578" calcext:value-type="float">
            <text:p>5.578</text:p>
          </table:table-cell>
          <table:table-cell office:value-type="float" office:value="5.56" calcext:value-type="float">
            <text:p>5.5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65" calcext:value-type="float">
            <text:p>5.65</text:p>
          </table:table-cell>
          <table:table-cell office:value-type="float" office:value="5.89" calcext:value-type="float">
            <text:p>5.89</text:p>
          </table:table-cell>
          <table:table-cell office:value-type="float" office:value="0.0048" calcext:value-type="float">
            <text:p>0.004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266" calcext:value-type="float">
            <text:p>5.266</text:p>
          </table:table-cell>
          <table:table-cell office:value-type="float" office:value="5.46" calcext:value-type="float">
            <text:p>5.4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525" calcext:value-type="float">
            <text:p>7.525</text:p>
          </table:table-cell>
          <table:table-cell office:value-type="float" office:value="5.37" calcext:value-type="float">
            <text:p>5.3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29" calcext:value-type="float">
            <text:p>5.29</text:p>
          </table:table-cell>
          <table:table-cell office:value-type="float" office:value="5.53" calcext:value-type="float">
            <text:p>5.5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3688" calcext:value-type="float">
            <text:p>5.3688</text:p>
          </table:table-cell>
          <table:table-cell office:value-type="float" office:value="5.41" calcext:value-type="float">
            <text:p>5.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244" calcext:value-type="float">
            <text:p>5.244</text:p>
          </table:table-cell>
          <table:table-cell office:value-type="float" office:value="5.43" calcext:value-type="float">
            <text:p>5.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259" calcext:value-type="float">
            <text:p>5.259</text:p>
          </table:table-cell>
          <table:table-cell office:value-type="float" office:value="5.21" calcext:value-type="float">
            <text:p>5.2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239" calcext:value-type="float">
            <text:p>5.239</text:p>
          </table:table-cell>
          <table:table-cell office:value-type="float" office:value="5.52" calcext:value-type="float">
            <text:p>5.5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302" calcext:value-type="float">
            <text:p>5.302</text:p>
          </table:table-cell>
          <table:table-cell office:value-type="float" office:value="5.41" calcext:value-type="float">
            <text:p>5.4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142" calcext:value-type="float">
            <text:p>5.142</text:p>
          </table:table-cell>
          <table:table-cell office:value-type="float" office:value="5.41" calcext:value-type="float">
            <text:p>5.4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5071" calcext:value-type="float">
            <text:p>5.5071</text:p>
          </table:table-cell>
          <table:table-cell office:value-type="float" office:value="5.37" calcext:value-type="float">
            <text:p>5.37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376" calcext:value-type="float">
            <text:p>5.376</text:p>
          </table:table-cell>
          <table:table-cell office:value-type="float" office:value="5.24" calcext:value-type="float">
            <text:p>5.24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302" calcext:value-type="float">
            <text:p>5.302</text:p>
          </table:table-cell>
          <table:table-cell office:value-type="float" office:value="5.11" calcext:value-type="float">
            <text:p>5.1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256" calcext:value-type="float">
            <text:p>5.256</text:p>
          </table:table-cell>
          <table:table-cell office:value-type="float" office:value="5.23" calcext:value-type="float">
            <text:p>5.2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67" calcext:value-type="float">
            <text:p>5.67</text:p>
          </table:table-cell>
          <table:table-cell office:value-type="float" office:value="5.23" calcext:value-type="float">
            <text:p>5.2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189" calcext:value-type="float">
            <text:p>5.189</text:p>
          </table:table-cell>
          <table:table-cell office:value-type="float" office:value="5.28" calcext:value-type="float">
            <text:p>5.28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161" calcext:value-type="float">
            <text:p>5.161</text:p>
          </table:table-cell>
          <table:table-cell office:value-type="float" office:value="5.22" calcext:value-type="float">
            <text:p>5.22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2195" calcext:value-type="float">
            <text:p>5.2195</text:p>
          </table:table-cell>
          <table:table-cell office:value-type="float" office:value="5.15" calcext:value-type="float">
            <text:p>5.1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271" calcext:value-type="float">
            <text:p>5.271</text:p>
          </table:table-cell>
          <table:table-cell office:value-type="float" office:value="5.03" calcext:value-type="float">
            <text:p>5.03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18" calcext:value-type="float">
            <text:p>5.18</text:p>
          </table:table-cell>
          <table:table-cell office:value-type="float" office:value="5.25" calcext:value-type="float">
            <text:p>5.2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3" calcext:value-type="float">
            <text:p>5.3</text:p>
          </table:table-cell>
          <table:table-cell office:value-type="float" office:value="5.08" calcext:value-type="float">
            <text:p>5.08</text:p>
          </table:table-cell>
          <table:table-cell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298" calcext:value-type="float">
            <text:p>5.298</text:p>
          </table:table-cell>
          <table:table-cell office:value-type="float" office:value="5.15" calcext:value-type="float">
            <text:p>5.1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355" calcext:value-type="float">
            <text:p>5.355</text:p>
          </table:table-cell>
          <table:table-cell office:value-type="float" office:value="5.17" calcext:value-type="float">
            <text:p>5.17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401" calcext:value-type="float">
            <text:p>5.401</text:p>
          </table:table-cell>
          <table:table-cell office:value-type="float" office:value="4.97" calcext:value-type="float">
            <text:p>4.9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3523" calcext:value-type="float">
            <text:p>5.3523</text:p>
          </table:table-cell>
          <table:table-cell office:value-type="float" office:value="4.87" calcext:value-type="float">
            <text:p>4.8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483" calcext:value-type="float">
            <text:p>5.483</text:p>
          </table:table-cell>
          <table:table-cell office:value-type="float" office:value="5.16" calcext:value-type="float">
            <text:p>5.1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213" calcext:value-type="float">
            <text:p>5.3213</text:p>
          </table:table-cell>
          <table:table-cell office:value-type="float" office:value="4.97" calcext:value-type="float">
            <text:p>4.9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.1975" calcext:value-type="float">
            <text:p>5.1975</text:p>
          </table:table-cell>
          <table:table-cell office:value-type="float" office:value="5.05" calcext:value-type="float">
            <text:p>5.0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.12" calcext:value-type="float">
            <text:p>5.12</text:p>
          </table:table-cell>
          <table:table-cell office:value-type="float" office:value="4.88" calcext:value-type="float">
            <text:p>4.8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207" calcext:value-type="float">
            <text:p>5.207</text:p>
          </table:table-cell>
          <table:table-cell office:value-type="float" office:value="5.12" calcext:value-type="float">
            <text:p>5.1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368" calcext:value-type="float">
            <text:p>5.368</text:p>
          </table:table-cell>
          <table:table-cell office:value-type="float" office:value="4.97" calcext:value-type="float">
            <text:p>4.97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673" calcext:value-type="float">
            <text:p>5.673</text:p>
          </table:table-cell>
          <table:table-cell office:value-type="float" office:value="4.93" calcext:value-type="float">
            <text:p>4.9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.457" calcext:value-type="float">
            <text:p>5.457</text:p>
          </table:table-cell>
          <table:table-cell office:value-type="float" office:value="4.81" calcext:value-type="float">
            <text:p>4.8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.291" calcext:value-type="float">
            <text:p>5.291</text:p>
          </table:table-cell>
          <table:table-cell office:value-type="float" office:value="4.98" calcext:value-type="float">
            <text:p>4.98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174" calcext:value-type="float">
            <text:p>5.174</text:p>
          </table:table-cell>
          <table:table-cell office:value-type="float" office:value="4.97" calcext:value-type="float">
            <text:p>4.9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347" calcext:value-type="float">
            <text:p>5.347</text:p>
          </table:table-cell>
          <table:table-cell office:value-type="float" office:value="4.89" calcext:value-type="float">
            <text:p>4.89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4771" calcext:value-type="float">
            <text:p>5.4771</text:p>
          </table:table-cell>
          <table:table-cell office:value-type="float" office:value="5.14" calcext:value-type="float">
            <text:p>5.1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.5024" calcext:value-type="float">
            <text:p>5.5024</text:p>
          </table:table-cell>
          <table:table-cell office:value-type="float" office:value="4.82" calcext:value-type="float">
            <text:p>4.8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161" calcext:value-type="float">
            <text:p>5.161</text:p>
          </table:table-cell>
          <table:table-cell office:value-type="float" office:value="4.77" calcext:value-type="float">
            <text:p>4.7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414" calcext:value-type="float">
            <text:p>5.414</text:p>
          </table:table-cell>
          <table:table-cell office:value-type="float" office:value="4.94" calcext:value-type="float">
            <text:p>4.9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351" calcext:value-type="float">
            <text:p>5.351</text:p>
          </table:table-cell>
          <table:table-cell office:value-type="float" office:value="4.96" calcext:value-type="float">
            <text:p>4.96</text:p>
          </table:table-cell>
          <table:table-cell office:value-type="float" office:value="0.104" calcext:value-type="float">
            <text:p>0.10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357" calcext:value-type="float">
            <text:p>5.357</text:p>
          </table:table-cell>
          <table:table-cell office:value-type="float" office:value="4.75" calcext:value-type="float">
            <text:p>4.7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422" calcext:value-type="float">
            <text:p>5.422</text:p>
          </table:table-cell>
          <table:table-cell office:value-type="float" office:value="4.7" calcext:value-type="float">
            <text:p>4.7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0746" calcext:value-type="float">
            <text:p>5.0746</text:p>
          </table:table-cell>
          <table:table-cell office:value-type="float" office:value="4.85" calcext:value-type="float">
            <text:p>4.85</text:p>
          </table:table-cell>
          <table:table-cell office:value-type="float" office:value="0.119" calcext:value-type="float">
            <text:p>0.11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097" calcext:value-type="float">
            <text:p>5.097</text:p>
          </table:table-cell>
          <table:table-cell office:value-type="float" office:value="4.93" calcext:value-type="float">
            <text:p>4.93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192" calcext:value-type="float">
            <text:p>5.192</text:p>
          </table:table-cell>
          <table:table-cell office:value-type="float" office:value="4.87" calcext:value-type="float">
            <text:p>4.87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187" calcext:value-type="float">
            <text:p>5.187</text:p>
          </table:table-cell>
          <table:table-cell office:value-type="float" office:value="4.92" calcext:value-type="float">
            <text:p>4.9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3" calcext:value-type="float">
            <text:p>5.3</text:p>
          </table:table-cell>
          <table:table-cell office:value-type="float" office:value="4.91" calcext:value-type="float">
            <text:p>4.9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216" calcext:value-type="float">
            <text:p>5.216</text:p>
          </table:table-cell>
          <table:table-cell office:value-type="float" office:value="4.76" calcext:value-type="float">
            <text:p>4.76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477" calcext:value-type="float">
            <text:p>5.477</text:p>
          </table:table-cell>
          <table:table-cell office:value-type="float" office:value="4.79" calcext:value-type="float">
            <text:p>4.7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672" calcext:value-type="float">
            <text:p>5.672</text:p>
          </table:table-cell>
          <table:table-cell office:value-type="float" office:value="4.91" calcext:value-type="float">
            <text:p>4.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3568" calcext:value-type="float">
            <text:p>5.3568</text:p>
          </table:table-cell>
          <table:table-cell office:value-type="float" office:value="4.84" calcext:value-type="float">
            <text:p>4.8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566" calcext:value-type="float">
            <text:p>5.566</text:p>
          </table:table-cell>
          <table:table-cell office:value-type="float" office:value="4.81" calcext:value-type="float">
            <text:p>4.8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207" calcext:value-type="float">
            <text:p>5.207</text:p>
          </table:table-cell>
          <table:table-cell office:value-type="float" office:value="4.67" calcext:value-type="float">
            <text:p>4.6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281" calcext:value-type="float">
            <text:p>5.281</text:p>
          </table:table-cell>
          <table:table-cell office:value-type="float" office:value="4.73" calcext:value-type="float">
            <text:p>4.73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189" calcext:value-type="float">
            <text:p>5.189</text:p>
          </table:table-cell>
          <table:table-cell office:value-type="float" office:value="4.7" calcext:value-type="float">
            <text:p>4.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1184" calcext:value-type="float">
            <text:p>5.1184</text:p>
          </table:table-cell>
          <table:table-cell office:value-type="float" office:value="4.77" calcext:value-type="float">
            <text:p>4.7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303" calcext:value-type="float">
            <text:p>5.303</text:p>
          </table:table-cell>
          <table:table-cell office:value-type="float" office:value="4.75" calcext:value-type="float">
            <text:p>4.7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256" calcext:value-type="float">
            <text:p>5.256</text:p>
          </table:table-cell>
          <table:table-cell office:value-type="float" office:value="4.66" calcext:value-type="float">
            <text:p>4.6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304" calcext:value-type="float">
            <text:p>5.304</text:p>
          </table:table-cell>
          <table:table-cell office:value-type="float" office:value="4.77" calcext:value-type="float">
            <text:p>4.77</text:p>
          </table:table-cell>
          <table:table-cell office:value-type="float" office:value="0.101" calcext:value-type="float">
            <text:p>0.10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FA Sorted V2 adaptive_thres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 Loss</text:p>
          </table:table-cell>
          <table:table-cell/>
          <table:table-cell office:value-type="string" calcext:value-type="string">
            <text:p>Precision per clas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89" calcext:value-type="float">
            <text:p>5.689</text:p>
          </table:table-cell>
          <table:table-cell/>
          <table:table-cell office:value-type="float" office:value="0.0279" calcext:value-type="float">
            <text:p>0.027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33" calcext:value-type="float">
            <text:p>6.6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42" calcext:value-type="float">
            <text:p>5.3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307" calcext:value-type="float">
            <text:p>5.30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07" calcext:value-type="float">
            <text:p>5.4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484" calcext:value-type="float">
            <text:p>5.48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344" calcext:value-type="float">
            <text:p>5.34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455" calcext:value-type="float">
            <text:p>5.45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827" calcext:value-type="float">
            <text:p>6.82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13" calcext:value-type="float">
            <text:p>5.51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32" calcext:value-type="float">
            <text:p>8.3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976" calcext:value-type="float">
            <text:p>5.97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17" calcext:value-type="float">
            <text:p>7.01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948" calcext:value-type="float">
            <text:p>5.94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816" calcext:value-type="float">
            <text:p>5.81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537" calcext:value-type="float">
            <text:p>5.53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485" calcext:value-type="float">
            <text:p>5.48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803" calcext:value-type="float">
            <text:p>5.80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023" calcext:value-type="float">
            <text:p>6.02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614" calcext:value-type="float">
            <text:p>5.61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519" calcext:value-type="float">
            <text:p>5.51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1771" calcext:value-type="float">
            <text:p>6.177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323" calcext:value-type="float">
            <text:p>5.3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636" calcext:value-type="float">
            <text:p>5.63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346" calcext:value-type="float">
            <text:p>6.34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518" calcext:value-type="float">
            <text:p>5.518</text:p>
          </table:table-cell>
          <table:table-cell/>
          <table:table-cell office:value-type="float" office:value="0.0545" calcext:value-type="float">
            <text:p>0.05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763" calcext:value-type="float">
            <text:p>5.76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894" calcext:value-type="float">
            <text:p>5.89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722" calcext:value-type="float">
            <text:p>5.72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308" calcext:value-type="float">
            <text:p>5.30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09" calcext:value-type="float">
            <text:p>5.80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5646" calcext:value-type="float">
            <text:p>5.564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413" calcext:value-type="float">
            <text:p>5.41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593" calcext:value-type="float">
            <text:p>5.59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441" calcext:value-type="float">
            <text:p>5.44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031" calcext:value-type="float">
            <text:p>6.03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48" calcext:value-type="float">
            <text:p>5.4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5641" calcext:value-type="float">
            <text:p>5.564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4339" calcext:value-type="float">
            <text:p>5.43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477" calcext:value-type="float">
            <text:p>5.47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222" calcext:value-type="float">
            <text:p>5.22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926" calcext:value-type="float">
            <text:p>5.92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4971" calcext:value-type="float">
            <text:p>5.497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577" calcext:value-type="float">
            <text:p>5.57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343" calcext:value-type="float">
            <text:p>5.34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33" calcext:value-type="float">
            <text:p>5.3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252" calcext:value-type="float">
            <text:p>5.25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575" calcext:value-type="float">
            <text:p>5.57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342" calcext:value-type="float">
            <text:p>5.34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117" calcext:value-type="float">
            <text:p>5.117</text:p>
          </table:table-cell>
          <table:table-cell/>
          <table:table-cell office:value-type="float" office:value="0.1198" calcext:value-type="float">
            <text:p>0.1198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279" calcext:value-type="float">
            <text:p>5.27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238" calcext:value-type="float">
            <text:p>5.23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146" calcext:value-type="float">
            <text:p>5.146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288" calcext:value-type="float">
            <text:p>5.288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187" calcext:value-type="float">
            <text:p>5.18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097" calcext:value-type="float">
            <text:p>5.09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098" calcext:value-type="float">
            <text:p>5.09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174" calcext:value-type="float">
            <text:p>5.17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55" calcext:value-type="float">
            <text:p>5.5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3051" calcext:value-type="float">
            <text:p>5.305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272" calcext:value-type="float">
            <text:p>5.272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4042" calcext:value-type="float">
            <text:p>5.404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3784" calcext:value-type="float">
            <text:p>5.378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249" calcext:value-type="float">
            <text:p>5.249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417" calcext:value-type="float">
            <text:p>5.417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09" calcext:value-type="float">
            <text:p>5.309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.6217" calcext:value-type="float">
            <text:p>5.621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.61" calcext:value-type="float">
            <text:p>5.6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561" calcext:value-type="float">
            <text:p>5.561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273" calcext:value-type="float">
            <text:p>5.2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438" calcext:value-type="float">
            <text:p>5.43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.2943" calcext:value-type="float">
            <text:p>5.294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.403" calcext:value-type="float">
            <text:p>5.40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354" calcext:value-type="float">
            <text:p>5.35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32" calcext:value-type="float">
            <text:p>5.32</text:p>
          </table:table-cell>
          <table:table-cell/>
          <table:table-cell office:value-type="float" office:value="0.637" calcext:value-type="float">
            <text:p>0.637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69" calcext:value-type="float">
            <text:p>5.6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0.1406" calcext:value-type="float">
            <text:p>0.140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299" calcext:value-type="float">
            <text:p>5.299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219" calcext:value-type="float">
            <text:p>5.21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132" calcext:value-type="float">
            <text:p>5.132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658" calcext:value-type="float">
            <text:p>5.658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109" calcext:value-type="float">
            <text:p>5.109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1002" calcext:value-type="float">
            <text:p>5.1002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11" calcext:value-type="float">
            <text:p>5.11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184" calcext:value-type="float">
            <text:p>5.184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225" calcext:value-type="float">
            <text:p>5.22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059" calcext:value-type="float">
            <text:p>5.05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211" calcext:value-type="float">
            <text:p>5.21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43" calcext:value-type="float">
            <text:p>5.43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5859" calcext:value-type="float">
            <text:p>5.5859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148" calcext:value-type="float">
            <text:p>5.148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49" calcext:value-type="float">
            <text:p>5.49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205" calcext:value-type="float">
            <text:p>5.205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113" calcext:value-type="float">
            <text:p>5.11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242" calcext:value-type="float">
            <text:p>5.242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187" calcext:value-type="float">
            <text:p>5.18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13" calcext:value-type="float">
            <text:p>5.1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352" calcext:value-type="float">
            <text:p>5.352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261" calcext:value-type="float">
            <text:p>5.261</text:p>
          </table:table-cell>
          <table:table-cell/>
          <table:table-cell office:value-type="float" office:value="0.0815" calcext:value-type="float">
            <text:p>0.0815</text:p>
          </table:table-cell>
          <table:table-cell table:number-columns-repeated="3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7396" calcext:value-type="float">
            <text:p>6.7396</text:p>
          </table:table-cell>
          <table:table-cell table:formula="of:=AVERAGE([.D754:.D774])" office:value-type="float" office:value="6.60132380952381" calcext:value-type="float">
            <text:p>6.60132380952381</text:p>
          </table:table-cell>
          <table:table-cell table:formula="of:=ROUND([.E754];2)" office:value-type="float" office:value="6.6" calcext:value-type="float">
            <text:p>6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7.0213" calcext:value-type="float">
            <text:p>7.0213</text:p>
          </table:table-cell>
          <table:table-cell/>
          <table:table-cell table:formula="of:=ROUND([.E777];2)" office:value-type="float" office:value="7.15" calcext:value-type="float">
            <text:p>7.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6809" calcext:value-type="float">
            <text:p>5.6809</text:p>
          </table:table-cell>
          <table:table-cell/>
          <table:table-cell table:formula="of:=ROUND([.E800];2)" office:value-type="float" office:value="6.51" calcext:value-type="float">
            <text:p>6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0088" calcext:value-type="float">
            <text:p>6.0088</text:p>
          </table:table-cell>
          <table:table-cell/>
          <table:table-cell table:formula="of:=ROUND([.E823];2)" office:value-type="float" office:value="6.79" calcext:value-type="float">
            <text:p>6.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7881" calcext:value-type="float">
            <text:p>5.7881</text:p>
          </table:table-cell>
          <table:table-cell/>
          <table:table-cell table:formula="of:=ROUND([.E846];2)" office:value-type="float" office:value="6.25" calcext:value-type="float">
            <text:p>6.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325" calcext:value-type="float">
            <text:p>8.325</text:p>
          </table:table-cell>
          <table:table-cell/>
          <table:table-cell table:formula="of:=ROUND([.E869];2)" office:value-type="float" office:value="6.11" calcext:value-type="float">
            <text:p>6.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2191" calcext:value-type="float">
            <text:p>5.2191</text:p>
          </table:table-cell>
          <table:table-cell/>
          <table:table-cell table:formula="of:=ROUND([.E892];2)" office:value-type="float" office:value="5.98" calcext:value-type="float">
            <text:p>5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2215" calcext:value-type="float">
            <text:p>6.2215</text:p>
          </table:table-cell>
          <table:table-cell/>
          <table:table-cell table:formula="of:=ROUND([.E915];2)" office:value-type="float" office:value="5.87" calcext:value-type="float">
            <text:p>5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7083" calcext:value-type="float">
            <text:p>5.7083</text:p>
          </table:table-cell>
          <table:table-cell/>
          <table:table-cell table:formula="of:=ROUND([.E938];2)" office:value-type="float" office:value="5.85" calcext:value-type="float">
            <text:p>5.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4199" calcext:value-type="float">
            <text:p>6.4199</text:p>
          </table:table-cell>
          <table:table-cell/>
          <table:table-cell table:formula="of:=ROUND([.E961];2)" office:value-type="float" office:value="5.83" calcext:value-type="float">
            <text:p>5.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9046" calcext:value-type="float">
            <text:p>5.9046</text:p>
          </table:table-cell>
          <table:table-cell/>
          <table:table-cell table:formula="of:=ROUND([.E984];2)" office:value-type="float" office:value="5.47" calcext:value-type="float">
            <text:p>5.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5907" calcext:value-type="float">
            <text:p>6.5907</text:p>
          </table:table-cell>
          <table:table-cell/>
          <table:table-cell table:formula="of:=ROUND([.E1007];2)" office:value-type="float" office:value="5.63" calcext:value-type="float">
            <text:p>5.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8326" calcext:value-type="float">
            <text:p>5.8326</text:p>
          </table:table-cell>
          <table:table-cell/>
          <table:table-cell table:formula="of:=ROUND([.E1030];2)" office:value-type="float" office:value="5.72" calcext:value-type="float">
            <text:p>5.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5761" calcext:value-type="float">
            <text:p>8.5761</text:p>
          </table:table-cell>
          <table:table-cell/>
          <table:table-cell table:formula="of:=ROUND([.E1053];2)" office:value-type="float" office:value="5.77" calcext:value-type="float">
            <text:p>5.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1953" calcext:value-type="float">
            <text:p>6.1953</text:p>
          </table:table-cell>
          <table:table-cell/>
          <table:table-cell table:formula="of:=ROUND([.E1076];2)" office:value-type="float" office:value="5.55" calcext:value-type="float">
            <text:p>5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2959" calcext:value-type="float">
            <text:p>6.2959</text:p>
          </table:table-cell>
          <table:table-cell/>
          <table:table-cell table:formula="of:=ROUND([.E1099];2)" office:value-type="float" office:value="5.49" calcext:value-type="float">
            <text:p>5.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4101" calcext:value-type="float">
            <text:p>5.4101</text:p>
          </table:table-cell>
          <table:table-cell/>
          <table:table-cell table:formula="of:=ROUND([.E1122];2)" office:value-type="float" office:value="6.26" calcext:value-type="float">
            <text:p>6.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0512" calcext:value-type="float">
            <text:p>8.0512</text:p>
          </table:table-cell>
          <table:table-cell/>
          <table:table-cell table:formula="of:=ROUND([.E1145];2)" office:value-type="float" office:value="6.07" calcext:value-type="float">
            <text:p>6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7.7508" calcext:value-type="float">
            <text:p>7.7508</text:p>
          </table:table-cell>
          <table:table-cell/>
          <table:table-cell table:formula="of:=ROUND([.E1168];2)" office:value-type="float" office:value="6.21" calcext:value-type="float">
            <text:p>6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3194" calcext:value-type="float">
            <text:p>8.3194</text:p>
          </table:table-cell>
          <table:table-cell/>
          <table:table-cell table:formula="of:=ROUND([.E1191];2)" office:value-type="float" office:value="5.91" calcext:value-type="float">
            <text:p>5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5686" calcext:value-type="float">
            <text:p>6.5686</text:p>
          </table:table-cell>
          <table:table-cell/>
          <table:table-cell table:formula="of:=ROUND([.E1214];2)" office:value-type="float" office:value="5.73" calcext:value-type="float">
            <text:p>5.7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/>
          <table:table-cell table:formula="of:=ROUND([.E1237];2)" office:value-type="float" office:value="5.6" calcext:value-type="float">
            <text:p>5.6</text:p>
          </table:table-cell>
          <table:table-cell/>
        </table:table-row>
        <table:table-row table:style-name="ro1">
          <table:table-cell table:number-columns-repeated="5"/>
          <table:table-cell table:formula="of:=ROUND([.E1260];2)" office:value-type="float" office:value="5.72" calcext:value-type="float">
            <text:p>5.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515" calcext:value-type="float">
            <text:p>6.8515</text:p>
          </table:table-cell>
          <table:table-cell table:formula="of:=AVERAGE([.D777:.D797])" office:value-type="float" office:value="7.15042857142857" calcext:value-type="float">
            <text:p>7.15042857142857</text:p>
          </table:table-cell>
          <table:table-cell table:formula="of:=ROUND([.E1283];2)" office:value-type="float" office:value="5.65" calcext:value-type="float">
            <text:p>5.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845" calcext:value-type="float">
            <text:p>6.8845</text:p>
          </table:table-cell>
          <table:table-cell/>
          <table:table-cell table:formula="of:=ROUND([.E1306];2)" office:value-type="float" office:value="5.45" calcext:value-type="float">
            <text:p>5.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6131" calcext:value-type="float">
            <text:p>5.6131</text:p>
          </table:table-cell>
          <table:table-cell/>
          <table:table-cell table:formula="of:=ROUND([.E1329];2)" office:value-type="float" office:value="5.56" calcext:value-type="float">
            <text:p>5.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6899" calcext:value-type="float">
            <text:p>5.6899</text:p>
          </table:table-cell>
          <table:table-cell/>
          <table:table-cell table:formula="of:=ROUND([.E1352];2)" office:value-type="float" office:value="5.51" calcext:value-type="float">
            <text:p>5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4259" calcext:value-type="float">
            <text:p>6.4259</text:p>
          </table:table-cell>
          <table:table-cell/>
          <table:table-cell table:formula="of:=ROUND([.E1375];2)" office:value-type="float" office:value="5.4" calcext:value-type="float">
            <text:p>5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2439" calcext:value-type="float">
            <text:p>6.2439</text:p>
          </table:table-cell>
          <table:table-cell/>
          <table:table-cell table:formula="of:=ROUND([.E1398];2)" office:value-type="float" office:value="5.21" calcext:value-type="float">
            <text:p>5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.2872" calcext:value-type="float">
            <text:p>9.2872</text:p>
          </table:table-cell>
          <table:table-cell/>
          <table:table-cell table:formula="of:=ROUND([.E1421];2)" office:value-type="float" office:value="5.56" calcext:value-type="float">
            <text:p>5.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8095" calcext:value-type="float">
            <text:p>5.8095</text:p>
          </table:table-cell>
          <table:table-cell/>
          <table:table-cell table:formula="of:=ROUND([.E1444];2)" office:value-type="float" office:value="5.89" calcext:value-type="float">
            <text:p>5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62" calcext:value-type="float">
            <text:p>6.962</text:p>
          </table:table-cell>
          <table:table-cell/>
          <table:table-cell table:formula="of:=ROUND([.E1467];2)" office:value-type="float" office:value="5.46" calcext:value-type="float">
            <text:p>5.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8347" calcext:value-type="float">
            <text:p>5.8347</text:p>
          </table:table-cell>
          <table:table-cell/>
          <table:table-cell table:formula="of:=ROUND([.E1490];2)" office:value-type="float" office:value="5.37" calcext:value-type="float">
            <text:p>5.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.1077" calcext:value-type="float">
            <text:p>11.1077</text:p>
          </table:table-cell>
          <table:table-cell/>
          <table:table-cell table:formula="of:=ROUND([.E1513];2)" office:value-type="float" office:value="5.53" calcext:value-type="float">
            <text:p>5.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9867" calcext:value-type="float">
            <text:p>5.9867</text:p>
          </table:table-cell>
          <table:table-cell/>
          <table:table-cell table:formula="of:=ROUND([.E1536];2)" office:value-type="float" office:value="5.41" calcext:value-type="float">
            <text:p>5.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2695" calcext:value-type="float">
            <text:p>6.2695</text:p>
          </table:table-cell>
          <table:table-cell/>
          <table:table-cell table:formula="of:=ROUND([.E1559];2)" office:value-type="float" office:value="5.43" calcext:value-type="float">
            <text:p>5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7.3694" calcext:value-type="float">
            <text:p>7.3694</text:p>
          </table:table-cell>
          <table:table-cell/>
          <table:table-cell table:formula="of:=ROUND([.E1582];2)" office:value-type="float" office:value="5.21" calcext:value-type="float">
            <text:p>5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1183" calcext:value-type="float">
            <text:p>6.1183</text:p>
          </table:table-cell>
          <table:table-cell/>
          <table:table-cell table:formula="of:=ROUND([.E1605];2)" office:value-type="float" office:value="5.52" calcext:value-type="float">
            <text:p>5.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8729" calcext:value-type="float">
            <text:p>5.8729</text:p>
          </table:table-cell>
          <table:table-cell/>
          <table:table-cell table:formula="of:=ROUND([.E1628];2)" office:value-type="float" office:value="5.41" calcext:value-type="float">
            <text:p>5.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.4635" calcext:value-type="float">
            <text:p>14.4635</text:p>
          </table:table-cell>
          <table:table-cell/>
          <table:table-cell table:formula="of:=ROUND([.E1651];2)" office:value-type="float" office:value="5.41" calcext:value-type="float">
            <text:p>5.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.6735" calcext:value-type="float">
            <text:p>7.6735</text:p>
          </table:table-cell>
          <table:table-cell/>
          <table:table-cell table:formula="of:=ROUND([.E1674];2)" office:value-type="float" office:value="5.37" calcext:value-type="float">
            <text:p>5.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2755" calcext:value-type="float">
            <text:p>6.2755</text:p>
          </table:table-cell>
          <table:table-cell/>
          <table:table-cell table:formula="of:=ROUND([.E1697];2)" office:value-type="float" office:value="5.24" calcext:value-type="float">
            <text:p>5.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7.0567" calcext:value-type="float">
            <text:p>7.0567</text:p>
          </table:table-cell>
          <table:table-cell/>
          <table:table-cell table:formula="of:=ROUND([.E1720];2)" office:value-type="float" office:value="5.11" calcext:value-type="float">
            <text:p>5.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3631" calcext:value-type="float">
            <text:p>6.3631</text:p>
          </table:table-cell>
          <table:table-cell/>
          <table:table-cell table:formula="of:=ROUND([.E1743];2)" office:value-type="float" office:value="5.23" calcext:value-type="float">
            <text:p>5.2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/>
          <table:table-cell table:formula="of:=ROUND([.E1766];2)" office:value-type="float" office:value="5.23" calcext:value-type="float">
            <text:p>5.23</text:p>
          </table:table-cell>
          <table:table-cell/>
        </table:table-row>
        <table:table-row table:style-name="ro1">
          <table:table-cell table:number-columns-repeated="5"/>
          <table:table-cell table:formula="of:=ROUND([.E1789];2)" office:value-type="float" office:value="5.28" calcext:value-type="float">
            <text:p>5.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9.8324" calcext:value-type="float">
            <text:p>9.8324</text:p>
          </table:table-cell>
          <table:table-cell table:formula="of:=AVERAGE([.D800:.D820])" office:value-type="float" office:value="6.5123" calcext:value-type="float">
            <text:p>6.5123</text:p>
          </table:table-cell>
          <table:table-cell table:formula="of:=ROUND([.E1812];2)" office:value-type="float" office:value="5.22" calcext:value-type="float">
            <text:p>5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284" calcext:value-type="float">
            <text:p>6.8284</text:p>
          </table:table-cell>
          <table:table-cell/>
          <table:table-cell table:formula="of:=ROUND([.E1835];2)" office:value-type="float" office:value="5.15" calcext:value-type="float">
            <text:p>5.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3059" calcext:value-type="float">
            <text:p>5.3059</text:p>
          </table:table-cell>
          <table:table-cell/>
          <table:table-cell table:formula="of:=ROUND([.E1858];2)" office:value-type="float" office:value="5.03" calcext:value-type="float">
            <text:p>5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6933" calcext:value-type="float">
            <text:p>6.6933</text:p>
          </table:table-cell>
          <table:table-cell/>
          <table:table-cell table:formula="of:=ROUND([.E1881];2)" office:value-type="float" office:value="5.25" calcext:value-type="float">
            <text:p>5.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1121" calcext:value-type="float">
            <text:p>5.1121</text:p>
          </table:table-cell>
          <table:table-cell/>
          <table:table-cell table:formula="of:=ROUND([.E1904];2)" office:value-type="float" office:value="5.08" calcext:value-type="float">
            <text:p>5.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7.4496" calcext:value-type="float">
            <text:p>7.4496</text:p>
          </table:table-cell>
          <table:table-cell/>
          <table:table-cell table:formula="of:=ROUND([.E1927];2)" office:value-type="float" office:value="5.15" calcext:value-type="float">
            <text:p>5.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3681" calcext:value-type="float">
            <text:p>8.3681</text:p>
          </table:table-cell>
          <table:table-cell/>
          <table:table-cell table:formula="of:=ROUND([.E1950];2)" office:value-type="float" office:value="5.17" calcext:value-type="float">
            <text:p>5.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.1955" calcext:value-type="float">
            <text:p>9.1955</text:p>
          </table:table-cell>
          <table:table-cell/>
          <table:table-cell table:formula="of:=ROUND([.E1973];2)" office:value-type="float" office:value="4.97" calcext:value-type="float">
            <text:p>4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7.3996" calcext:value-type="float">
            <text:p>7.3996</text:p>
          </table:table-cell>
          <table:table-cell/>
          <table:table-cell table:formula="of:=ROUND([.E1996];2)" office:value-type="float" office:value="4.87" calcext:value-type="float">
            <text:p>4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8079" calcext:value-type="float">
            <text:p>5.8079</text:p>
          </table:table-cell>
          <table:table-cell/>
          <table:table-cell table:formula="of:=ROUND([.E2019];2)" office:value-type="float" office:value="5.16" calcext:value-type="float">
            <text:p>5.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7.946" calcext:value-type="float">
            <text:p>7.946</text:p>
          </table:table-cell>
          <table:table-cell/>
          <table:table-cell table:formula="of:=ROUND([.E2042];2)" office:value-type="float" office:value="4.97" calcext:value-type="float">
            <text:p>4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7846" calcext:value-type="float">
            <text:p>6.7846</text:p>
          </table:table-cell>
          <table:table-cell/>
          <table:table-cell table:formula="of:=ROUND([.E2065];2)" office:value-type="float" office:value="5.05" calcext:value-type="float">
            <text:p>5.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1708" calcext:value-type="float">
            <text:p>5.1708</text:p>
          </table:table-cell>
          <table:table-cell/>
          <table:table-cell table:formula="of:=ROUND([.E2088];2)" office:value-type="float" office:value="4.88" calcext:value-type="float">
            <text:p>4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4888" calcext:value-type="float">
            <text:p>5.4888</text:p>
          </table:table-cell>
          <table:table-cell/>
          <table:table-cell table:formula="of:=ROUND([.E2111];2)" office:value-type="float" office:value="5.12" calcext:value-type="float">
            <text:p>5.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6869" calcext:value-type="float">
            <text:p>5.6869</text:p>
          </table:table-cell>
          <table:table-cell/>
          <table:table-cell table:formula="of:=ROUND([.E2134];2)" office:value-type="float" office:value="4.97" calcext:value-type="float">
            <text:p>4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1834" calcext:value-type="float">
            <text:p>5.1834</text:p>
          </table:table-cell>
          <table:table-cell/>
          <table:table-cell table:formula="of:=ROUND([.E2157];2)" office:value-type="float" office:value="4.93" calcext:value-type="float">
            <text:p>4.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8339" calcext:value-type="float">
            <text:p>5.8339</text:p>
          </table:table-cell>
          <table:table-cell/>
          <table:table-cell table:formula="of:=ROUND([.E2180];2)" office:value-type="float" office:value="4.81" calcext:value-type="float">
            <text:p>4.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7502" calcext:value-type="float">
            <text:p>5.7502</text:p>
          </table:table-cell>
          <table:table-cell/>
          <table:table-cell table:formula="of:=ROUND([.E2203];2)" office:value-type="float" office:value="4.98" calcext:value-type="float">
            <text:p>4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7385" calcext:value-type="float">
            <text:p>5.7385</text:p>
          </table:table-cell>
          <table:table-cell/>
          <table:table-cell table:formula="of:=ROUND([.E2226];2)" office:value-type="float" office:value="4.97" calcext:value-type="float">
            <text:p>4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3865" calcext:value-type="float">
            <text:p>5.3865</text:p>
          </table:table-cell>
          <table:table-cell/>
          <table:table-cell table:formula="of:=ROUND([.E2249];2)" office:value-type="float" office:value="4.89" calcext:value-type="float">
            <text:p>4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7959" calcext:value-type="float">
            <text:p>5.7959</text:p>
          </table:table-cell>
          <table:table-cell/>
          <table:table-cell table:formula="of:=ROUND([.E2272];2)" office:value-type="float" office:value="5.14" calcext:value-type="float">
            <text:p>5.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/>
          <table:table-cell table:formula="of:=ROUND([.E2295];2)" office:value-type="float" office:value="4.82" calcext:value-type="float">
            <text:p>4.82</text:p>
          </table:table-cell>
          <table:table-cell/>
        </table:table-row>
        <table:table-row table:style-name="ro1">
          <table:table-cell table:number-columns-repeated="5"/>
          <table:table-cell table:formula="of:=ROUND([.E2318];2)" office:value-type="float" office:value="4.77" calcext:value-type="float">
            <text:p>4.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7.2385" calcext:value-type="float">
            <text:p>7.2385</text:p>
          </table:table-cell>
          <table:table-cell table:formula="of:=AVERAGE([.D823:.D843])" office:value-type="float" office:value="6.79495714285714" calcext:value-type="float">
            <text:p>6.79495714285714</text:p>
          </table:table-cell>
          <table:table-cell table:formula="of:=ROUND([.E2341];2)" office:value-type="float" office:value="4.94" calcext:value-type="float">
            <text:p>4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894" calcext:value-type="float">
            <text:p>5.894</text:p>
          </table:table-cell>
          <table:table-cell/>
          <table:table-cell table:formula="of:=ROUND([.E2364];2)" office:value-type="float" office:value="4.96" calcext:value-type="float">
            <text:p>4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7212" calcext:value-type="float">
            <text:p>5.7212</text:p>
          </table:table-cell>
          <table:table-cell/>
          <table:table-cell table:formula="of:=ROUND([.E2387];2)" office:value-type="float" office:value="4.75" calcext:value-type="float">
            <text:p>4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3874" calcext:value-type="float">
            <text:p>6.3874</text:p>
          </table:table-cell>
          <table:table-cell/>
          <table:table-cell table:formula="of:=ROUND([.E2410];2)" office:value-type="float" office:value="4.7" calcext:value-type="float">
            <text:p>4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8701" calcext:value-type="float">
            <text:p>5.8701</text:p>
          </table:table-cell>
          <table:table-cell/>
          <table:table-cell table:formula="of:=ROUND([.E2433];2)" office:value-type="float" office:value="4.85" calcext:value-type="float">
            <text:p>4.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46" calcext:value-type="float">
            <text:p>6.846</text:p>
          </table:table-cell>
          <table:table-cell/>
          <table:table-cell table:formula="of:=ROUND([.E2456];2)" office:value-type="float" office:value="4.93" calcext:value-type="float">
            <text:p>4.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2638" calcext:value-type="float">
            <text:p>5.2638</text:p>
          </table:table-cell>
          <table:table-cell/>
          <table:table-cell table:formula="of:=ROUND([.E2479];2)" office:value-type="float" office:value="4.87" calcext:value-type="float">
            <text:p>4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8347" calcext:value-type="float">
            <text:p>8.8347</text:p>
          </table:table-cell>
          <table:table-cell/>
          <table:table-cell table:formula="of:=ROUND([.E2502];2)" office:value-type="float" office:value="4.92" calcext:value-type="float">
            <text:p>4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903" calcext:value-type="float">
            <text:p>6.8903</text:p>
          </table:table-cell>
          <table:table-cell/>
          <table:table-cell table:formula="of:=ROUND([.E2525];2)" office:value-type="float" office:value="4.91" calcext:value-type="float">
            <text:p>4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3857" calcext:value-type="float">
            <text:p>6.3857</text:p>
          </table:table-cell>
          <table:table-cell/>
          <table:table-cell table:formula="of:=ROUND([.E2548];2)" office:value-type="float" office:value="4.76" calcext:value-type="float">
            <text:p>4.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6938" calcext:value-type="float">
            <text:p>8.6938</text:p>
          </table:table-cell>
          <table:table-cell/>
          <table:table-cell table:formula="of:=ROUND([.E2571];2)" office:value-type="float" office:value="4.79" calcext:value-type="float">
            <text:p>4.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8066" calcext:value-type="float">
            <text:p>5.8066</text:p>
          </table:table-cell>
          <table:table-cell/>
          <table:table-cell table:formula="of:=ROUND([.E2594];2)" office:value-type="float" office:value="4.91" calcext:value-type="float">
            <text:p>4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7311" calcext:value-type="float">
            <text:p>5.7311</text:p>
          </table:table-cell>
          <table:table-cell/>
          <table:table-cell table:formula="of:=ROUND([.E2617];2)" office:value-type="float" office:value="4.84" calcext:value-type="float">
            <text:p>4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153" calcext:value-type="float">
            <text:p>6.9153</text:p>
          </table:table-cell>
          <table:table-cell/>
          <table:table-cell table:formula="of:=ROUND([.E2640];2)" office:value-type="float" office:value="4.81" calcext:value-type="float">
            <text:p>4.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4643" calcext:value-type="float">
            <text:p>6.4643</text:p>
          </table:table-cell>
          <table:table-cell/>
          <table:table-cell table:formula="of:=ROUND([.E2663];2)" office:value-type="float" office:value="4.67" calcext:value-type="float">
            <text:p>4.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7.0512" calcext:value-type="float">
            <text:p>7.0512</text:p>
          </table:table-cell>
          <table:table-cell/>
          <table:table-cell table:formula="of:=ROUND([.E2686];2)" office:value-type="float" office:value="4.73" calcext:value-type="float">
            <text:p>4.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3298" calcext:value-type="float">
            <text:p>6.3298</text:p>
          </table:table-cell>
          <table:table-cell/>
          <table:table-cell table:formula="of:=ROUND([.E2709];2)" office:value-type="float" office:value="4.7" calcext:value-type="float">
            <text:p>4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7162" calcext:value-type="float">
            <text:p>6.7162</text:p>
          </table:table-cell>
          <table:table-cell/>
          <table:table-cell table:formula="of:=ROUND([.E2732];2)" office:value-type="float" office:value="4.77" calcext:value-type="float">
            <text:p>4.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7.5422" calcext:value-type="float">
            <text:p>7.5422</text:p>
          </table:table-cell>
          <table:table-cell/>
          <table:table-cell table:formula="of:=ROUND([.E2755];2)" office:value-type="float" office:value="4.75" calcext:value-type="float">
            <text:p>4.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8347" calcext:value-type="float">
            <text:p>8.8347</text:p>
          </table:table-cell>
          <table:table-cell/>
          <table:table-cell table:formula="of:=ROUND([.E2778];2)" office:value-type="float" office:value="4.66" calcext:value-type="float">
            <text:p>4.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7.2772" calcext:value-type="float">
            <text:p>7.2772</text:p>
          </table:table-cell>
          <table:table-cell/>
          <table:table-cell table:formula="of:=ROUND([.E2801];2)" office:value-type="float" office:value="4.77" calcext:value-type="float">
            <text:p>4.7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5915" calcext:value-type="float">
            <text:p>6.5915</text:p>
          </table:table-cell>
          <table:table-cell table:formula="of:=AVERAGE([.D846:.D866])" office:value-type="float" office:value="6.25056666666667" calcext:value-type="float">
            <text:p>6.250566666666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.1976" calcext:value-type="float">
            <text:p>6.19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0552" calcext:value-type="float">
            <text:p>7.05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961" calcext:value-type="float">
            <text:p>5.29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8404" calcext:value-type="float">
            <text:p>9.84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074" calcext:value-type="float">
            <text:p>4.90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8999" calcext:value-type="float">
            <text:p>7.89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029" calcext:value-type="float">
            <text:p>6.10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212" calcext:value-type="float">
            <text:p>5.82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9173" calcext:value-type="float">
            <text:p>6.91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994" calcext:value-type="float">
            <text:p>5.99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3458" calcext:value-type="float">
            <text:p>7.34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827" calcext:value-type="float">
            <text:p>5.58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918" calcext:value-type="float">
            <text:p>5.19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874" calcext:value-type="float">
            <text:p>5.48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73" calcext:value-type="float">
            <text:p>5.1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605" calcext:value-type="float">
            <text:p>4.86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217" calcext:value-type="float">
            <text:p>6.12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379" calcext:value-type="float">
            <text:p>5.73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5194" calcext:value-type="float">
            <text:p>7.51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128" calcext:value-type="float">
            <text:p>5.6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7881" calcext:value-type="float">
            <text:p>6.7881</text:p>
          </table:table-cell>
          <table:table-cell table:formula="of:=AVERAGE([.D869:.D889])" office:value-type="float" office:value="6.10681428571429" calcext:value-type="float">
            <text:p>6.106814285714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.5699" calcext:value-type="float">
            <text:p>7.56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654" calcext:value-type="float">
            <text:p>5.36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353" calcext:value-type="float">
            <text:p>5.93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763" calcext:value-type="float">
            <text:p>5.67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4428" calcext:value-type="float">
            <text:p>7.44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378" calcext:value-type="float">
            <text:p>6.03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446" calcext:value-type="float">
            <text:p>5.64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345" calcext:value-type="float">
            <text:p>5.73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413" calcext:value-type="float">
            <text:p>5.04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649" calcext:value-type="float">
            <text:p>6.46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948" calcext:value-type="float">
            <text:p>5.39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658" calcext:value-type="float">
            <text:p>5.26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858" calcext:value-type="float">
            <text:p>5.38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701" calcext:value-type="float">
            <text:p>5.17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104" calcext:value-type="float">
            <text:p>5.91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5721" calcext:value-type="float">
            <text:p>7.57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682" calcext:value-type="float">
            <text:p>7.6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816" calcext:value-type="float">
            <text:p>6.48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042" calcext:value-type="float">
            <text:p>6.40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754" calcext:value-type="float">
            <text:p>5.27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7.9105" calcext:value-type="float">
            <text:p>7.9105</text:p>
          </table:table-cell>
          <table:table-cell table:formula="of:=AVERAGE([.D892:.D912])" office:value-type="float" office:value="5.98469047619048" calcext:value-type="float">
            <text:p>5.984690476190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.0707" calcext:value-type="float">
            <text:p>6.07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574" calcext:value-type="float">
            <text:p>5.75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819" calcext:value-type="float">
            <text:p>6.38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565" calcext:value-type="float">
            <text:p>5.25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1341" calcext:value-type="float">
            <text:p>7.13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801" calcext:value-type="float">
            <text:p>5.48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256" calcext:value-type="float">
            <text:p>5.12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263" calcext:value-type="float">
            <text:p>5.22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835" calcext:value-type="float">
            <text:p>5.68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479" calcext:value-type="float">
            <text:p>5.44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999" calcext:value-type="float">
            <text:p>5.89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064" calcext:value-type="float">
            <text:p>5.30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198" calcext:value-type="float">
            <text:p>5.51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5105" calcext:value-type="float">
            <text:p>7.51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54" calcext:value-type="float">
            <text:p>5.6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078" calcext:value-type="float">
            <text:p>6.20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909" calcext:value-type="float">
            <text:p>6.09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573" calcext:value-type="float">
            <text:p>5.05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0738" calcext:value-type="float">
            <text:p>7.07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836" calcext:value-type="float">
            <text:p>5.88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4676" calcext:value-type="float">
            <text:p>6.4676</text:p>
          </table:table-cell>
          <table:table-cell table:formula="of:=AVERAGE([.D915:.D935])" office:value-type="float" office:value="5.87457142857143" calcext:value-type="float">
            <text:p>5.874571428571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2282" calcext:value-type="float">
            <text:p>5.22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343" calcext:value-type="float">
            <text:p>5.13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949" calcext:value-type="float">
            <text:p>5.79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0783" calcext:value-type="float">
            <text:p>7.07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566" calcext:value-type="float">
            <text:p>5.05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4555" calcext:value-type="float">
            <text:p>8.45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702" calcext:value-type="float">
            <text:p>5.17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693" calcext:value-type="float">
            <text:p>6.16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618" calcext:value-type="float">
            <text:p>5.06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6172" calcext:value-type="float">
            <text:p>6.61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351" calcext:value-type="float">
            <text:p>5.53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392" calcext:value-type="float">
            <text:p>4.93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368" calcext:value-type="float">
            <text:p>5.83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864" calcext:value-type="float">
            <text:p>6.08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363" calcext:value-type="float">
            <text:p>7.3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665" calcext:value-type="float">
            <text:p>4.86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205" calcext:value-type="float">
            <text:p>5.52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493" calcext:value-type="float">
            <text:p>6.44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837" calcext:value-type="float">
            <text:p>5.08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516" calcext:value-type="float">
            <text:p>5.45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7439" calcext:value-type="float">
            <text:p>5.7439</text:p>
          </table:table-cell>
          <table:table-cell table:formula="of:=AVERAGE([.D938:.D958])" office:value-type="float" office:value="5.84644761904762" calcext:value-type="float">
            <text:p>5.846447619047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9895" calcext:value-type="float">
            <text:p>4.98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419" calcext:value-type="float">
            <text:p>5.44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642" calcext:value-type="float">
            <text:p>6.26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875" calcext:value-type="float">
            <text:p>4.68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5683" calcext:value-type="float">
            <text:p>6.56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436" calcext:value-type="float">
            <text:p>4.74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755" calcext:value-type="float">
            <text:p>5.07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6324" calcext:value-type="float">
            <text:p>7.63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329" calcext:value-type="float">
            <text:p>5.53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196" calcext:value-type="float">
            <text:p>6.11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18" calcext:value-type="float">
            <text:p>5.7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73" calcext:value-type="float">
            <text:p>5.0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385" calcext:value-type="float">
            <text:p>5.93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7671" calcext:value-type="float">
            <text:p>7.76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769" calcext:value-type="float">
            <text:p>6.7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575" calcext:value-type="float">
            <text:p>6.15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83" calcext:value-type="float">
            <text:p>5.5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826" calcext:value-type="float">
            <text:p>4.78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9483" calcext:value-type="float">
            <text:p>6.94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391" calcext:value-type="float">
            <text:p>5.23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7.3255" calcext:value-type="float">
            <text:p>7.3255</text:p>
          </table:table-cell>
          <table:table-cell table:formula="of:=AVERAGE([.D961:.D981])" office:value-type="float" office:value="5.8331619047619" calcext:value-type="float">
            <text:p>5.83316190476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802" calcext:value-type="float">
            <text:p>5.8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402" calcext:value-type="float">
            <text:p>5.24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04" calcext:value-type="float">
            <text:p>5.3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249" calcext:value-type="float">
            <text:p>6.02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21" calcext:value-type="float">
            <text:p>5.8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5348" calcext:value-type="float">
            <text:p>6.53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448" calcext:value-type="float">
            <text:p>5.94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947" calcext:value-type="float">
            <text:p>5.29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668" calcext:value-type="float">
            <text:p>5.66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228" calcext:value-type="float">
            <text:p>5.42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2104" calcext:value-type="float">
            <text:p>7.21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417" calcext:value-type="float">
            <text:p>4.44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218" calcext:value-type="float">
            <text:p>6.02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061" calcext:value-type="float">
            <text:p>5.60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493" calcext:value-type="float">
            <text:p>5.44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6194" calcext:value-type="float">
            <text:p>6.61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962" calcext:value-type="float">
            <text:p>5.29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846" calcext:value-type="float">
            <text:p>4.68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017" calcext:value-type="float">
            <text:p>6.30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837" calcext:value-type="float">
            <text:p>6.48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0583" calcext:value-type="float">
            <text:p>6.0583</text:p>
          </table:table-cell>
          <table:table-cell table:formula="of:=AVERAGE([.D984:.D1004])" office:value-type="float" office:value="5.4667619047619" calcext:value-type="float">
            <text:p>5.46676190476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6302" calcext:value-type="float">
            <text:p>5.63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028" calcext:value-type="float">
            <text:p>5.90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773" calcext:value-type="float">
            <text:p>5.67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866" calcext:value-type="float">
            <text:p>4.88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734" calcext:value-type="float">
            <text:p>6.27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078" calcext:value-type="float">
            <text:p>5.00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403" calcext:value-type="float">
            <text:p>5.34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878" calcext:value-type="float">
            <text:p>6.08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645" calcext:value-type="float">
            <text:p>4.86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055" calcext:value-type="float">
            <text:p>4.70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132" calcext:value-type="float">
            <text:p>5.4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825" calcext:value-type="float">
            <text:p>4.78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701" calcext:value-type="float">
            <text:p>5.07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88" calcext:value-type="float">
            <text:p>5.2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483" calcext:value-type="float">
            <text:p>5.44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896" calcext:value-type="float">
            <text:p>6.8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359" calcext:value-type="float">
            <text:p>5.53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687" calcext:value-type="float">
            <text:p>6.16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073" calcext:value-type="float">
            <text:p>4.80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575" calcext:value-type="float">
            <text:p>4.95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0333" calcext:value-type="float">
            <text:p>6.0333</text:p>
          </table:table-cell>
          <table:table-cell table:formula="of:=AVERAGE([.D1007:.D1027])" office:value-type="float" office:value="5.63457619047619" calcext:value-type="float">
            <text:p>5.634576190476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9337" calcext:value-type="float">
            <text:p>4.9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5" calcext:value-type="float">
            <text:p>4.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985" calcext:value-type="float">
            <text:p>4.49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274" calcext:value-type="float">
            <text:p>6.32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7241" calcext:value-type="float">
            <text:p>6.72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863" calcext:value-type="float">
            <text:p>5.88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6151" calcext:value-type="float">
            <text:p>6.61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29" calcext:value-type="float">
            <text:p>6.3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692" calcext:value-type="float">
            <text:p>6.16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681" calcext:value-type="float">
            <text:p>5.46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617" calcext:value-type="float">
            <text:p>5.16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998" calcext:value-type="float">
            <text:p>5.29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271" calcext:value-type="float">
            <text:p>5.32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915" calcext:value-type="float">
            <text:p>4.99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906" calcext:value-type="float">
            <text:p>5.29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801" calcext:value-type="float">
            <text:p>5.68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615" calcext:value-type="float">
            <text:p>5.66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319" calcext:value-type="float">
            <text:p>5.83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882" calcext:value-type="float">
            <text:p>5.28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59" calcext:value-type="float">
            <text:p>5.9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4104" calcext:value-type="float">
            <text:p>6.4104</text:p>
          </table:table-cell>
          <table:table-cell table:formula="of:=AVERAGE([.D1030:.D1050])" office:value-type="float" office:value="5.72173333333333" calcext:value-type="float">
            <text:p>5.7217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7422" calcext:value-type="float">
            <text:p>5.74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0003" calcext:value-type="float">
            <text:p>7.00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397" calcext:value-type="float">
            <text:p>4.73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447" calcext:value-type="float">
            <text:p>6.04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934" calcext:value-type="float">
            <text:p>4.89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168" calcext:value-type="float">
            <text:p>5.41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405" calcext:value-type="float">
            <text:p>5.44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353" calcext:value-type="float">
            <text:p>5.13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53" calcext:value-type="float">
            <text:p>5.4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872" calcext:value-type="float">
            <text:p>6.08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581" calcext:value-type="float">
            <text:p>5.55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333" calcext:value-type="float">
            <text:p>5.73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603" calcext:value-type="float">
            <text:p>6.06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753" calcext:value-type="float">
            <text:p>5.97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8814" calcext:value-type="float">
            <text:p>6.88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145" calcext:value-type="float">
            <text:p>5.51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549" calcext:value-type="float">
            <text:p>5.45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629" calcext:value-type="float">
            <text:p>6.36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193" calcext:value-type="float">
            <text:p>5.11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329" calcext:value-type="float">
            <text:p>5.13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6093" calcext:value-type="float">
            <text:p>5.6093</text:p>
          </table:table-cell>
          <table:table-cell table:formula="of:=AVERAGE([.D1053:.D1073])" office:value-type="float" office:value="5.77390952380953" calcext:value-type="float">
            <text:p>5.773909523809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7811" calcext:value-type="float">
            <text:p>4.78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1291" calcext:value-type="float">
            <text:p>7.12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213" calcext:value-type="float">
            <text:p>5.72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305" calcext:value-type="float">
            <text:p>5.03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49" calcext:value-type="float">
            <text:p>6.4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19" calcext:value-type="float">
            <text:p>5.2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626" calcext:value-type="float">
            <text:p>5.36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1709" calcext:value-type="float">
            <text:p>7.17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093" calcext:value-type="float">
            <text:p>4.90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174" calcext:value-type="float">
            <text:p>5.71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433" calcext:value-type="float">
            <text:p>5.04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569" calcext:value-type="float">
            <text:p>5.95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236" calcext:value-type="float">
            <text:p>5.72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525" calcext:value-type="float">
            <text:p>5.85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629" calcext:value-type="float">
            <text:p>5.96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248" calcext:value-type="float">
            <text:p>5.42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529" calcext:value-type="float">
            <text:p>5.05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354" calcext:value-type="float">
            <text:p>4.63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1025" calcext:value-type="float">
            <text:p>8.10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978" calcext:value-type="float">
            <text:p>6.39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0057" calcext:value-type="float">
            <text:p>6.0057</text:p>
          </table:table-cell>
          <table:table-cell table:formula="of:=AVERAGE([.D1076:.D1096])" office:value-type="float" office:value="5.55283333333333" calcext:value-type="float">
            <text:p>5.5528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.1175" calcext:value-type="float">
            <text:p>6.11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736" calcext:value-type="float">
            <text:p>5.37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399" calcext:value-type="float">
            <text:p>5.73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207" calcext:value-type="float">
            <text:p>4.92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699" calcext:value-type="float">
            <text:p>5.96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357" calcext:value-type="float">
            <text:p>5.23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156" calcext:value-type="float">
            <text:p>5.31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866" calcext:value-type="float">
            <text:p>6.18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905" calcext:value-type="float">
            <text:p>5.19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7566" calcext:value-type="float">
            <text:p>6.75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431" calcext:value-type="float">
            <text:p>5.44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072" calcext:value-type="float">
            <text:p>5.00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119" calcext:value-type="float">
            <text:p>5.1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373" calcext:value-type="float">
            <text:p>4.93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86" calcext:value-type="float">
            <text:p>5.3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931" calcext:value-type="float">
            <text:p>5.69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145" calcext:value-type="float">
            <text:p>6.41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393" calcext:value-type="float">
            <text:p>5.13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679" calcext:value-type="float">
            <text:p>5.56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969" calcext:value-type="float">
            <text:p>5.09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5507" calcext:value-type="float">
            <text:p>5.5507</text:p>
          </table:table-cell>
          <table:table-cell table:formula="of:=AVERAGE([.D1099:.D1119])" office:value-type="float" office:value="5.49124285714286" calcext:value-type="float">
            <text:p>5.491242857142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9883" calcext:value-type="float">
            <text:p>4.98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314" calcext:value-type="float">
            <text:p>5.13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834" calcext:value-type="float">
            <text:p>5.28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094" calcext:value-type="float">
            <text:p>4.60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277" calcext:value-type="float">
            <text:p>6.02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106" calcext:value-type="float">
            <text:p>4.91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745" calcext:value-type="float">
            <text:p>5.17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478" calcext:value-type="float">
            <text:p>5.84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5807" calcext:value-type="float">
            <text:p>6.58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628" calcext:value-type="float">
            <text:p>5.56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173" calcext:value-type="float">
            <text:p>5.71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02" calcext:value-type="float">
            <text:p>5.1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469" calcext:value-type="float">
            <text:p>5.24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405" calcext:value-type="float">
            <text:p>5.14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7985" calcext:value-type="float">
            <text:p>7.79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596" calcext:value-type="float">
            <text:p>4.85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602" calcext:value-type="float">
            <text:p>4.86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039" calcext:value-type="float">
            <text:p>5.70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309" calcext:value-type="float">
            <text:p>5.53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89" calcext:value-type="float">
            <text:p>5.6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7.7543" calcext:value-type="float">
            <text:p>7.7543</text:p>
          </table:table-cell>
          <table:table-cell table:formula="of:=AVERAGE([.D1122:.D1142])" office:value-type="float" office:value="6.26338095238095" calcext:value-type="float">
            <text:p>6.263380952380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2736" calcext:value-type="float">
            <text:p>5.27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056" calcext:value-type="float">
            <text:p>5.50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609" calcext:value-type="float">
            <text:p>5.36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85" calcext:value-type="float">
            <text:p>6.1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376" calcext:value-type="float">
            <text:p>6.03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6564" calcext:value-type="float">
            <text:p>6.65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263" calcext:value-type="float">
            <text:p>5.32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6473" calcext:value-type="float">
            <text:p>6.64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9426" calcext:value-type="float">
            <text:p>7.94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65" calcext:value-type="float">
            <text:p>5.0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756" calcext:value-type="float">
            <text:p>5.17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753" calcext:value-type="float">
            <text:p>5.27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378" calcext:value-type="float">
            <text:p>5.93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595" calcext:value-type="float">
            <text:p>5.25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5436" calcext:value-type="float">
            <text:p>10.54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096" calcext:value-type="float">
            <text:p>5.00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2527" calcext:value-type="float">
            <text:p>9.25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282" calcext:value-type="float">
            <text:p>5.92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979" calcext:value-type="float">
            <text:p>5.49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962" calcext:value-type="float">
            <text:p>5.89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6228" calcext:value-type="float">
            <text:p>5.6228</text:p>
          </table:table-cell>
          <table:table-cell table:formula="of:=AVERAGE([.D1145:.D1165])" office:value-type="float" office:value="6.06540952380952" calcext:value-type="float">
            <text:p>6.065409523809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7272" calcext:value-type="float">
            <text:p>5.72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9573" calcext:value-type="float">
            <text:p>6.95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5739" calcext:value-type="float">
            <text:p>7.57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816" calcext:value-type="float">
            <text:p>5.68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4417" calcext:value-type="float">
            <text:p>7.44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9228" calcext:value-type="float">
            <text:p>6.92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346" calcext:value-type="float">
            <text:p>6.03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44" calcext:value-type="float">
            <text:p>5.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1576" calcext:value-type="float">
            <text:p>8.15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2088" calcext:value-type="float">
            <text:p>8.20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768" calcext:value-type="float">
            <text:p>6.37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247" calcext:value-type="float">
            <text:p>4.72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449" calcext:value-type="float">
            <text:p>5.34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146" calcext:value-type="float">
            <text:p>4.7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6781" calcext:value-type="float">
            <text:p>6.67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112" calcext:value-type="float">
            <text:p>5.1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09" calcext:value-type="float">
            <text:p>5.3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106" calcext:value-type="float">
            <text:p>5.11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103" calcext:value-type="float">
            <text:p>5.01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211" calcext:value-type="float">
            <text:p>5.52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, Validation R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1929" calcext:value-type="float">
            <text:p>6.1929</text:p>
          </table:table-cell>
          <table:table-cell table:formula="of:=AVERAGE([.D1168:.D1188])" office:value-type="float" office:value="6.20588095238095" calcext:value-type="float">
            <text:p>6.205880952380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7689" calcext:value-type="float">
            <text:p>5.76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782" calcext:value-type="float">
            <text:p>6.7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361" calcext:value-type="float">
            <text:p>5.53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5585" calcext:value-type="float">
            <text:p>8.55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088" calcext:value-type="float">
            <text:p>7.0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791" calcext:value-type="float">
            <text:p>5.87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5172" calcext:value-type="float">
            <text:p>7.51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288" calcext:value-type="float">
            <text:p>6.02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4707" calcext:value-type="float">
            <text:p>7.47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634" calcext:value-type="float">
            <text:p>5.06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673" calcext:value-type="float">
            <text:p>5.96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971" calcext:value-type="float">
            <text:p>5.49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436" calcext:value-type="float">
            <text:p>6.14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846" calcext:value-type="float">
            <text:p>5.38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8374" calcext:value-type="float">
            <text:p>6.83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318" calcext:value-type="float">
            <text:p>6.03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876" calcext:value-type="float">
            <text:p>5.68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537" calcext:value-type="float">
            <text:p>6.15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948" calcext:value-type="float">
            <text:p>5.19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4" calcext:value-type="float">
            <text:p>5.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7.0703" calcext:value-type="float">
            <text:p>7.0703</text:p>
          </table:table-cell>
          <table:table-cell table:formula="of:=AVERAGE([.D1191:.D1211])" office:value-type="float" office:value="5.90692380952381" calcext:value-type="float">
            <text:p>5.906923809523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6103" calcext:value-type="float">
            <text:p>5.61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757" calcext:value-type="float">
            <text:p>5.97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547" calcext:value-type="float">
            <text:p>5.75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214" calcext:value-type="float">
            <text:p>6.02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151" calcext:value-type="float">
            <text:p>5.71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843" calcext:value-type="float">
            <text:p>6.8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096" calcext:value-type="float">
            <text:p>5.50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195" calcext:value-type="float">
            <text:p>5.61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59" calcext:value-type="float">
            <text:p>5.5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703" calcext:value-type="float">
            <text:p>6.37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398" calcext:value-type="float">
            <text:p>5.03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897" calcext:value-type="float">
            <text:p>6.28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4932" calcext:value-type="float">
            <text:p>7.49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471" calcext:value-type="float">
            <text:p>5.64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269" calcext:value-type="float">
            <text:p>4.92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238" calcext:value-type="float">
            <text:p>5.22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522" calcext:value-type="float">
            <text:p>5.55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795" calcext:value-type="float">
            <text:p>6.47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742" calcext:value-type="float">
            <text:p>4.97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701" calcext:value-type="float">
            <text:p>6.37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9, Validation Reg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1544" calcext:value-type="float">
            <text:p>6.1544</text:p>
          </table:table-cell>
          <table:table-cell table:formula="of:=AVERAGE([.D1214:.D1234])" office:value-type="float" office:value="5.72526190476191" calcext:value-type="float">
            <text:p>5.725261904761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2034" calcext:value-type="float">
            <text:p>5.20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687" calcext:value-type="float">
            <text:p>4.96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497" calcext:value-type="float">
            <text:p>5.24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457" calcext:value-type="float">
            <text:p>5.14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294" calcext:value-type="float">
            <text:p>5.32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948" calcext:value-type="float">
            <text:p>4.49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569" calcext:value-type="float">
            <text:p>5.75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534" calcext:value-type="float">
            <text:p>5.25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072" calcext:value-type="float">
            <text:p>5.00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448" calcext:value-type="float">
            <text:p>4.64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292" calcext:value-type="float">
            <text:p>5.72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0367" calcext:value-type="float">
            <text:p>7.03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527" calcext:value-type="float">
            <text:p>6.45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3117" calcext:value-type="float">
            <text:p>8.31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579" calcext:value-type="float">
            <text:p>5.55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7228" calcext:value-type="float">
            <text:p>6.72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854" calcext:value-type="float">
            <text:p>5.08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797" calcext:value-type="float">
            <text:p>4.97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6657" calcext:value-type="float">
            <text:p>7.66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803" calcext:value-type="float">
            <text:p>5.48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5643" calcext:value-type="float">
            <text:p>5.5643</text:p>
          </table:table-cell>
          <table:table-cell table:formula="of:=AVERAGE([.D1237:.D1257])" office:value-type="float" office:value="5.60491904761905" calcext:value-type="float">
            <text:p>5.604919047619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8444" calcext:value-type="float">
            <text:p>4.84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293" calcext:value-type="float">
            <text:p>4.62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21" calcext:value-type="float">
            <text:p>5.7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1329" calcext:value-type="float">
            <text:p>7.13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149" calcext:value-type="float">
            <text:p>5.61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1125" calcext:value-type="float">
            <text:p>7.1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093" calcext:value-type="float">
            <text:p>5.60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315" calcext:value-type="float">
            <text:p>6.33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6501" calcext:value-type="float">
            <text:p>6.65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891" calcext:value-type="float">
            <text:p>6.48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635" calcext:value-type="float">
            <text:p>4.56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967" calcext:value-type="float">
            <text:p>4.69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661" calcext:value-type="float">
            <text:p>4.66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276" calcext:value-type="float">
            <text:p>6.02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291" calcext:value-type="float">
            <text:p>5.02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464" calcext:value-type="float">
            <text:p>4.84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034" calcext:value-type="float">
            <text:p>5.10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97" calcext:value-type="float">
            <text:p>4.8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248" calcext:value-type="float">
            <text:p>5.92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494" calcext:value-type="float">
            <text:p>6.24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7.2792" calcext:value-type="float">
            <text:p>7.2792</text:p>
          </table:table-cell>
          <table:table-cell table:formula="of:=AVERAGE([.D1260:.D1280])" office:value-type="float" office:value="5.71978571428571" calcext:value-type="float">
            <text:p>5.719785714285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6238" calcext:value-type="float">
            <text:p>5.62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934" calcext:value-type="float">
            <text:p>5.89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969" calcext:value-type="float">
            <text:p>5.69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518" calcext:value-type="float">
            <text:p>5.75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582" calcext:value-type="float">
            <text:p>4.85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6234" calcext:value-type="float">
            <text:p>6.62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417" calcext:value-type="float">
            <text:p>4.44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203" calcext:value-type="float">
            <text:p>4.52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1607" calcext:value-type="float">
            <text:p>7.16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913" calcext:value-type="float">
            <text:p>4.99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536" calcext:value-type="float">
            <text:p>5.25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06" calcext:value-type="float">
            <text:p>5.2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235" calcext:value-type="float">
            <text:p>6.02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876" calcext:value-type="float">
            <text:p>5.18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545" calcext:value-type="float">
            <text:p>6.35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955" calcext:value-type="float">
            <text:p>5.59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561" calcext:value-type="float">
            <text:p>5.25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525" calcext:value-type="float">
            <text:p>4.95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398" calcext:value-type="float">
            <text:p>5.33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1057" calcext:value-type="float">
            <text:p>8.10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9095" calcext:value-type="float">
            <text:p>6.9095</text:p>
          </table:table-cell>
          <table:table-cell table:formula="of:=AVERAGE([.D1283:.D1303])" office:value-type="float" office:value="5.65199047619048" calcext:value-type="float">
            <text:p>5.651990476190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.6793" calcext:value-type="float">
            <text:p>6.67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826" calcext:value-type="float">
            <text:p>5.08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257" calcext:value-type="float">
            <text:p>6.02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67" calcext:value-type="float">
            <text:p>4.8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111" calcext:value-type="float">
            <text:p>6.1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8593" calcext:value-type="float">
            <text:p>6.85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694" calcext:value-type="float">
            <text:p>4.96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446" calcext:value-type="float">
            <text:p>6.34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562" calcext:value-type="float">
            <text:p>6.15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713" calcext:value-type="float">
            <text:p>5.47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719" calcext:value-type="float">
            <text:p>4.97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877" calcext:value-type="float">
            <text:p>5.08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004" calcext:value-type="float">
            <text:p>5.40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33" calcext:value-type="float">
            <text:p>5.6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957" calcext:value-type="float">
            <text:p>5.19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2685" calcext:value-type="float">
            <text:p>7.26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209" calcext:value-type="float">
            <text:p>5.22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914" calcext:value-type="float">
            <text:p>4.79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854" calcext:value-type="float">
            <text:p>4.48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609" calcext:value-type="float">
            <text:p>5.16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6107" calcext:value-type="float">
            <text:p>5.6107</text:p>
          </table:table-cell>
          <table:table-cell table:formula="of:=AVERAGE([.D1306:.D1326])" office:value-type="float" office:value="5.44855238095238" calcext:value-type="float">
            <text:p>5.448552380952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6782" calcext:value-type="float">
            <text:p>5.67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753" calcext:value-type="float">
            <text:p>4.77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054" calcext:value-type="float">
            <text:p>5.00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677" calcext:value-type="float">
            <text:p>5.46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753" calcext:value-type="float">
            <text:p>5.47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375" calcext:value-type="float">
            <text:p>5.23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23" calcext:value-type="float">
            <text:p>4.7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87" calcext:value-type="float">
            <text:p>5.1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5382" calcext:value-type="float">
            <text:p>6.53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88" calcext:value-type="float">
            <text:p>5.4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148" calcext:value-type="float">
            <text:p>5.31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954" calcext:value-type="float">
            <text:p>4.69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279" calcext:value-type="float">
            <text:p>6.32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6393" calcext:value-type="float">
            <text:p>6.63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982" calcext:value-type="float">
            <text:p>5.99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777" calcext:value-type="float">
            <text:p>5.07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187" calcext:value-type="float">
            <text:p>4.91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604" calcext:value-type="float">
            <text:p>5.26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679" calcext:value-type="float">
            <text:p>5.36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33" calcext:value-type="float">
            <text:p>5.6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8656" calcext:value-type="float">
            <text:p>5.8656</text:p>
          </table:table-cell>
          <table:table-cell table:formula="of:=AVERAGE([.D1329:.D1349])" office:value-type="float" office:value="5.56018571428571" calcext:value-type="float">
            <text:p>5.560185714285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8512" calcext:value-type="float">
            <text:p>5.85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287" calcext:value-type="float">
            <text:p>5.62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121" calcext:value-type="float">
            <text:p>5.2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473" calcext:value-type="float">
            <text:p>5.34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82" calcext:value-type="float">
            <text:p>6.4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119" calcext:value-type="float">
            <text:p>5.8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05" calcext:value-type="float">
            <text:p>5.1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666" calcext:value-type="float">
            <text:p>4.26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974" calcext:value-type="float">
            <text:p>4.79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783" calcext:value-type="float">
            <text:p>4.87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103" calcext:value-type="float">
            <text:p>4.61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043" calcext:value-type="float">
            <text:p>6.00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845" calcext:value-type="float">
            <text:p>5.18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5938" calcext:value-type="float">
            <text:p>7.59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935" calcext:value-type="float">
            <text:p>5.39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554" calcext:value-type="float">
            <text:p>5.55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045" calcext:value-type="float">
            <text:p>5.90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575" calcext:value-type="float">
            <text:p>5.25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906" calcext:value-type="float">
            <text:p>6.09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234" calcext:value-type="float">
            <text:p>5.92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076" calcext:value-type="float">
            <text:p>6.076</text:p>
          </table:table-cell>
          <table:table-cell table:formula="of:=AVERAGE([.D1352:.D1372])" office:value-type="float" office:value="5.50724285714286" calcext:value-type="float">
            <text:p>5.507242857142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7628" calcext:value-type="float">
            <text:p>5.76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787" calcext:value-type="float">
            <text:p>4.97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794" calcext:value-type="float">
            <text:p>5.87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808" calcext:value-type="float">
            <text:p>6.38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424" calcext:value-type="float">
            <text:p>5.24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962" calcext:value-type="float">
            <text:p>4.69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304" calcext:value-type="float">
            <text:p>5.73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052" calcext:value-type="float">
            <text:p>5.80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397" calcext:value-type="float">
            <text:p>6.43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326" calcext:value-type="float">
            <text:p>4.63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302" calcext:value-type="float">
            <text:p>5.63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474" calcext:value-type="float">
            <text:p>4.64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12" calcext:value-type="float">
            <text:p>4.9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951" calcext:value-type="float">
            <text:p>5.19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559" calcext:value-type="float">
            <text:p>5.75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723" calcext:value-type="float">
            <text:p>5.77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876" calcext:value-type="float">
            <text:p>5.28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01" calcext:value-type="float">
            <text:p>5.8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983" calcext:value-type="float">
            <text:p>5.79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281" calcext:value-type="float">
            <text:p>5.22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4766" calcext:value-type="float">
            <text:p>6.4766</text:p>
          </table:table-cell>
          <table:table-cell table:formula="of:=AVERAGE([.D1375:.D1395])" office:value-type="float" office:value="5.40399523809524" calcext:value-type="float">
            <text:p>5.403995238095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7613" calcext:value-type="float">
            <text:p>5.7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827" calcext:value-type="float">
            <text:p>5.48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204" calcext:value-type="float">
            <text:p>5.82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14" calcext:value-type="float">
            <text:p>5.3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318" calcext:value-type="float">
            <text:p>5.43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538" calcext:value-type="float">
            <text:p>4.85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038" calcext:value-type="float">
            <text:p>5.60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297" calcext:value-type="float">
            <text:p>6.42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457" calcext:value-type="float">
            <text:p>4.34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814" calcext:value-type="float">
            <text:p>4.38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043" calcext:value-type="float">
            <text:p>5.20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736" calcext:value-type="float">
            <text:p>5.37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674" calcext:value-type="float">
            <text:p>4.96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307" calcext:value-type="float">
            <text:p>4.63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352" calcext:value-type="float">
            <text:p>6.13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966" calcext:value-type="float">
            <text:p>4.79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088" calcext:value-type="float">
            <text:p>6.20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703" calcext:value-type="float">
            <text:p>5.37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267" calcext:value-type="float">
            <text:p>5.12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691" calcext:value-type="float">
            <text:p>5.76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3155" calcext:value-type="float">
            <text:p>5.3155</text:p>
          </table:table-cell>
          <table:table-cell table:formula="of:=AVERAGE([.D1398:.D1418])" office:value-type="float" office:value="5.21249047619048" calcext:value-type="float">
            <text:p>5.212490476190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6399" calcext:value-type="float">
            <text:p>5.63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322" calcext:value-type="float">
            <text:p>5.63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984" calcext:value-type="float">
            <text:p>4.69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869" calcext:value-type="float">
            <text:p>4.88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133" calcext:value-type="float">
            <text:p>4.81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517" calcext:value-type="float">
            <text:p>4.95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275" calcext:value-type="float">
            <text:p>6.02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636" calcext:value-type="float">
            <text:p>5.16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378" calcext:value-type="float">
            <text:p>6.33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191" calcext:value-type="float">
            <text:p>4.71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076" calcext:value-type="float">
            <text:p>6.30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554" calcext:value-type="float">
            <text:p>5.45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219" calcext:value-type="float">
            <text:p>4.92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107" calcext:value-type="float">
            <text:p>4.71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115" calcext:value-type="float">
            <text:p>5.0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0002" calcext:value-type="float">
            <text:p>4.00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256" calcext:value-type="float">
            <text:p>6.02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706" calcext:value-type="float">
            <text:p>5.07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892" calcext:value-type="float">
            <text:p>4.68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837" calcext:value-type="float">
            <text:p>5.08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5022" calcext:value-type="float">
            <text:p>5.5022</text:p>
          </table:table-cell>
          <table:table-cell table:formula="of:=AVERAGE([.D1421:.D1441])" office:value-type="float" office:value="5.56075238095238" calcext:value-type="float">
            <text:p>5.560752380952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5568" calcext:value-type="float">
            <text:p>5.55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239" calcext:value-type="float">
            <text:p>5.42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734" calcext:value-type="float">
            <text:p>4.47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495" calcext:value-type="float">
            <text:p>5.54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722" calcext:value-type="float">
            <text:p>5.57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55" calcext:value-type="float">
            <text:p>6.2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788" calcext:value-type="float">
            <text:p>5.57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687" calcext:value-type="float">
            <text:p>4.76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152" calcext:value-type="float">
            <text:p>5.81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804" calcext:value-type="float">
            <text:p>5.38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808" calcext:value-type="float">
            <text:p>6.28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469" calcext:value-type="float">
            <text:p>5.94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109" calcext:value-type="float">
            <text:p>8.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637" calcext:value-type="float">
            <text:p>4.76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32" calcext:value-type="float">
            <text:p>4.9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686" calcext:value-type="float">
            <text:p>5.26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214" calcext:value-type="float">
            <text:p>5.52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058" calcext:value-type="float">
            <text:p>5.00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984" calcext:value-type="float">
            <text:p>5.39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731" calcext:value-type="float">
            <text:p>5.67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9569" calcext:value-type="float">
            <text:p>5.9569</text:p>
          </table:table-cell>
          <table:table-cell table:formula="of:=AVERAGE([.D1444:.D1464])" office:value-type="float" office:value="5.89176666666667" calcext:value-type="float">
            <text:p>5.891766666666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8853" calcext:value-type="float">
            <text:p>5.88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905" calcext:value-type="float">
            <text:p>6.19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857" calcext:value-type="float">
            <text:p>5.3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208" calcext:value-type="float">
            <text:p>5.22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094" calcext:value-type="float">
            <text:p>5.10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106" calcext:value-type="float">
            <text:p>5.11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34" calcext:value-type="float">
            <text:p>4.9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709" calcext:value-type="float">
            <text:p>7.7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617" calcext:value-type="float">
            <text:p>4.86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791" calcext:value-type="float">
            <text:p>5.87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121" calcext:value-type="float">
            <text:p>4.7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253" calcext:value-type="float">
            <text:p>5.72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2061" calcext:value-type="float">
            <text:p>8.20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235" calcext:value-type="float">
            <text:p>5.12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5035" calcext:value-type="float">
            <text:p>6.50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2095" calcext:value-type="float">
            <text:p>9.20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841" calcext:value-type="float">
            <text:p>4.88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976" calcext:value-type="float">
            <text:p>6.09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784" calcext:value-type="float">
            <text:p>5.57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44" calcext:value-type="float">
            <text:p>5.4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5278" calcext:value-type="float">
            <text:p>5.5278</text:p>
          </table:table-cell>
          <table:table-cell table:formula="of:=AVERAGE([.D1467:.D1487])" office:value-type="float" office:value="5.45793333333333" calcext:value-type="float">
            <text:p>5.4579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1865" calcext:value-type="float">
            <text:p>5.18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337" calcext:value-type="float">
            <text:p>4.9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63" calcext:value-type="float">
            <text:p>6.4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209" calcext:value-type="float">
            <text:p>4.62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847" calcext:value-type="float">
            <text:p>4.98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079" calcext:value-type="float">
            <text:p>5.70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131" calcext:value-type="float">
            <text:p>6.11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72" calcext:value-type="float">
            <text:p>5.1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648" calcext:value-type="float">
            <text:p>5.36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357" calcext:value-type="float">
            <text:p>5.03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34" calcext:value-type="float">
            <text:p>5.6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461" calcext:value-type="float">
            <text:p>5.24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247" calcext:value-type="float">
            <text:p>5.82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703" calcext:value-type="float">
            <text:p>5.37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943" calcext:value-type="float">
            <text:p>5.39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1066" calcext:value-type="float">
            <text:p>7.10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352" calcext:value-type="float">
            <text:p>5.43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441" calcext:value-type="float">
            <text:p>5.34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716" calcext:value-type="float">
            <text:p>4.87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796" calcext:value-type="float">
            <text:p>5.27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6357" calcext:value-type="float">
            <text:p>5.6357</text:p>
          </table:table-cell>
          <table:table-cell table:formula="of:=AVERAGE([.D1490:.D1510])" office:value-type="float" office:value="5.37311428571429" calcext:value-type="float">
            <text:p>5.373114285714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3707" calcext:value-type="float">
            <text:p>5.37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131" calcext:value-type="float">
            <text:p>5.31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962" calcext:value-type="float">
            <text:p>6.49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652" calcext:value-type="float">
            <text:p>5.16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105" calcext:value-type="float">
            <text:p>5.51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398" calcext:value-type="float">
            <text:p>4.73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939" calcext:value-type="float">
            <text:p>5.59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487" calcext:value-type="float">
            <text:p>5.44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359" calcext:value-type="float">
            <text:p>5.93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861" calcext:value-type="float">
            <text:p>5.58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029" calcext:value-type="float">
            <text:p>5.10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241" calcext:value-type="float">
            <text:p>5.52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936" calcext:value-type="float">
            <text:p>5.79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694" calcext:value-type="float">
            <text:p>5.86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504" calcext:value-type="float">
            <text:p>4.25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728" calcext:value-type="float">
            <text:p>4.97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112" calcext:value-type="float">
            <text:p>6.2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4" calcext:value-type="float">
            <text:p>4.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353" calcext:value-type="float">
            <text:p>5.53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399" calcext:value-type="float">
            <text:p>4.43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5239" calcext:value-type="float">
            <text:p>5.5239</text:p>
          </table:table-cell>
          <table:table-cell table:formula="of:=AVERAGE([.D1513:.D1533])" office:value-type="float" office:value="5.53091904761905" calcext:value-type="float">
            <text:p>5.530919047619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.1314" calcext:value-type="float">
            <text:p>6.13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949" calcext:value-type="float">
            <text:p>4.49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986" calcext:value-type="float">
            <text:p>5.49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248" calcext:value-type="float">
            <text:p>4.92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714" calcext:value-type="float">
            <text:p>5.4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6078" calcext:value-type="float">
            <text:p>6.60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356" calcext:value-type="float">
            <text:p>6.43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867" calcext:value-type="float">
            <text:p>5.48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371" calcext:value-type="float">
            <text:p>4.63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418" calcext:value-type="float">
            <text:p>6.34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852" calcext:value-type="float">
            <text:p>5.68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138" calcext:value-type="float">
            <text:p>5.21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612" calcext:value-type="float">
            <text:p>5.46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387" calcext:value-type="float">
            <text:p>4.63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1415" calcext:value-type="float">
            <text:p>7.14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457" calcext:value-type="float">
            <text:p>5.24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212" calcext:value-type="float">
            <text:p>5.72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351" calcext:value-type="float">
            <text:p>5.73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06" calcext:value-type="float">
            <text:p>5.0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469" calcext:value-type="float">
            <text:p>4.74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3687" calcext:value-type="float">
            <text:p>6.3687</text:p>
          </table:table-cell>
          <table:table-cell table:formula="of:=AVERAGE([.D1536:.D1556])" office:value-type="float" office:value="5.40608571428571" calcext:value-type="float">
            <text:p>5.406085714285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6656" calcext:value-type="float">
            <text:p>4.66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821" calcext:value-type="float">
            <text:p>4.78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626" calcext:value-type="float">
            <text:p>4.56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338" calcext:value-type="float">
            <text:p>4.73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891" calcext:value-type="float">
            <text:p>4.58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156" calcext:value-type="float">
            <text:p>4.81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544" calcext:value-type="float">
            <text:p>5.55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648" calcext:value-type="float">
            <text:p>4.26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202" calcext:value-type="float">
            <text:p>5.52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039" calcext:value-type="float">
            <text:p>5.70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206" calcext:value-type="float">
            <text:p>5.22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188" calcext:value-type="float">
            <text:p>5.01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9774" calcext:value-type="float">
            <text:p>6.97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62" calcext:value-type="float">
            <text:p>5.8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268" calcext:value-type="float">
            <text:p>6.42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8092" calcext:value-type="float">
            <text:p>6.80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733" calcext:value-type="float">
            <text:p>5.47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936" calcext:value-type="float">
            <text:p>5.59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711" calcext:value-type="float">
            <text:p>4.97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142" calcext:value-type="float">
            <text:p>5.61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1471" calcext:value-type="float">
            <text:p>6.1471</text:p>
          </table:table-cell>
          <table:table-cell table:formula="of:=AVERAGE([.D1559:.D1579])" office:value-type="float" office:value="5.43437619047619" calcext:value-type="float">
            <text:p>5.434376190476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296" calcext:value-type="float">
            <text:p>5.2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9534" calcext:value-type="float">
            <text:p>6.95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312" calcext:value-type="float">
            <text:p>5.33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0748" calcext:value-type="float">
            <text:p>7.07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362" calcext:value-type="float">
            <text:p>5.93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588" calcext:value-type="float">
            <text:p>4.95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872" calcext:value-type="float">
            <text:p>5.28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362" calcext:value-type="float">
            <text:p>5.63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188" calcext:value-type="float">
            <text:p>5.41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271" calcext:value-type="float">
            <text:p>5.82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765" calcext:value-type="float">
            <text:p>5.57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948" calcext:value-type="float">
            <text:p>5.19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36" calcext:value-type="float">
            <text:p>4.7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639" calcext:value-type="float">
            <text:p>5.96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621" calcext:value-type="float">
            <text:p>5.36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015" calcext:value-type="float">
            <text:p>4.80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484" calcext:value-type="float">
            <text:p>4.34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841" calcext:value-type="float">
            <text:p>4.88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441" calcext:value-type="float">
            <text:p>4.74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437" calcext:value-type="float">
            <text:p>4.64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7411" calcext:value-type="float">
            <text:p>5.7411</text:p>
          </table:table-cell>
          <table:table-cell table:formula="of:=AVERAGE([.D1582:.D1602])" office:value-type="float" office:value="5.20788095238095" calcext:value-type="float">
            <text:p>5.207880952380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9313" calcext:value-type="float">
            <text:p>5.93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922" calcext:value-type="float">
            <text:p>5.19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066" calcext:value-type="float">
            <text:p>4.90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566" calcext:value-type="float">
            <text:p>4.75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997" calcext:value-type="float">
            <text:p>4.69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971" calcext:value-type="float">
            <text:p>4.89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127" calcext:value-type="float">
            <text:p>5.3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588" calcext:value-type="float">
            <text:p>5.95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356" calcext:value-type="float">
            <text:p>5.83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053" calcext:value-type="float">
            <text:p>6.20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759" calcext:value-type="float">
            <text:p>4.57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329" calcext:value-type="float">
            <text:p>5.63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286" calcext:value-type="float">
            <text:p>5.52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966" calcext:value-type="float">
            <text:p>4.59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109" calcext:value-type="float">
            <text:p>5.0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136" calcext:value-type="float">
            <text:p>5.41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262" calcext:value-type="float">
            <text:p>4.92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113" calcext:value-type="float">
            <text:p>4.9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516" calcext:value-type="float">
            <text:p>4.55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809" calcext:value-type="float">
            <text:p>4.78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0642" calcext:value-type="float">
            <text:p>6.0642</text:p>
          </table:table-cell>
          <table:table-cell table:formula="of:=AVERAGE([.D1605:.D1625])" office:value-type="float" office:value="5.52350476190476" calcext:value-type="float">
            <text:p>5.523504761904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8075" calcext:value-type="float">
            <text:p>5.80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665" calcext:value-type="float">
            <text:p>5.26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761" calcext:value-type="float">
            <text:p>4.87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542" calcext:value-type="float">
            <text:p>4.45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611" calcext:value-type="float">
            <text:p>5.56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887" calcext:value-type="float">
            <text:p>5.18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108" calcext:value-type="float">
            <text:p>4.6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6979" calcext:value-type="float">
            <text:p>7.69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0737" calcext:value-type="float">
            <text:p>7.07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567" calcext:value-type="float">
            <text:p>5.15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913" calcext:value-type="float">
            <text:p>5.39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605" calcext:value-type="float">
            <text:p>4.56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406" calcext:value-type="float">
            <text:p>5.34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081" calcext:value-type="float">
            <text:p>5.20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47" calcext:value-type="float">
            <text:p>4.7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662" calcext:value-type="float">
            <text:p>5.16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716" calcext:value-type="float">
            <text:p>6.37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434" calcext:value-type="float">
            <text:p>5.14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701" calcext:value-type="float">
            <text:p>5.47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8374" calcext:value-type="float">
            <text:p>6.83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4.9137" calcext:value-type="float">
            <text:p>4.9137</text:p>
          </table:table-cell>
          <table:table-cell table:formula="of:=AVERAGE([.D1628:.D1648])" office:value-type="float" office:value="5.41172857142857" calcext:value-type="float">
            <text:p>5.4117285714285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9823" calcext:value-type="float">
            <text:p>4.98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857" calcext:value-type="float">
            <text:p>5.3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4" calcext:value-type="float">
            <text:p>5.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34" calcext:value-type="float">
            <text:p>5.5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699" calcext:value-type="float">
            <text:p>5.66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066" calcext:value-type="float">
            <text:p>6.30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09" calcext:value-type="float">
            <text:p>5.0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814" calcext:value-type="float">
            <text:p>5.18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716" calcext:value-type="float">
            <text:p>5.97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177" calcext:value-type="float">
            <text:p>6.11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194" calcext:value-type="float">
            <text:p>5.31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288" calcext:value-type="float">
            <text:p>5.02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004" calcext:value-type="float">
            <text:p>5.80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317" calcext:value-type="float">
            <text:p>6.33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759" calcext:value-type="float">
            <text:p>4.97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402" calcext:value-type="float">
            <text:p>5.64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303" calcext:value-type="float">
            <text:p>4.93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346" calcext:value-type="float">
            <text:p>4.93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502" calcext:value-type="float">
            <text:p>5.35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229" calcext:value-type="float">
            <text:p>5.12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8629" calcext:value-type="float">
            <text:p>5.8629</text:p>
          </table:table-cell>
          <table:table-cell table:formula="of:=AVERAGE([.D1651:.D1671])" office:value-type="float" office:value="5.41109047619048" calcext:value-type="float">
            <text:p>5.411090476190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7267" calcext:value-type="float">
            <text:p>5.72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696" calcext:value-type="float">
            <text:p>6.16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658" calcext:value-type="float">
            <text:p>6.26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54" calcext:value-type="float">
            <text:p>6.0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312" calcext:value-type="float">
            <text:p>5.23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747" calcext:value-type="float">
            <text:p>6.17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835" calcext:value-type="float">
            <text:p>4.38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661" calcext:value-type="float">
            <text:p>4.66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81" calcext:value-type="float">
            <text:p>5.7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359" calcext:value-type="float">
            <text:p>5.23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323" calcext:value-type="float">
            <text:p>4.73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257" calcext:value-type="float">
            <text:p>6.02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119" calcext:value-type="float">
            <text:p>4.9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459" calcext:value-type="float">
            <text:p>6.34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535" calcext:value-type="float">
            <text:p>4.85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988" calcext:value-type="float">
            <text:p>4.79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193" calcext:value-type="float">
            <text:p>5.51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1" calcext:value-type="float">
            <text:p>4.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761" calcext:value-type="float">
            <text:p>4.97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08" calcext:value-type="float">
            <text:p>5.0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9891" calcext:value-type="float">
            <text:p>5.9891</text:p>
          </table:table-cell>
          <table:table-cell table:formula="of:=AVERAGE([.D1674:.D1694])" office:value-type="float" office:value="5.37496666666667" calcext:value-type="float">
            <text:p>5.374966666666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3807" calcext:value-type="float">
            <text:p>5.38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144" calcext:value-type="float">
            <text:p>4.9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97" calcext:value-type="float">
            <text:p>5.0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196" calcext:value-type="float">
            <text:p>5.51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303" calcext:value-type="float">
            <text:p>5.43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991" calcext:value-type="float">
            <text:p>5.69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093" calcext:value-type="float">
            <text:p>4.90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055" calcext:value-type="float">
            <text:p>5.30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8536" calcext:value-type="float">
            <text:p>6.85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251" calcext:value-type="float">
            <text:p>4.72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092" calcext:value-type="float">
            <text:p>4.80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276" calcext:value-type="float">
            <text:p>4.92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438" calcext:value-type="float">
            <text:p>5.14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682" calcext:value-type="float">
            <text:p>5.56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245" calcext:value-type="float">
            <text:p>5.82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565" calcext:value-type="float">
            <text:p>4.75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826" calcext:value-type="float">
            <text:p>5.48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5465" calcext:value-type="float">
            <text:p>6.54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11" calcext:value-type="float">
            <text:p>4.5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807" calcext:value-type="float">
            <text:p>5.48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2272" calcext:value-type="float">
            <text:p>5.2272</text:p>
          </table:table-cell>
          <table:table-cell table:formula="of:=AVERAGE([.D1697:.D1717])" office:value-type="float" office:value="5.23976666666667" calcext:value-type="float">
            <text:p>5.239766666666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7261" calcext:value-type="float">
            <text:p>4.72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022" calcext:value-type="float">
            <text:p>5.00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383" calcext:value-type="float">
            <text:p>4.83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46" calcext:value-type="float">
            <text:p>5.5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937" calcext:value-type="float">
            <text:p>5.29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777" calcext:value-type="float">
            <text:p>5.87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093" calcext:value-type="float">
            <text:p>4.60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824" calcext:value-type="float">
            <text:p>5.58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898" calcext:value-type="float">
            <text:p>4.68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626" calcext:value-type="float">
            <text:p>4.86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8078" calcext:value-type="float">
            <text:p>7.80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716" calcext:value-type="float">
            <text:p>5.27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012" calcext:value-type="float">
            <text:p>5.70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188" calcext:value-type="float">
            <text:p>5.41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189" calcext:value-type="float">
            <text:p>5.01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26" calcext:value-type="float">
            <text:p>5.0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607" calcext:value-type="float">
            <text:p>4.96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441" calcext:value-type="float">
            <text:p>4.54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592" calcext:value-type="float">
            <text:p>4.95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715" calcext:value-type="float">
            <text:p>5.07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2235" calcext:value-type="float">
            <text:p>5.2235</text:p>
          </table:table-cell>
          <table:table-cell table:formula="of:=AVERAGE([.D1720:.D1740])" office:value-type="float" office:value="5.11086666666667" calcext:value-type="float">
            <text:p>5.110866666666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9639" calcext:value-type="float">
            <text:p>4.96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849" calcext:value-type="float">
            <text:p>5.68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195" calcext:value-type="float">
            <text:p>4.81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182" calcext:value-type="float">
            <text:p>5.21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26" calcext:value-type="float">
            <text:p>4.4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444" calcext:value-type="float">
            <text:p>4.84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596" calcext:value-type="float">
            <text:p>4.75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198" calcext:value-type="float">
            <text:p>5.01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869" calcext:value-type="float">
            <text:p>6.28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929" calcext:value-type="float">
            <text:p>4.99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245" calcext:value-type="float">
            <text:p>5.42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125" calcext:value-type="float">
            <text:p>5.3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535" calcext:value-type="float">
            <text:p>4.95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622" calcext:value-type="float">
            <text:p>4.76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765" calcext:value-type="float">
            <text:p>5.27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293" calcext:value-type="float">
            <text:p>5.72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762" calcext:value-type="float">
            <text:p>4.67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068" calcext:value-type="float">
            <text:p>4.60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33" calcext:value-type="float">
            <text:p>5.2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141" calcext:value-type="float">
            <text:p>5.11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0048" calcext:value-type="float">
            <text:p>6.0048</text:p>
          </table:table-cell>
          <table:table-cell table:formula="of:=AVERAGE([.D1743:.D1763])" office:value-type="float" office:value="5.22957142857143" calcext:value-type="float">
            <text:p>5.229571428571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9582" calcext:value-type="float">
            <text:p>5.95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423" calcext:value-type="float">
            <text:p>5.04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3" calcext:value-type="float">
            <text:p>4.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834" calcext:value-type="float">
            <text:p>6.08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505" calcext:value-type="float">
            <text:p>4.75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184" calcext:value-type="float">
            <text:p>5.61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413" calcext:value-type="float">
            <text:p>5.74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087" calcext:value-type="float">
            <text:p>4.60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565" calcext:value-type="float">
            <text:p>5.75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722" calcext:value-type="float">
            <text:p>5.47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802" calcext:value-type="float">
            <text:p>4.38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241" calcext:value-type="float">
            <text:p>4.82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012" calcext:value-type="float">
            <text:p>4.70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234" calcext:value-type="float">
            <text:p>5.02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28" calcext:value-type="float">
            <text:p>5.7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097" calcext:value-type="float">
            <text:p>5.30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945" calcext:value-type="float">
            <text:p>5.69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492" calcext:value-type="float">
            <text:p>4.84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072" calcext:value-type="float">
            <text:p>4.80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372" calcext:value-type="float">
            <text:p>4.83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7206" calcext:value-type="float">
            <text:p>6.7206</text:p>
          </table:table-cell>
          <table:table-cell table:formula="of:=AVERAGE([.D1766:.D1786])" office:value-type="float" office:value="5.22677142857143" calcext:value-type="float">
            <text:p>5.226771428571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6467" calcext:value-type="float">
            <text:p>4.64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946" calcext:value-type="float">
            <text:p>5.09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177" calcext:value-type="float">
            <text:p>4.91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993" calcext:value-type="float">
            <text:p>4.29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6661" calcext:value-type="float">
            <text:p>6.66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677" calcext:value-type="float">
            <text:p>4.86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624" calcext:value-type="float">
            <text:p>5.26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065" calcext:value-type="float">
            <text:p>4.80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202" calcext:value-type="float">
            <text:p>5.72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094" calcext:value-type="float">
            <text:p>5.80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372" calcext:value-type="float">
            <text:p>4.63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677" calcext:value-type="float">
            <text:p>4.76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998" calcext:value-type="float">
            <text:p>4.49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377" calcext:value-type="float">
            <text:p>4.93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249" calcext:value-type="float">
            <text:p>5.22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557" calcext:value-type="float">
            <text:p>4.35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427" calcext:value-type="float">
            <text:p>6.24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503" calcext:value-type="float">
            <text:p>5.95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701" calcext:value-type="float">
            <text:p>4.87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649" calcext:value-type="float">
            <text:p>5.46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0955" calcext:value-type="float">
            <text:p>6.0955</text:p>
          </table:table-cell>
          <table:table-cell table:formula="of:=AVERAGE([.D1789:.D1809])" office:value-type="float" office:value="5.27518571428571" calcext:value-type="float">
            <text:p>5.275185714285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8794" calcext:value-type="float">
            <text:p>4.87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176" calcext:value-type="float">
            <text:p>5.21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158" calcext:value-type="float">
            <text:p>4.41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72" calcext:value-type="float">
            <text:p>6.3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698" calcext:value-type="float">
            <text:p>4.36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161" calcext:value-type="float">
            <text:p>5.21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494" calcext:value-type="float">
            <text:p>4.74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333" calcext:value-type="float">
            <text:p>5.03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466" calcext:value-type="float">
            <text:p>5.74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7248" calcext:value-type="float">
            <text:p>6.72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769" calcext:value-type="float">
            <text:p>4.47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068" calcext:value-type="float">
            <text:p>5.70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056" calcext:value-type="float">
            <text:p>6.00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042" calcext:value-type="float">
            <text:p>5.40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669" calcext:value-type="float">
            <text:p>5.86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14" calcext:value-type="float">
            <text:p>4.9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056" calcext:value-type="float">
            <text:p>5.50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654" calcext:value-type="float">
            <text:p>4.66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587" calcext:value-type="float">
            <text:p>4.95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545" calcext:value-type="float">
            <text:p>4.45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3971" calcext:value-type="float">
            <text:p>6.3971</text:p>
          </table:table-cell>
          <table:table-cell table:formula="of:=AVERAGE([.D1812:.D1832])" office:value-type="float" office:value="5.22356666666667" calcext:value-type="float">
            <text:p>5.223566666666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2513" calcext:value-type="float">
            <text:p>4.25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422" calcext:value-type="float">
            <text:p>5.94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992" calcext:value-type="float">
            <text:p>5.49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565" calcext:value-type="float">
            <text:p>5.35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301" calcext:value-type="float">
            <text:p>5.33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755" calcext:value-type="float">
            <text:p>4.77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372" calcext:value-type="float">
            <text:p>4.43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513" calcext:value-type="float">
            <text:p>4.65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759" calcext:value-type="float">
            <text:p>6.37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136" calcext:value-type="float">
            <text:p>5.41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07" calcext:value-type="float">
            <text:p>5.4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825" calcext:value-type="float">
            <text:p>5.18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756" calcext:value-type="float">
            <text:p>4.67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185" calcext:value-type="float">
            <text:p>4.91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521" calcext:value-type="float">
            <text:p>5.65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453" calcext:value-type="float">
            <text:p>4.74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355" calcext:value-type="float">
            <text:p>5.43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21" calcext:value-type="float">
            <text:p>5.6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486" calcext:value-type="float">
            <text:p>4.44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789" calcext:value-type="float">
            <text:p>5.17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7.0574" calcext:value-type="float">
            <text:p>7.0574</text:p>
          </table:table-cell>
          <table:table-cell table:formula="of:=AVERAGE([.D1835:.D1855])" office:value-type="float" office:value="5.15005238095238" calcext:value-type="float">
            <text:p>5.150052380952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8837" calcext:value-type="float">
            <text:p>4.88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999" calcext:value-type="float">
            <text:p>4.69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733" calcext:value-type="float">
            <text:p>5.17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889" calcext:value-type="float">
            <text:p>4.48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525" calcext:value-type="float">
            <text:p>5.85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488" calcext:value-type="float">
            <text:p>5.44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826" calcext:value-type="float">
            <text:p>4.38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054" calcext:value-type="float">
            <text:p>5.70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223" calcext:value-type="float">
            <text:p>4.92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307" calcext:value-type="float">
            <text:p>4.83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113" calcext:value-type="float">
            <text:p>5.31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629" calcext:value-type="float">
            <text:p>5.06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173" calcext:value-type="float">
            <text:p>4.31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166" calcext:value-type="float">
            <text:p>4.81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998" calcext:value-type="float">
            <text:p>5.09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8" calcext:value-type="float">
            <text:p>4.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31" calcext:value-type="float">
            <text:p>5.5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767" calcext:value-type="float">
            <text:p>5.27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157" calcext:value-type="float">
            <text:p>5.91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943" calcext:value-type="float">
            <text:p>4.99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2679" calcext:value-type="float">
            <text:p>5.2679</text:p>
          </table:table-cell>
          <table:table-cell table:formula="of:=AVERAGE([.D1858:.D1878])" office:value-type="float" office:value="5.0330380952381" calcext:value-type="float">
            <text:p>5.03303809523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8505" calcext:value-type="float">
            <text:p>4.85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933" calcext:value-type="float">
            <text:p>5.59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444" calcext:value-type="float">
            <text:p>4.54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26" calcext:value-type="float">
            <text:p>4.8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657" calcext:value-type="float">
            <text:p>5.16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817" calcext:value-type="float">
            <text:p>4.88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874" calcext:value-type="float">
            <text:p>4.88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27" calcext:value-type="float">
            <text:p>4.9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787" calcext:value-type="float">
            <text:p>4.47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893" calcext:value-type="float">
            <text:p>4.68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18" calcext:value-type="float">
            <text:p>4.8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281" calcext:value-type="float">
            <text:p>5.92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48" calcext:value-type="float">
            <text:p>5.2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708" calcext:value-type="float">
            <text:p>4.47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476" calcext:value-type="float">
            <text:p>4.64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597" calcext:value-type="float">
            <text:p>6.35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683" calcext:value-type="float">
            <text:p>4.76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883" calcext:value-type="float">
            <text:p>5.88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892" calcext:value-type="float">
            <text:p>4.68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639" calcext:value-type="float">
            <text:p>4.76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6728" calcext:value-type="float">
            <text:p>5.6728</text:p>
          </table:table-cell>
          <table:table-cell table:formula="of:=AVERAGE([.D1881:.D1901])" office:value-type="float" office:value="5.25465238095238" calcext:value-type="float">
            <text:p>5.254652380952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9604" calcext:value-type="float">
            <text:p>5.96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177" calcext:value-type="float">
            <text:p>5.41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703" calcext:value-type="float">
            <text:p>5.37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678" calcext:value-type="float">
            <text:p>4.76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809" calcext:value-type="float">
            <text:p>5.18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535" calcext:value-type="float">
            <text:p>5.35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468" calcext:value-type="float">
            <text:p>6.24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649" calcext:value-type="float">
            <text:p>5.46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834" calcext:value-type="float">
            <text:p>4.48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067" calcext:value-type="float">
            <text:p>5.80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533" calcext:value-type="float">
            <text:p>4.95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293" calcext:value-type="float">
            <text:p>5.52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574" calcext:value-type="float">
            <text:p>5.45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126" calcext:value-type="float">
            <text:p>4.1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208" calcext:value-type="float">
            <text:p>5.82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259" calcext:value-type="float">
            <text:p>5.62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781" calcext:value-type="float">
            <text:p>5.07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176" calcext:value-type="float">
            <text:p>5.11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051" calcext:value-type="float">
            <text:p>4.7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224" calcext:value-type="float">
            <text:p>4.22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9117" calcext:value-type="float">
            <text:p>6.9117</text:p>
          </table:table-cell>
          <table:table-cell table:formula="of:=AVERAGE([.D1904:.D1924])" office:value-type="float" office:value="5.08055238095238" calcext:value-type="float">
            <text:p>5.080552380952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5984" calcext:value-type="float">
            <text:p>4.59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794" calcext:value-type="float">
            <text:p>5.07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666" calcext:value-type="float">
            <text:p>4.66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921" calcext:value-type="float">
            <text:p>5.59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371" calcext:value-type="float">
            <text:p>5.53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395" calcext:value-type="float">
            <text:p>5.33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443" calcext:value-type="float">
            <text:p>4.54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524" calcext:value-type="float">
            <text:p>4.55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882" calcext:value-type="float">
            <text:p>5.38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369" calcext:value-type="float">
            <text:p>4.63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323" calcext:value-type="float">
            <text:p>4.33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077" calcext:value-type="float">
            <text:p>4.80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805" calcext:value-type="float">
            <text:p>4.78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753" calcext:value-type="float">
            <text:p>5.37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391" calcext:value-type="float">
            <text:p>4.53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556" calcext:value-type="float">
            <text:p>5.35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227" calcext:value-type="float">
            <text:p>5.82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108" calcext:value-type="float">
            <text:p>4.5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866" calcext:value-type="float">
            <text:p>5.28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344" calcext:value-type="float">
            <text:p>5.03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4.7538" calcext:value-type="float">
            <text:p>4.7538</text:p>
          </table:table-cell>
          <table:table-cell table:formula="of:=AVERAGE([.D1927:.D1947])" office:value-type="float" office:value="5.14788571428572" calcext:value-type="float">
            <text:p>5.147885714285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6588" calcext:value-type="float">
            <text:p>4.65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355" calcext:value-type="float">
            <text:p>5.93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879" calcext:value-type="float">
            <text:p>4.88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915" calcext:value-type="float">
            <text:p>5.59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142" calcext:value-type="float">
            <text:p>5.11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186" calcext:value-type="float">
            <text:p>4.91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503" calcext:value-type="float">
            <text:p>5.65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85" calcext:value-type="float">
            <text:p>5.1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039" calcext:value-type="float">
            <text:p>4.40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311" calcext:value-type="float">
            <text:p>5.13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093" calcext:value-type="float">
            <text:p>4.80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425" calcext:value-type="float">
            <text:p>5.84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617" calcext:value-type="float">
            <text:p>5.86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451" calcext:value-type="float">
            <text:p>4.24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59" calcext:value-type="float">
            <text:p>5.1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973" calcext:value-type="float">
            <text:p>5.59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789" calcext:value-type="float">
            <text:p>5.27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653" calcext:value-type="float">
            <text:p>5.36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559" calcext:value-type="float">
            <text:p>4.95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3142" calcext:value-type="float">
            <text:p>5.3142</text:p>
          </table:table-cell>
          <table:table-cell table:formula="of:=AVERAGE([.D1950:.D1970])" office:value-type="float" office:value="5.17062857142857" calcext:value-type="float">
            <text:p>5.1706285714285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4193" calcext:value-type="float">
            <text:p>4.41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618" calcext:value-type="float">
            <text:p>6.06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57" calcext:value-type="float">
            <text:p>4.5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044" calcext:value-type="float">
            <text:p>5.40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496" calcext:value-type="float">
            <text:p>6.04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982" calcext:value-type="float">
            <text:p>4.19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107" calcext:value-type="float">
            <text:p>5.11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798" calcext:value-type="float">
            <text:p>5.57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651" calcext:value-type="float">
            <text:p>4.66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275" calcext:value-type="float">
            <text:p>5.32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958" calcext:value-type="float">
            <text:p>6.29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473" calcext:value-type="float">
            <text:p>4.54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66" calcext:value-type="float">
            <text:p>5.6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21" calcext:value-type="float">
            <text:p>4.2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62" calcext:value-type="float">
            <text:p>5.4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202" calcext:value-type="float">
            <text:p>4.82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95" calcext:value-type="float">
            <text:p>4.7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749" calcext:value-type="float">
            <text:p>4.87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619" calcext:value-type="float">
            <text:p>5.46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515" calcext:value-type="float">
            <text:p>5.75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5029" calcext:value-type="float">
            <text:p>5.5029</text:p>
          </table:table-cell>
          <table:table-cell table:formula="of:=AVERAGE([.D1973:.D1993])" office:value-type="float" office:value="4.96793333333333" calcext:value-type="float">
            <text:p>4.9679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6927" calcext:value-type="float">
            <text:p>4.69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6" calcext:value-type="float">
            <text:p>4.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111" calcext:value-type="float">
            <text:p>4.9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451" calcext:value-type="float">
            <text:p>5.04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875" calcext:value-type="float">
            <text:p>4.48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796" calcext:value-type="float">
            <text:p>5.87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982" calcext:value-type="float">
            <text:p>5.39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689" calcext:value-type="float">
            <text:p>5.36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165" calcext:value-type="float">
            <text:p>4.41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385" calcext:value-type="float">
            <text:p>4.53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848" calcext:value-type="float">
            <text:p>5.18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692" calcext:value-type="float">
            <text:p>5.06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95" calcext:value-type="float">
            <text:p>4.7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223" calcext:value-type="float">
            <text:p>5.32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463" calcext:value-type="float">
            <text:p>5.04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333" calcext:value-type="float">
            <text:p>4.53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438" calcext:value-type="float">
            <text:p>6.14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0717" calcext:value-type="float">
            <text:p>4.07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096" calcext:value-type="float">
            <text:p>4.60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496" calcext:value-type="float">
            <text:p>4.44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3222" calcext:value-type="float">
            <text:p>5.3222</text:p>
          </table:table-cell>
          <table:table-cell table:formula="of:=AVERAGE([.D1996:.D2016])" office:value-type="float" office:value="4.87004761904762" calcext:value-type="float">
            <text:p>4.870047619047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8942" calcext:value-type="float">
            <text:p>4.89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773" calcext:value-type="float">
            <text:p>4.37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521" calcext:value-type="float">
            <text:p>4.15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322" calcext:value-type="float">
            <text:p>4.33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585" calcext:value-type="float">
            <text:p>4.55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983" calcext:value-type="float">
            <text:p>4.99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213" calcext:value-type="float">
            <text:p>5.32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002" calcext:value-type="float">
            <text:p>4.70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122" calcext:value-type="float">
            <text:p>4.91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364" calcext:value-type="float">
            <text:p>4.73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453" calcext:value-type="float">
            <text:p>4.44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874" calcext:value-type="float">
            <text:p>5.78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294" calcext:value-type="float">
            <text:p>4.92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16" calcext:value-type="float">
            <text:p>4.5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865" calcext:value-type="float">
            <text:p>4.28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312" calcext:value-type="float">
            <text:p>4.53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545" calcext:value-type="float">
            <text:p>4.95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981" calcext:value-type="float">
            <text:p>5.49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972" calcext:value-type="float">
            <text:p>5.69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205" calcext:value-type="float">
            <text:p>5.32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3571" calcext:value-type="float">
            <text:p>5.3571</text:p>
          </table:table-cell>
          <table:table-cell table:formula="of:=AVERAGE([.D2019:.D2039])" office:value-type="float" office:value="5.1591" calcext:value-type="float">
            <text:p>5.15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6786" calcext:value-type="float">
            <text:p>4.67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502" calcext:value-type="float">
            <text:p>4.65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434" calcext:value-type="float">
            <text:p>5.34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708" calcext:value-type="float">
            <text:p>4.97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246" calcext:value-type="float">
            <text:p>4.52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932" calcext:value-type="float">
            <text:p>4.69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016" calcext:value-type="float">
            <text:p>4.40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396" calcext:value-type="float">
            <text:p>4.93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854" calcext:value-type="float">
            <text:p>6.18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187" calcext:value-type="float">
            <text:p>5.71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239" calcext:value-type="float">
            <text:p>6.42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941" calcext:value-type="float">
            <text:p>4.29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545" calcext:value-type="float">
            <text:p>4.55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454" calcext:value-type="float">
            <text:p>4.84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362" calcext:value-type="float">
            <text:p>5.83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25" calcext:value-type="float">
            <text:p>6.2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308" calcext:value-type="float">
            <text:p>5.73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761" calcext:value-type="float">
            <text:p>4.57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832" calcext:value-type="float">
            <text:p>5.38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087" calcext:value-type="float">
            <text:p>5.00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9796" calcext:value-type="float">
            <text:p>5.9796</text:p>
          </table:table-cell>
          <table:table-cell table:formula="of:=AVERAGE([.D2042:.D2062])" office:value-type="float" office:value="4.96879047619048" calcext:value-type="float">
            <text:p>4.968790476190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1254" calcext:value-type="float">
            <text:p>5.12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931" calcext:value-type="float">
            <text:p>4.19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26" calcext:value-type="float">
            <text:p>4.9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858" calcext:value-type="float">
            <text:p>5.18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913" calcext:value-type="float">
            <text:p>4.79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256" calcext:value-type="float">
            <text:p>6.02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86" calcext:value-type="float">
            <text:p>4.8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5808" calcext:value-type="float">
            <text:p>6.58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855" calcext:value-type="float">
            <text:p>4.38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527" calcext:value-type="float">
            <text:p>4.45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08" calcext:value-type="float">
            <text:p>5.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206" calcext:value-type="float">
            <text:p>4.92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021" calcext:value-type="float">
            <text:p>5.20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783" calcext:value-type="float">
            <text:p>4.97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454" calcext:value-type="float">
            <text:p>4.54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848" calcext:value-type="float">
            <text:p>4.18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913" calcext:value-type="float">
            <text:p>4.59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738" calcext:value-type="float">
            <text:p>4.87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857" calcext:value-type="float">
            <text:p>4.8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228" calcext:value-type="float">
            <text:p>4.52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4369" calcext:value-type="float">
            <text:p>6.4369</text:p>
          </table:table-cell>
          <table:table-cell table:formula="of:=AVERAGE([.D2065:.D2085])" office:value-type="float" office:value="5.05059523809524" calcext:value-type="float">
            <text:p>5.050595238095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8423" calcext:value-type="float">
            <text:p>5.84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662" calcext:value-type="float">
            <text:p>4.76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761" calcext:value-type="float">
            <text:p>4.77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282" calcext:value-type="float">
            <text:p>4.42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132" calcext:value-type="float">
            <text:p>5.3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876" calcext:value-type="float">
            <text:p>5.28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71" calcext:value-type="float">
            <text:p>5.1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105" calcext:value-type="float">
            <text:p>4.51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693" calcext:value-type="float">
            <text:p>4.86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831" calcext:value-type="float">
            <text:p>4.68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045" calcext:value-type="float">
            <text:p>5.50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214" calcext:value-type="float">
            <text:p>5.72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274" calcext:value-type="float">
            <text:p>5.22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02" calcext:value-type="float">
            <text:p>4.4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174" calcext:value-type="float">
            <text:p>4.81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174" calcext:value-type="float">
            <text:p>4.51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164" calcext:value-type="float">
            <text:p>4.21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161" calcext:value-type="float">
            <text:p>5.01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049" calcext:value-type="float">
            <text:p>5.90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506" calcext:value-type="float">
            <text:p>4.65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9499" calcext:value-type="float">
            <text:p>5.9499</text:p>
          </table:table-cell>
          <table:table-cell table:formula="of:=AVERAGE([.D2088:.D2108])" office:value-type="float" office:value="4.87504761904762" calcext:value-type="float">
            <text:p>4.875047619047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1753" calcext:value-type="float">
            <text:p>4.17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903" calcext:value-type="float">
            <text:p>5.19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637" calcext:value-type="float">
            <text:p>4.76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034" calcext:value-type="float">
            <text:p>5.10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087" calcext:value-type="float">
            <text:p>5.40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9749" calcext:value-type="float">
            <text:p>3.97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564" calcext:value-type="float">
            <text:p>4.45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849" calcext:value-type="float">
            <text:p>4.38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811" calcext:value-type="float">
            <text:p>5.58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045" calcext:value-type="float">
            <text:p>4.80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44" calcext:value-type="float">
            <text:p>4.7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731" calcext:value-type="float">
            <text:p>4.97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318" calcext:value-type="float">
            <text:p>5.73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039" calcext:value-type="float">
            <text:p>4.20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821" calcext:value-type="float">
            <text:p>4.78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7809" calcext:value-type="float">
            <text:p>3.78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817" calcext:value-type="float">
            <text:p>5.58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217" calcext:value-type="float">
            <text:p>4.52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308" calcext:value-type="float">
            <text:p>4.93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329" calcext:value-type="float">
            <text:p>5.33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2399" calcext:value-type="float">
            <text:p>5.2399</text:p>
          </table:table-cell>
          <table:table-cell table:formula="of:=AVERAGE([.D2111:.D2131])" office:value-type="float" office:value="5.12304761904762" calcext:value-type="float">
            <text:p>5.123047619047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7909" calcext:value-type="float">
            <text:p>5.79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161" calcext:value-type="float">
            <text:p>5.11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437" calcext:value-type="float">
            <text:p>4.34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916" calcext:value-type="float">
            <text:p>4.99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26" calcext:value-type="float">
            <text:p>4.6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989" calcext:value-type="float">
            <text:p>5.09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907" calcext:value-type="float">
            <text:p>4.59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63" calcext:value-type="float">
            <text:p>5.4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033" calcext:value-type="float">
            <text:p>4.90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919" calcext:value-type="float">
            <text:p>4.49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867" calcext:value-type="float">
            <text:p>4.68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335" calcext:value-type="float">
            <text:p>4.93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694" calcext:value-type="float">
            <text:p>4.56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805" calcext:value-type="float">
            <text:p>5.98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115" calcext:value-type="float">
            <text:p>5.5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385" calcext:value-type="float">
            <text:p>4.63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539" calcext:value-type="float">
            <text:p>4.55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647" calcext:value-type="float">
            <text:p>4.96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0724" calcext:value-type="float">
            <text:p>8.07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169" calcext:value-type="float">
            <text:p>5.01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4771" calcext:value-type="float">
            <text:p>5.4771</text:p>
          </table:table-cell>
          <table:table-cell table:formula="of:=AVERAGE([.D2134:.D2154])" office:value-type="float" office:value="4.9708619047619" calcext:value-type="float">
            <text:p>4.97086190476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4694" calcext:value-type="float">
            <text:p>4.46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738" calcext:value-type="float">
            <text:p>6.27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988" calcext:value-type="float">
            <text:p>4.79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933" calcext:value-type="float">
            <text:p>4.19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579" calcext:value-type="float">
            <text:p>5.75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165" calcext:value-type="float">
            <text:p>4.21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139" calcext:value-type="float">
            <text:p>5.01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187" calcext:value-type="float">
            <text:p>4.61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955" calcext:value-type="float">
            <text:p>4.49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197" calcext:value-type="float">
            <text:p>4.41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075" calcext:value-type="float">
            <text:p>6.20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46" calcext:value-type="float">
            <text:p>4.6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842" calcext:value-type="float">
            <text:p>4.28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623" calcext:value-type="float">
            <text:p>4.66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244" calcext:value-type="float">
            <text:p>4.52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829" calcext:value-type="float">
            <text:p>5.48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998" calcext:value-type="float">
            <text:p>5.19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232" calcext:value-type="float">
            <text:p>5.12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679" calcext:value-type="float">
            <text:p>5.96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553" calcext:value-type="float">
            <text:p>4.55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335" calcext:value-type="float">
            <text:p>5.335</text:p>
          </table:table-cell>
          <table:table-cell table:formula="of:=AVERAGE([.D2157:.D2177])" office:value-type="float" office:value="4.93078571428571" calcext:value-type="float">
            <text:p>4.930785714285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7899" calcext:value-type="float">
            <text:p>4.78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338" calcext:value-type="float">
            <text:p>4.43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797" calcext:value-type="float">
            <text:p>4.67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038" calcext:value-type="float">
            <text:p>5.70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836" calcext:value-type="float">
            <text:p>4.18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193" calcext:value-type="float">
            <text:p>5.11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85" calcext:value-type="float">
            <text:p>4.5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0107" calcext:value-type="float">
            <text:p>4.01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431" calcext:value-type="float">
            <text:p>5.44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963" calcext:value-type="float">
            <text:p>4.29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532" calcext:value-type="float">
            <text:p>5.65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451" calcext:value-type="float">
            <text:p>4.44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341" calcext:value-type="float">
            <text:p>4.23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268" calcext:value-type="float">
            <text:p>4.22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438" calcext:value-type="float">
            <text:p>5.14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924" calcext:value-type="float">
            <text:p>5.29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194" calcext:value-type="float">
            <text:p>5.31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9" calcext:value-type="float">
            <text:p>6.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156" calcext:value-type="float">
            <text:p>4.41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459" calcext:value-type="float">
            <text:p>5.84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4.5858" calcext:value-type="float">
            <text:p>4.5858</text:p>
          </table:table-cell>
          <table:table-cell table:formula="of:=AVERAGE([.D2180:.D2200])" office:value-type="float" office:value="4.81199523809524" calcext:value-type="float">
            <text:p>4.811995238095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7429" calcext:value-type="float">
            <text:p>4.74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968" calcext:value-type="float">
            <text:p>5.19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328" calcext:value-type="float">
            <text:p>4.13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276" calcext:value-type="float">
            <text:p>5.32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001" calcext:value-type="float">
            <text:p>4.50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036" calcext:value-type="float">
            <text:p>4.90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23" calcext:value-type="float">
            <text:p>4.5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252" calcext:value-type="float">
            <text:p>4.22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406" calcext:value-type="float">
            <text:p>4.24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288" calcext:value-type="float">
            <text:p>4.52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556" calcext:value-type="float">
            <text:p>5.35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198" calcext:value-type="float">
            <text:p>6.01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905" calcext:value-type="float">
            <text:p>4.59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135" calcext:value-type="float">
            <text:p>5.11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813" calcext:value-type="float">
            <text:p>4.78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972" calcext:value-type="float">
            <text:p>4.89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455" calcext:value-type="float">
            <text:p>4.94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164" calcext:value-type="float">
            <text:p>5.31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629" calcext:value-type="float">
            <text:p>4.56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62" calcext:value-type="float">
            <text:p>4.5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4.7064" calcext:value-type="float">
            <text:p>4.7064</text:p>
          </table:table-cell>
          <table:table-cell table:formula="of:=AVERAGE([.D2203:.D2223])" office:value-type="float" office:value="4.97594285714286" calcext:value-type="float">
            <text:p>4.975942857142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4254" calcext:value-type="float">
            <text:p>5.42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97" calcext:value-type="float">
            <text:p>5.6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91" calcext:value-type="float">
            <text:p>5.1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064" calcext:value-type="float">
            <text:p>4.30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554" calcext:value-type="float">
            <text:p>5.55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44" calcext:value-type="float">
            <text:p>5.2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682" calcext:value-type="float">
            <text:p>4.96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308" calcext:value-type="float">
            <text:p>4.33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577" calcext:value-type="float">
            <text:p>6.05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452" calcext:value-type="float">
            <text:p>4.64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149" calcext:value-type="float">
            <text:p>5.21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024" calcext:value-type="float">
            <text:p>5.00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572" calcext:value-type="float">
            <text:p>4.55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5" calcext:value-type="float">
            <text:p>5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8006" calcext:value-type="float">
            <text:p>3.80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79" calcext:value-type="float">
            <text:p>4.6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7618" calcext:value-type="float">
            <text:p>6.76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204" calcext:value-type="float">
            <text:p>4.32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8" calcext:value-type="float">
            <text:p>4.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01" calcext:value-type="float">
            <text:p>4.8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0568" calcext:value-type="float">
            <text:p>6.0568</text:p>
          </table:table-cell>
          <table:table-cell table:formula="of:=AVERAGE([.D2226:.D2246])" office:value-type="float" office:value="4.96691904761905" calcext:value-type="float">
            <text:p>4.966919047619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1884" calcext:value-type="float">
            <text:p>4.18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919" calcext:value-type="float">
            <text:p>4.99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06" calcext:value-type="float">
            <text:p>4.2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247" calcext:value-type="float">
            <text:p>4.52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165" calcext:value-type="float">
            <text:p>4.91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8" calcext:value-type="float">
            <text:p>4.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765" calcext:value-type="float">
            <text:p>4.87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81" calcext:value-type="float">
            <text:p>4.5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393" calcext:value-type="float">
            <text:p>4.83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634" calcext:value-type="float">
            <text:p>4.66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747" calcext:value-type="float">
            <text:p>4.37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915" calcext:value-type="float">
            <text:p>4.69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961" calcext:value-type="float">
            <text:p>5.69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073" calcext:value-type="float">
            <text:p>5.40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664" calcext:value-type="float">
            <text:p>4.76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428" calcext:value-type="float">
            <text:p>5.34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314" calcext:value-type="float">
            <text:p>4.63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395" calcext:value-type="float">
            <text:p>5.03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255" calcext:value-type="float">
            <text:p>5.72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056" calcext:value-type="float">
            <text:p>6.00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3092" calcext:value-type="float">
            <text:p>6.3092</text:p>
          </table:table-cell>
          <table:table-cell table:formula="of:=AVERAGE([.D2249:.D2269])" office:value-type="float" office:value="4.89250952380952" calcext:value-type="float">
            <text:p>4.892509523809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1971" calcext:value-type="float">
            <text:p>4.19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424" calcext:value-type="float">
            <text:p>5.44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422" calcext:value-type="float">
            <text:p>5.04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702" calcext:value-type="float">
            <text:p>6.07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704" calcext:value-type="float">
            <text:p>4.87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749" calcext:value-type="float">
            <text:p>4.87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043" calcext:value-type="float">
            <text:p>4.30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891" calcext:value-type="float">
            <text:p>4.88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489" calcext:value-type="float">
            <text:p>4.14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86" calcext:value-type="float">
            <text:p>4.6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982" calcext:value-type="float">
            <text:p>5.19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376" calcext:value-type="float">
            <text:p>4.43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685" calcext:value-type="float">
            <text:p>4.26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768" calcext:value-type="float">
            <text:p>5.87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519" calcext:value-type="float">
            <text:p>4.65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848" calcext:value-type="float">
            <text:p>4.38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9572" calcext:value-type="float">
            <text:p>3.95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989" calcext:value-type="float">
            <text:p>4.59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496" calcext:value-type="float">
            <text:p>5.04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845" calcext:value-type="float">
            <text:p>5.48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8001" calcext:value-type="float">
            <text:p>5.8001</text:p>
          </table:table-cell>
          <table:table-cell table:formula="of:=AVERAGE([.D2272:.D2292])" office:value-type="float" office:value="5.13793333333333" calcext:value-type="float">
            <text:p>5.1379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4999" calcext:value-type="float">
            <text:p>4.49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983" calcext:value-type="float">
            <text:p>4.59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924" calcext:value-type="float">
            <text:p>5.49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577" calcext:value-type="float">
            <text:p>4.85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297" calcext:value-type="float">
            <text:p>4.72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967" calcext:value-type="float">
            <text:p>3.9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801" calcext:value-type="float">
            <text:p>4.28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09" calcext:value-type="float">
            <text:p>5.8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824" calcext:value-type="float">
            <text:p>4.38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728" calcext:value-type="float">
            <text:p>4.57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453" calcext:value-type="float">
            <text:p>5.64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98" calcext:value-type="float">
            <text:p>5.9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386" calcext:value-type="float">
            <text:p>4.33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003" calcext:value-type="float">
            <text:p>5.30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361" calcext:value-type="float">
            <text:p>4.53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496" calcext:value-type="float">
            <text:p>6.24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456" calcext:value-type="float">
            <text:p>6.4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038" calcext:value-type="float">
            <text:p>6.00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218" calcext:value-type="float">
            <text:p>4.72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577" calcext:value-type="float">
            <text:p>5.65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4.9491" calcext:value-type="float">
            <text:p>4.9491</text:p>
          </table:table-cell>
          <table:table-cell table:formula="of:=AVERAGE([.D2295:.D2315])" office:value-type="float" office:value="4.8197380952381" calcext:value-type="float">
            <text:p>4.81973809523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7929" calcext:value-type="float">
            <text:p>3.79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611" calcext:value-type="float">
            <text:p>5.46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257" calcext:value-type="float">
            <text:p>4.72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674" calcext:value-type="float">
            <text:p>4.46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485" calcext:value-type="float">
            <text:p>5.54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68" calcext:value-type="float">
            <text:p>5.2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0562" calcext:value-type="float">
            <text:p>4.05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853" calcext:value-type="float">
            <text:p>4.48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329" calcext:value-type="float">
            <text:p>4.53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815" calcext:value-type="float">
            <text:p>4.68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428" calcext:value-type="float">
            <text:p>4.94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751" calcext:value-type="float">
            <text:p>4.57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163" calcext:value-type="float">
            <text:p>5.11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074" calcext:value-type="float">
            <text:p>4.60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004" calcext:value-type="float">
            <text:p>6.20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955" calcext:value-type="float">
            <text:p>4.59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552" calcext:value-type="float">
            <text:p>5.15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58" calcext:value-type="float">
            <text:p>4.9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383" calcext:value-type="float">
            <text:p>4.63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569" calcext:value-type="float">
            <text:p>4.45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5585" calcext:value-type="float">
            <text:p>5.5585</text:p>
          </table:table-cell>
          <table:table-cell table:formula="of:=AVERAGE([.D2318:.D2338])" office:value-type="float" office:value="4.77321904761905" calcext:value-type="float">
            <text:p>4.773219047619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4427" calcext:value-type="float">
            <text:p>5.44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88" calcext:value-type="float">
            <text:p>4.4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581" calcext:value-type="float">
            <text:p>4.35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059" calcext:value-type="float">
            <text:p>4.60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272" calcext:value-type="float">
            <text:p>4.22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516" calcext:value-type="float">
            <text:p>4.65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538" calcext:value-type="float">
            <text:p>4.45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6331" calcext:value-type="float">
            <text:p>6.63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184" calcext:value-type="float">
            <text:p>4.61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855" calcext:value-type="float">
            <text:p>4.68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275" calcext:value-type="float">
            <text:p>4.62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521" calcext:value-type="float">
            <text:p>4.55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89" calcext:value-type="float">
            <text:p>4.9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845" calcext:value-type="float">
            <text:p>4.88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351" calcext:value-type="float">
            <text:p>4.53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432" calcext:value-type="float">
            <text:p>4.54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018" calcext:value-type="float">
            <text:p>4.0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094" calcext:value-type="float">
            <text:p>5.60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34" calcext:value-type="float">
            <text:p>4.3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22" calcext:value-type="float">
            <text:p>4.4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6439" calcext:value-type="float">
            <text:p>5.6439</text:p>
          </table:table-cell>
          <table:table-cell table:formula="of:=AVERAGE([.D2341:.D2361])" office:value-type="float" office:value="4.93834761904762" calcext:value-type="float">
            <text:p>4.938347619047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6149" calcext:value-type="float">
            <text:p>4.61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76" calcext:value-type="float">
            <text:p>4.8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644" calcext:value-type="float">
            <text:p>4.36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959" calcext:value-type="float">
            <text:p>4.49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314" calcext:value-type="float">
            <text:p>4.33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291" calcext:value-type="float">
            <text:p>6.22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482" calcext:value-type="float">
            <text:p>4.94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802" calcext:value-type="float">
            <text:p>4.38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205" calcext:value-type="float">
            <text:p>5.22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999" calcext:value-type="float">
            <text:p>4.89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888" calcext:value-type="float">
            <text:p>4.78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924" calcext:value-type="float">
            <text:p>5.69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66" calcext:value-type="float">
            <text:p>5.1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793" calcext:value-type="float">
            <text:p>4.27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836" calcext:value-type="float">
            <text:p>4.18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095" calcext:value-type="float">
            <text:p>6.20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685" calcext:value-type="float">
            <text:p>4.46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653" calcext:value-type="float">
            <text:p>5.56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311" calcext:value-type="float">
            <text:p>4.43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164" calcext:value-type="float">
            <text:p>4.91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143" calcext:value-type="float">
            <text:p>5.143</text:p>
          </table:table-cell>
          <table:table-cell table:formula="of:=AVERAGE([.D2364:.D2384])" office:value-type="float" office:value="4.96225714285714" calcext:value-type="float">
            <text:p>4.962257142857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8367" calcext:value-type="float">
            <text:p>4.83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0711" calcext:value-type="float">
            <text:p>4.07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058" calcext:value-type="float">
            <text:p>5.30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508" calcext:value-type="float">
            <text:p>4.35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789" calcext:value-type="float">
            <text:p>4.67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216" calcext:value-type="float">
            <text:p>4.32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616" calcext:value-type="float">
            <text:p>4.36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7263" calcext:value-type="float">
            <text:p>3.72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909" calcext:value-type="float">
            <text:p>5.99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265" calcext:value-type="float">
            <text:p>5.72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837" calcext:value-type="float">
            <text:p>5.58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452" calcext:value-type="float">
            <text:p>6.14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988" calcext:value-type="float">
            <text:p>4.39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692" calcext:value-type="float">
            <text:p>4.56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351" calcext:value-type="float">
            <text:p>5.23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233" calcext:value-type="float">
            <text:p>5.32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415" calcext:value-type="float">
            <text:p>5.34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625" calcext:value-type="float">
            <text:p>5.7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9152" calcext:value-type="float">
            <text:p>3.91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197" calcext:value-type="float">
            <text:p>5.41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6791" calcext:value-type="float">
            <text:p>5.6791</text:p>
          </table:table-cell>
          <table:table-cell table:formula="of:=AVERAGE([.D2387:.D2407])" office:value-type="float" office:value="4.75339523809524" calcext:value-type="float">
            <text:p>4.753395238095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0557" calcext:value-type="float">
            <text:p>5.05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581" calcext:value-type="float">
            <text:p>4.15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69" calcext:value-type="float">
            <text:p>4.8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298" calcext:value-type="float">
            <text:p>5.22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456" calcext:value-type="float">
            <text:p>4.64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013" calcext:value-type="float">
            <text:p>4.20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405" calcext:value-type="float">
            <text:p>4.54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599" calcext:value-type="float">
            <text:p>4.75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956" calcext:value-type="float">
            <text:p>4.39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204" calcext:value-type="float">
            <text:p>4.42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473" calcext:value-type="float">
            <text:p>4.94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588" calcext:value-type="float">
            <text:p>4.35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875" calcext:value-type="float">
            <text:p>4.48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159" calcext:value-type="float">
            <text:p>4.91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566" calcext:value-type="float">
            <text:p>4.95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771" calcext:value-type="float">
            <text:p>5.37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497" calcext:value-type="float">
            <text:p>4.74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0762" calcext:value-type="float">
            <text:p>4.07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576" calcext:value-type="float">
            <text:p>5.95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0396" calcext:value-type="float">
            <text:p>4.03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5992" calcext:value-type="float">
            <text:p>5.5992</text:p>
          </table:table-cell>
          <table:table-cell table:formula="of:=AVERAGE([.D2410:.D2430])" office:value-type="float" office:value="4.69876190476191" calcext:value-type="float">
            <text:p>4.698761904761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8371" calcext:value-type="float">
            <text:p>4.83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994" calcext:value-type="float">
            <text:p>5.39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148" calcext:value-type="float">
            <text:p>4.21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224" calcext:value-type="float">
            <text:p>4.32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417" calcext:value-type="float">
            <text:p>4.94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331" calcext:value-type="float">
            <text:p>4.53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815" calcext:value-type="float">
            <text:p>4.88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319" calcext:value-type="float">
            <text:p>4.43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935" calcext:value-type="float">
            <text:p>4.39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555" calcext:value-type="float">
            <text:p>4.35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913" calcext:value-type="float">
            <text:p>4.19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283" calcext:value-type="float">
            <text:p>4.72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43" calcext:value-type="float">
            <text:p>4.6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46" calcext:value-type="float">
            <text:p>5.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747" calcext:value-type="float">
            <text:p>4.37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808" calcext:value-type="float">
            <text:p>4.78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426" calcext:value-type="float">
            <text:p>4.34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72" calcext:value-type="float">
            <text:p>4.9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889" calcext:value-type="float">
            <text:p>5.28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963" calcext:value-type="float">
            <text:p>4.29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3378" calcext:value-type="float">
            <text:p>5.3378</text:p>
          </table:table-cell>
          <table:table-cell table:formula="of:=AVERAGE([.D2433:.D2453])" office:value-type="float" office:value="4.8523" calcext:value-type="float">
            <text:p>4.85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4254" calcext:value-type="float">
            <text:p>4.42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439" calcext:value-type="float">
            <text:p>4.44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459" calcext:value-type="float">
            <text:p>5.64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977" calcext:value-type="float">
            <text:p>5.69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541" calcext:value-type="float">
            <text:p>4.75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747" calcext:value-type="float">
            <text:p>6.37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252" calcext:value-type="float">
            <text:p>5.22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534" calcext:value-type="float">
            <text:p>5.55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554" calcext:value-type="float">
            <text:p>4.55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764" calcext:value-type="float">
            <text:p>4.77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207" calcext:value-type="float">
            <text:p>4.32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377" calcext:value-type="float">
            <text:p>4.13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78" calcext:value-type="float">
            <text:p>5.4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048" calcext:value-type="float">
            <text:p>4.70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705" calcext:value-type="float">
            <text:p>4.77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76" calcext:value-type="float">
            <text:p>4.4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306" calcext:value-type="float">
            <text:p>4.33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0382" calcext:value-type="float">
            <text:p>4.03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04" calcext:value-type="float">
            <text:p>4.2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479" calcext:value-type="float">
            <text:p>4.64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4.9471" calcext:value-type="float">
            <text:p>4.9471</text:p>
          </table:table-cell>
          <table:table-cell table:formula="of:=AVERAGE([.D2456:.D2476])" office:value-type="float" office:value="4.93270476190476" calcext:value-type="float">
            <text:p>4.932704761904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0151" calcext:value-type="float">
            <text:p>4.01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065" calcext:value-type="float">
            <text:p>4.50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404" calcext:value-type="float">
            <text:p>5.14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418" calcext:value-type="float">
            <text:p>5.64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821" calcext:value-type="float">
            <text:p>6.28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481" calcext:value-type="float">
            <text:p>4.54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76" calcext:value-type="float">
            <text:p>4.3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938" calcext:value-type="float">
            <text:p>5.49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262" calcext:value-type="float">
            <text:p>5.52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696" calcext:value-type="float">
            <text:p>5.16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31" calcext:value-type="float">
            <text:p>5.4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474" calcext:value-type="float">
            <text:p>4.44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725" calcext:value-type="float">
            <text:p>4.97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526" calcext:value-type="float">
            <text:p>5.35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396" calcext:value-type="float">
            <text:p>4.83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549" calcext:value-type="float">
            <text:p>4.65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8248" calcext:value-type="float">
            <text:p>3.82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344" calcext:value-type="float">
            <text:p>5.03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964" calcext:value-type="float">
            <text:p>4.59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865" calcext:value-type="float">
            <text:p>4.78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3268" calcext:value-type="float">
            <text:p>6.3268</text:p>
          </table:table-cell>
          <table:table-cell table:formula="of:=AVERAGE([.D2479:.D2499])" office:value-type="float" office:value="4.86720476190476" calcext:value-type="float">
            <text:p>4.867204761904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8089" calcext:value-type="float">
            <text:p>4.80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238" calcext:value-type="float">
            <text:p>5.52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996" calcext:value-type="float">
            <text:p>4.79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652" calcext:value-type="float">
            <text:p>5.06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111" calcext:value-type="float">
            <text:p>4.9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048" calcext:value-type="float">
            <text:p>4.10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659" calcext:value-type="float">
            <text:p>4.56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224" calcext:value-type="float">
            <text:p>4.72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997" calcext:value-type="float">
            <text:p>4.79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655" calcext:value-type="float">
            <text:p>4.96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511" calcext:value-type="float">
            <text:p>5.25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937" calcext:value-type="float">
            <text:p>3.9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329" calcext:value-type="float">
            <text:p>5.03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257" calcext:value-type="float">
            <text:p>5.32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2141" calcext:value-type="float">
            <text:p>7.21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0373" calcext:value-type="float">
            <text:p>4.03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911" calcext:value-type="float">
            <text:p>3.9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861" calcext:value-type="float">
            <text:p>3.8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185" calcext:value-type="float">
            <text:p>4.71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29" calcext:value-type="float">
            <text:p>4.3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0305" calcext:value-type="float">
            <text:p>5.0305</text:p>
          </table:table-cell>
          <table:table-cell table:formula="of:=AVERAGE([.D2502:.D2522])" office:value-type="float" office:value="4.92171428571429" calcext:value-type="float">
            <text:p>4.921714285714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1513" calcext:value-type="float">
            <text:p>4.15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81" calcext:value-type="float">
            <text:p>4.3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797" calcext:value-type="float">
            <text:p>5.97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544" calcext:value-type="float">
            <text:p>4.95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576" calcext:value-type="float">
            <text:p>4.55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833" calcext:value-type="float">
            <text:p>5.58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119" calcext:value-type="float">
            <text:p>5.01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8103" calcext:value-type="float">
            <text:p>3.81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586" calcext:value-type="float">
            <text:p>4.55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906" calcext:value-type="float">
            <text:p>4.99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037" calcext:value-type="float">
            <text:p>4.80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372" calcext:value-type="float">
            <text:p>4.93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057" calcext:value-type="float">
            <text:p>4.20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017" calcext:value-type="float">
            <text:p>4.10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442" calcext:value-type="float">
            <text:p>7.4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995" calcext:value-type="float">
            <text:p>5.49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099" calcext:value-type="float">
            <text:p>4.50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176" calcext:value-type="float">
            <text:p>6.01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9726" calcext:value-type="float">
            <text:p>3.97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569" calcext:value-type="float">
            <text:p>4.85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4066" calcext:value-type="float">
            <text:p>5.4066</text:p>
          </table:table-cell>
          <table:table-cell table:formula="of:=AVERAGE([.D2525:.D2545])" office:value-type="float" office:value="4.90907142857143" calcext:value-type="float">
            <text:p>4.909071428571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5991" calcext:value-type="float">
            <text:p>4.59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371" calcext:value-type="float">
            <text:p>4.23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834" calcext:value-type="float">
            <text:p>5.38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713" calcext:value-type="float">
            <text:p>4.47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2124" calcext:value-type="float">
            <text:p>6.21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9826" calcext:value-type="float">
            <text:p>3.98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29" calcext:value-type="float">
            <text:p>5.3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653" calcext:value-type="float">
            <text:p>5.76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041" calcext:value-type="float">
            <text:p>5.40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35" calcext:value-type="float">
            <text:p>5.4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473" calcext:value-type="float">
            <text:p>4.14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527" calcext:value-type="float">
            <text:p>4.45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285" calcext:value-type="float">
            <text:p>4.32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062" calcext:value-type="float">
            <text:p>4.0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957" calcext:value-type="float">
            <text:p>4.19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163" calcext:value-type="float">
            <text:p>4.31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11" calcext:value-type="float">
            <text:p>5.7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157" calcext:value-type="float">
            <text:p>4.31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335" calcext:value-type="float">
            <text:p>4.63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7019" calcext:value-type="float">
            <text:p>6.70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4.5783" calcext:value-type="float">
            <text:p>4.5783</text:p>
          </table:table-cell>
          <table:table-cell table:formula="of:=AVERAGE([.D2548:.D2568])" office:value-type="float" office:value="4.7554380952381" calcext:value-type="float">
            <text:p>4.75543809523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2388" calcext:value-type="float">
            <text:p>5.23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294" calcext:value-type="float">
            <text:p>4.42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274" calcext:value-type="float">
            <text:p>5.02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462" calcext:value-type="float">
            <text:p>5.34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288" calcext:value-type="float">
            <text:p>4.82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827" calcext:value-type="float">
            <text:p>5.68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517" calcext:value-type="float">
            <text:p>4.35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034" calcext:value-type="float">
            <text:p>4.70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761" calcext:value-type="float">
            <text:p>4.47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704" calcext:value-type="float">
            <text:p>4.97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706" calcext:value-type="float">
            <text:p>4.77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8132" calcext:value-type="float">
            <text:p>3.8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307" calcext:value-type="float">
            <text:p>4.33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6597" calcext:value-type="float">
            <text:p>6.65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531" calcext:value-type="float">
            <text:p>4.75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977" calcext:value-type="float">
            <text:p>3.9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569" calcext:value-type="float">
            <text:p>4.15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547" calcext:value-type="float">
            <text:p>4.55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0335" calcext:value-type="float">
            <text:p>4.03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816" calcext:value-type="float">
            <text:p>5.18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6141" calcext:value-type="float">
            <text:p>5.6141</text:p>
          </table:table-cell>
          <table:table-cell table:formula="of:=AVERAGE([.D2571:.D2591])" office:value-type="float" office:value="4.7946" calcext:value-type="float">
            <text:p>4.794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8998" calcext:value-type="float">
            <text:p>5.89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472" calcext:value-type="float">
            <text:p>4.64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228" calcext:value-type="float">
            <text:p>4.72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924" calcext:value-type="float">
            <text:p>4.69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665" calcext:value-type="float">
            <text:p>4.26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731" calcext:value-type="float">
            <text:p>4.57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288" calcext:value-type="float">
            <text:p>5.02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752" calcext:value-type="float">
            <text:p>4.57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478" calcext:value-type="float">
            <text:p>4.64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235" calcext:value-type="float">
            <text:p>5.82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9987" calcext:value-type="float">
            <text:p>3.99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907" calcext:value-type="float">
            <text:p>4.59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068" calcext:value-type="float">
            <text:p>6.30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935" calcext:value-type="float">
            <text:p>4.29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937" calcext:value-type="float">
            <text:p>4.69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761" calcext:value-type="float">
            <text:p>4.27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076" calcext:value-type="float">
            <text:p>4.60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603" calcext:value-type="float">
            <text:p>4.46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747" calcext:value-type="float">
            <text:p>4.57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933" calcext:value-type="float">
            <text:p>4.39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5435" calcext:value-type="float">
            <text:p>6.5435</text:p>
          </table:table-cell>
          <table:table-cell table:formula="of:=AVERAGE([.D2594:.D2614])" office:value-type="float" office:value="4.91365238095238" calcext:value-type="float">
            <text:p>4.913652380952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6587" calcext:value-type="float">
            <text:p>4.65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9892" calcext:value-type="float">
            <text:p>3.98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265" calcext:value-type="float">
            <text:p>5.82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9939" calcext:value-type="float">
            <text:p>3.99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328" calcext:value-type="float">
            <text:p>4.83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551" calcext:value-type="float">
            <text:p>5.15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47" calcext:value-type="float">
            <text:p>4.2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173" calcext:value-type="float">
            <text:p>4.81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214" calcext:value-type="float">
            <text:p>5.22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316" calcext:value-type="float">
            <text:p>4.23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063" calcext:value-type="float">
            <text:p>5.10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006" calcext:value-type="float">
            <text:p>5.60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822" calcext:value-type="float">
            <text:p>4.18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0563" calcext:value-type="float">
            <text:p>4.05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208" calcext:value-type="float">
            <text:p>5.62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807" calcext:value-type="float">
            <text:p>4.28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811" calcext:value-type="float">
            <text:p>4.68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551" calcext:value-type="float">
            <text:p>5.95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366" calcext:value-type="float">
            <text:p>4.83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3521" calcext:value-type="float">
            <text:p>5.3521</text:p>
          </table:table-cell>
          <table:table-cell table:formula="of:=AVERAGE([.D2617:.D2637])" office:value-type="float" office:value="4.83974761904762" calcext:value-type="float">
            <text:p>4.839747619047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5826" calcext:value-type="float">
            <text:p>4.58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121" calcext:value-type="float">
            <text:p>5.1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969" calcext:value-type="float">
            <text:p>4.49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05" calcext:value-type="float">
            <text:p>5.3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097" calcext:value-type="float">
            <text:p>4.70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9759" calcext:value-type="float">
            <text:p>3.97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806" calcext:value-type="float">
            <text:p>4.38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729" calcext:value-type="float">
            <text:p>4.77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537" calcext:value-type="float">
            <text:p>4.15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8607" calcext:value-type="float">
            <text:p>3.86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986" calcext:value-type="float">
            <text:p>4.69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037" calcext:value-type="float">
            <text:p>4.50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9643" calcext:value-type="float">
            <text:p>6.96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623" calcext:value-type="float">
            <text:p>5.06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158" calcext:value-type="float">
            <text:p>4.11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168" calcext:value-type="float">
            <text:p>6.01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811" calcext:value-type="float">
            <text:p>4.38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49" calcext:value-type="float">
            <text:p>4.3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973" calcext:value-type="float">
            <text:p>4.79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0436" calcext:value-type="float">
            <text:p>6.04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6.3939" calcext:value-type="float">
            <text:p>6.3939</text:p>
          </table:table-cell>
          <table:table-cell table:formula="of:=AVERAGE([.D2640:.D2660])" office:value-type="float" office:value="4.81391428571429" calcext:value-type="float">
            <text:p>4.813914285714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.1061" calcext:value-type="float">
            <text:p>6.10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495" calcext:value-type="float">
            <text:p>4.44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723" calcext:value-type="float">
            <text:p>4.77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369" calcext:value-type="float">
            <text:p>4.53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35" calcext:value-type="float">
            <text:p>4.5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0403" calcext:value-type="float">
            <text:p>4.04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5152" calcext:value-type="float">
            <text:p>6.51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274" calcext:value-type="float">
            <text:p>4.82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247" calcext:value-type="float">
            <text:p>4.82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392" calcext:value-type="float">
            <text:p>4.23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0912" calcext:value-type="float">
            <text:p>4.09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839" calcext:value-type="float">
            <text:p>4.48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676" calcext:value-type="float">
            <text:p>4.76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304" calcext:value-type="float">
            <text:p>4.63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102" calcext:value-type="float">
            <text:p>4.61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773" calcext:value-type="float">
            <text:p>4.77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517" calcext:value-type="float">
            <text:p>4.35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876" calcext:value-type="float">
            <text:p>4.68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828" calcext:value-type="float">
            <text:p>4.98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69" calcext:value-type="float">
            <text:p>4.4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4.5887" calcext:value-type="float">
            <text:p>4.5887</text:p>
          </table:table-cell>
          <table:table-cell table:formula="of:=AVERAGE([.D2663:.D2683])" office:value-type="float" office:value="4.67093333333334" calcext:value-type="float">
            <text:p>4.670933333333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9417" calcext:value-type="float">
            <text:p>4.94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761" calcext:value-type="float">
            <text:p>5.97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491" calcext:value-type="float">
            <text:p>4.54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562" calcext:value-type="float">
            <text:p>5.45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585" calcext:value-type="float">
            <text:p>4.15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563" calcext:value-type="float">
            <text:p>4.55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061" calcext:value-type="float">
            <text:p>5.80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948" calcext:value-type="float">
            <text:p>4.69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397" calcext:value-type="float">
            <text:p>4.53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859" calcext:value-type="float">
            <text:p>4.18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957" calcext:value-type="float">
            <text:p>3.9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932" calcext:value-type="float">
            <text:p>4.49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625" calcext:value-type="float">
            <text:p>5.1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445" calcext:value-type="float">
            <text:p>4.94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063" calcext:value-type="float">
            <text:p>4.90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488" calcext:value-type="float">
            <text:p>4.34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538" calcext:value-type="float">
            <text:p>4.15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34" calcext:value-type="float">
            <text:p>4.3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955" calcext:value-type="float">
            <text:p>4.49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8409" calcext:value-type="float">
            <text:p>3.84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2744" calcext:value-type="float">
            <text:p>5.2744</text:p>
          </table:table-cell>
          <table:table-cell table:formula="of:=AVERAGE([.D2686:.D2706])" office:value-type="float" office:value="4.73387619047619" calcext:value-type="float">
            <text:p>4.733876190476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9315" calcext:value-type="float">
            <text:p>4.93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538" calcext:value-type="float">
            <text:p>5.65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715" calcext:value-type="float">
            <text:p>4.87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71" calcext:value-type="float">
            <text:p>5.1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0856" calcext:value-type="float">
            <text:p>4.08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496" calcext:value-type="float">
            <text:p>4.24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591" calcext:value-type="float">
            <text:p>4.35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301" calcext:value-type="float">
            <text:p>4.53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424" calcext:value-type="float">
            <text:p>4.64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159" calcext:value-type="float">
            <text:p>4.41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653" calcext:value-type="float">
            <text:p>4.86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311" calcext:value-type="float">
            <text:p>4.33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8471" calcext:value-type="float">
            <text:p>3.84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877" calcext:value-type="float">
            <text:p>4.18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282" calcext:value-type="float">
            <text:p>5.32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691" calcext:value-type="float">
            <text:p>4.46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746" calcext:value-type="float">
            <text:p>5.77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74" calcext:value-type="float">
            <text:p>5.0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718" calcext:value-type="float">
            <text:p>5.07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776" calcext:value-type="float">
            <text:p>4.27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2458" calcext:value-type="float">
            <text:p>5.2458</text:p>
          </table:table-cell>
          <table:table-cell table:formula="of:=AVERAGE([.D2709:.D2729])" office:value-type="float" office:value="4.70011904761905" calcext:value-type="float">
            <text:p>4.700119047619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2461" calcext:value-type="float">
            <text:p>4.24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8766" calcext:value-type="float">
            <text:p>3.87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9927" calcext:value-type="float">
            <text:p>5.99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404" calcext:value-type="float">
            <text:p>6.14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907" calcext:value-type="float">
            <text:p>3.9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082" calcext:value-type="float">
            <text:p>4.40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053" calcext:value-type="float">
            <text:p>4.20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775" calcext:value-type="float">
            <text:p>4.77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751" calcext:value-type="float">
            <text:p>5.17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063" calcext:value-type="float">
            <text:p>5.30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314" calcext:value-type="float">
            <text:p>5.33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636" calcext:value-type="float">
            <text:p>4.16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954" calcext:value-type="float">
            <text:p>4.29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804" calcext:value-type="float">
            <text:p>4.68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179" calcext:value-type="float">
            <text:p>4.11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899" calcext:value-type="float">
            <text:p>4.18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898" calcext:value-type="float">
            <text:p>4.98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7" calcext:value-type="float">
            <text:p>4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341" calcext:value-type="float">
            <text:p>5.23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49" calcext:value-type="float">
            <text:p>4.1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4.9347" calcext:value-type="float">
            <text:p>4.9347</text:p>
          </table:table-cell>
          <table:table-cell table:formula="of:=AVERAGE([.D2732:.D2752])" office:value-type="float" office:value="4.76712857142857" calcext:value-type="float">
            <text:p>4.7671285714285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9287" calcext:value-type="float">
            <text:p>4.92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416" calcext:value-type="float">
            <text:p>4.74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349" calcext:value-type="float">
            <text:p>4.63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252" calcext:value-type="float">
            <text:p>5.32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71" calcext:value-type="float">
            <text:p>5.1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018" calcext:value-type="float">
            <text:p>5.70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566" calcext:value-type="float">
            <text:p>5.15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6591" calcext:value-type="float">
            <text:p>3.65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852" calcext:value-type="float">
            <text:p>4.58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53" calcext:value-type="float">
            <text:p>4.7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897" calcext:value-type="float">
            <text:p>4.48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036" calcext:value-type="float">
            <text:p>4.80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152" calcext:value-type="float">
            <text:p>4.71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272" calcext:value-type="float">
            <text:p>4.42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932" calcext:value-type="float">
            <text:p>4.59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26" calcext:value-type="float">
            <text:p>4.3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698" calcext:value-type="float">
            <text:p>5.16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909" calcext:value-type="float">
            <text:p>4.59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783" calcext:value-type="float">
            <text:p>4.87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24" calcext:value-type="float">
            <text:p>4.5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4695" calcext:value-type="float">
            <text:p>5.4695</text:p>
          </table:table-cell>
          <table:table-cell table:formula="of:=AVERAGE([.D2755:.D2775])" office:value-type="float" office:value="4.74600952380952" calcext:value-type="float">
            <text:p>4.746009523809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3085" calcext:value-type="float">
            <text:p>4.30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774" calcext:value-type="float">
            <text:p>4.27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921" calcext:value-type="float">
            <text:p>4.89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983" calcext:value-type="float">
            <text:p>5.19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502" calcext:value-type="float">
            <text:p>4.95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9781" calcext:value-type="float">
            <text:p>3.97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572" calcext:value-type="float">
            <text:p>5.35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581" calcext:value-type="float">
            <text:p>5.25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266" calcext:value-type="float">
            <text:p>4.22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223" calcext:value-type="float">
            <text:p>5.02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561" calcext:value-type="float">
            <text:p>4.45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981" calcext:value-type="float">
            <text:p>4.79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137" calcext:value-type="float">
            <text:p>4.81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402" calcext:value-type="float">
            <text:p>4.34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406" calcext:value-type="float">
            <text:p>4.94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323" calcext:value-type="float">
            <text:p>5.13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34" calcext:value-type="float">
            <text:p>4.5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318" calcext:value-type="float">
            <text:p>4.93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467" calcext:value-type="float">
            <text:p>4.64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344" calcext:value-type="float">
            <text:p>4.13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5.1275" calcext:value-type="float">
            <text:p>5.1275</text:p>
          </table:table-cell>
          <table:table-cell table:formula="of:=AVERAGE([.D2778:.D2798])" office:value-type="float" office:value="4.65599047619048" calcext:value-type="float">
            <text:p>4.655990476190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4151" calcext:value-type="float">
            <text:p>4.41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476" calcext:value-type="float">
            <text:p>4.64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914" calcext:value-type="float">
            <text:p>4.49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3394" calcext:value-type="float">
            <text:p>6.33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161" calcext:value-type="float">
            <text:p>4.11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574" calcext:value-type="float">
            <text:p>4.15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209" calcext:value-type="float">
            <text:p>5.02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31" calcext:value-type="float">
            <text:p>5.7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0252" calcext:value-type="float">
            <text:p>4.02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2907" calcext:value-type="float">
            <text:p>5.29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542" calcext:value-type="float">
            <text:p>4.55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245" calcext:value-type="float">
            <text:p>4.12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593" calcext:value-type="float">
            <text:p>4.45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785" calcext:value-type="float">
            <text:p>4.37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0316" calcext:value-type="float">
            <text:p>4.03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114" calcext:value-type="float">
            <text:p>4.11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997" calcext:value-type="float">
            <text:p>4.29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074" calcext:value-type="float">
            <text:p>4.70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5451" calcext:value-type="float">
            <text:p>5.54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018" calcext:value-type="float">
            <text:p>4.20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4.3262" calcext:value-type="float">
            <text:p>4.3262</text:p>
          </table:table-cell>
          <table:table-cell table:formula="of:=AVERAGE([.D2801:.D2821])" office:value-type="float" office:value="4.76535714285714" calcext:value-type="float">
            <text:p>4.765357142857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6728" calcext:value-type="float">
            <text:p>4.67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394" calcext:value-type="float">
            <text:p>4.13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393" calcext:value-type="float">
            <text:p>4.23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673" calcext:value-type="float">
            <text:p>5.6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296" calcext:value-type="float">
            <text:p>4.72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386" calcext:value-type="float">
            <text:p>4.83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8187" calcext:value-type="float">
            <text:p>4.81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1752" calcext:value-type="float">
            <text:p>5.17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098" calcext:value-type="float">
            <text:p>4.10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372" calcext:value-type="float">
            <text:p>4.33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9109" calcext:value-type="float">
            <text:p>4.91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8405" calcext:value-type="float">
            <text:p>5.84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637" calcext:value-type="float">
            <text:p>4.16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7115" calcext:value-type="float">
            <text:p>5.7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9" calcext:value-type="float">
            <text:p>5.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5483" calcext:value-type="float">
            <text:p>4.54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405" calcext:value-type="float">
            <text:p>4.34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6138" calcext:value-type="float">
            <text:p>4.61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0903" calcext:value-type="float">
            <text:p>5.09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032" calcext:value-type="float">
            <text:p>4.40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idation R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I1:Sheet1.I42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1:31:45.206073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16T12:33:04.080842295</meta:creation-date>
    <dc:date>2021-04-21T11:48:05.019688548</dc:date>
    <meta:editing-duration>P2DT13H48M24S</meta:editing-duration>
    <meta:editing-cycles>9</meta:editing-cycles>
    <meta:generator>LibreOffice/7.1.2.2$Linux_AARCH64 LibreOffice_project/10$Build-2</meta:generator>
    <meta:document-statistic meta:table-count="1" meta:cell-count="3854" meta:object-count="0"/>
  </office:meta>
</office:document-meta>
</file>